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36in"/>
    </style:style>
    <style:style style:name="co3" style:family="table-column">
      <style:table-column-properties fo:break-before="auto" style:column-width="0.7992in"/>
    </style:style>
    <style:style style:name="co4" style:family="table-column">
      <style:table-column-properties fo:break-before="auto" style:column-width="0.7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1.1193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7898in"/>
    </style:style>
    <style:style style:name="co9" style:family="table-column">
      <style:table-column-properties fo:break-before="auto" style:column-width="1.0008in"/>
    </style:style>
    <style:style style:name="co10" style:family="table-column">
      <style:table-column-properties fo:break-before="auto" style:column-width="0.9453in"/>
    </style:style>
    <style:style style:name="co11" style:family="table-column">
      <style:table-column-properties fo:break-before="auto" style:column-width="0.848in"/>
    </style:style>
    <style:style style:name="co12" style:family="table-column">
      <style:table-column-properties fo:break-before="auto" style:column-width="0.8283in"/>
    </style:style>
    <style:style style:name="co1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492in" fo:break-before="auto" style:use-optimal-row-height="false"/>
    </style:style>
    <style:style style:name="ro3" style:family="table-row">
      <style:table-row-properties style:row-height="0.43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37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4" style:family="table-cell" style:parent-style-name="Default">
      <style:table-cell-properties fo:background-color="#ffaa95" style:text-align-source="fix" style:repeat-content="false" fo:border="0.74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36" style:family="table-cell" style:parent-style-name="Default" style:data-style-name="N2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b66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ffbf00" style:text-align-source="fix" style:repeat-content="false" fo:border="0.74pt solid #000000" style:vertical-align="middle"/>
      <style:paragraph-properties fo:text-align="center" fo:margin-left="0in"/>
    </style:style>
    <style:style style:name="ce41" style:family="table-cell" style:parent-style-name="Default" style:data-style-name="N2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43" style:family="table-cell" style:parent-style-name="Default" style:data-style-name="N81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2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ackground-color="#50938a" style:text-align-source="fix" style:repeat-content="false" fo:border="0.74pt solid #000000" style:vertical-align="middle"/>
      <style:paragraph-properties fo:text-align="center" fo:margin-left="0in"/>
    </style:style>
    <style:style style:name="ce46" style:family="table-cell" style:parent-style-name="Default" style:data-style-name="N2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e16173" style:text-align-source="fix" style:repeat-content="false" fo:border="0.74pt solid #000000" style:vertical-align="middle"/>
      <style:paragraph-properties fo:text-align="center" fo:margin-left="0in"/>
    </style:style>
    <style:style style:name="ce48" style:family="table-cell" style:parent-style-name="Default" style:data-style-name="N2">
      <style:table-cell-properties fo:background-color="#ec9ba4" style:text-align-source="fix" style:repeat-content="false" fo:border="0.74pt solid #000000" style:vertical-align="middle"/>
      <style:paragraph-properties fo:text-align="center" fo:margin-left="0in"/>
    </style:style>
    <style:style style:name="ce49" style:family="table-cell" style:parent-style-name="Default">
      <style:table-cell-properties fo:background-color="#8e86ae" style:text-align-source="fix" style:repeat-content="false" fo:border="0.74pt solid #000000" style:vertical-align="middle"/>
      <style:paragraph-properties fo:text-align="center" fo:margin-left="0in"/>
    </style:style>
    <style:style style:name="ce50" style:family="table-cell" style:parent-style-name="Default" style:data-style-name="N2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51" style:family="table-cell" style:parent-style-name="Default">
      <style:table-cell-properties fo:background-color="#a1467e" style:text-align-source="fix" style:repeat-content="false" fo:border="0.74pt solid #000000" style:vertical-align="middle"/>
      <style:paragraph-properties fo:text-align="center" fo:margin-left="0in"/>
    </style:style>
    <style:style style:name="ce52" style:family="table-cell" style:parent-style-name="Default" style:data-style-name="N2">
      <style:table-cell-properties fo:background-color="#bf819e" style:text-align-source="fix" style:repeat-content="false" fo:border="0.74pt solid #000000" style:vertical-align="middle"/>
      <style:paragraph-properties fo:text-align="center" fo:margin-left="0in"/>
    </style:style>
    <style:style style:name="ce53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39" style:family="table-cell" style:parent-style-name="Default" style:data-style-name="N0">
      <style:table-cell-properties fo:background-color="#eeeeee" style:text-align-source="fix" style:repeat-content="false" fo:border="0.74pt solid #000000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8e86ae" style:text-align-source="fix" style:repeat-content="false" fo:wrap-option="wrap" fo:border="0.74pt solid #000000" style:vertical-align="middle"/>
      <style:paragraph-properties fo:text-align="center" fo:margin-left="0in"/>
    </style:style>
    <style:style style:name="ce62" style:family="table-cell" style:parent-style-name="Default" style:data-style-name="N0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63" style:family="table-cell" style:parent-style-name="Default" style:data-style-name="N129">
      <style:table-cell-properties style:text-align-source="fix" style:repeat-content="false" style:vertical-align="middle"/>
      <style:paragraph-properties fo:text-align="center" fo:margin-left="0in"/>
    </style:style>
    <style:style style:name="ce64" style:family="table-cell" style:parent-style-name="Default" style:data-style-name="N129">
      <style:table-cell-properties fo:background-color="#b2b2b2" style:text-align-source="fix" style:repeat-content="false" fo:border="0.74pt solid #000000" style:vertical-align="middle"/>
      <style:paragraph-properties fo:text-align="center" fo:margin-left="0in"/>
    </style:style>
    <style:style style:name="ce65" style:family="table-cell" style:parent-style-name="Default" style:data-style-name="N129">
      <style:table-cell-properties fo:background-color="#77bc65" style:text-align-source="fix" style:repeat-content="false" fo:border="0.74pt solid #000000" style:vertical-align="middle"/>
      <style:paragraph-properties fo:text-align="center" fo:margin-left="0in"/>
    </style:style>
    <style:style style:name="ce66" style:family="table-cell" style:parent-style-name="Default" style:data-style-name="N129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67" style:family="table-cell" style:parent-style-name="Default" style:data-style-name="N12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68" style:family="table-cell" style:parent-style-name="Default" style:data-style-name="N129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69" style:family="table-cell" style:parent-style-name="Default" style:data-style-name="N129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0" style:family="table-cell" style:parent-style-name="Default" style:data-style-name="N129">
      <style:table-cell-properties fo:background-color="#ff7b59" style:text-align-source="fix" style:repeat-content="false" fo:border="0.74pt solid #000000" style:vertical-align="middle"/>
      <style:paragraph-properties fo:text-align="center" fo:margin-left="0in"/>
    </style:style>
    <style:style style:name="ce71" style:family="table-cell" style:parent-style-name="Default" style:data-style-name="N129">
      <style:table-cell-properties fo:background-color="#ffd8ce" style:text-align-source="fix" style:repeat-content="false" fo:border="0.74pt solid #000000" style:vertical-align="middle"/>
      <style:paragraph-properties fo:text-align="center" fo:margin-left="0in"/>
    </style:style>
    <style:style style:name="ce72" style:family="table-cell" style:parent-style-name="Default" style:data-style-name="N129">
      <style:table-cell-properties fo:background-color="#ffde59" style:text-align-source="fix" style:repeat-content="false" fo:border="0.74pt solid #000000" style:vertical-align="middle"/>
      <style:paragraph-properties fo:text-align="center" fo:margin-left="0in"/>
    </style:style>
    <style:style style:name="ce73" style:family="table-cell" style:parent-style-name="Default" style:data-style-name="N129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e0c2cd" style:text-align-source="fix" style:repeat-content="false" fo:border="0.74pt solid #000000" style:vertical-align="middle"/>
      <style:paragraph-properties fo:text-align="center" fo:margin-left="0in"/>
    </style:style>
    <style:style style:name="ce44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 fo:margin-left="0in"/>
    </style:style>
    <style:style style:name="ce55" style:family="table-cell" style:parent-style-name="Default">
      <style:table-cell-properties fo:background-color="#ffb66c"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fo:background-color="#81aca6" style:text-align-source="fix" style:repeat-content="false" fo:border="0.74pt solid #000000" style:vertical-align="middle"/>
      <style:paragraph-properties fo:text-align="center" fo:margin-left="0in"/>
    </style:style>
    <style:style style:name="ce57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58" style:family="table-cell" style:parent-style-name="Default">
      <style:table-cell-properties fo:background-color="#ffff6d" style:text-align-source="fix" style:repeat-content="false" fo:border="0.74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6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asz_2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1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5z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4479" calcext:value-type="float">
            <text:p>1.45E-05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02709" calcext:value-type="float">
            <text:p>2.71E-06</text:p>
          </table:table-cell>
          <table:table-cell table:style-name="ce19" office:value-type="float" office:value="29" calcext:value-type="float">
            <text:p>29</text:p>
          </table:table-cell>
          <table:table-cell table:style-name="ce43" office:value-type="float" office:value="0.000010336" calcext:value-type="float">
            <text:p>1.03E-05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00206317" calcext:value-type="float">
            <text:p>0.00020631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0.0920547" calcext:value-type="float">
            <text:p>0.0920547</text:p>
          </table:table-cell>
          <table:table-cell table:style-name="ce19" office:value-type="float" office:value="29" calcext:value-type="float">
            <text:p>29</text:p>
          </table:table-cell>
          <table:table-cell table:style-name="ce28" office:value-type="float" office:value="9.05536" calcext:value-type="float">
            <text:p>9.0553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0z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3.813" calcext:value-type="float">
            <text:p>3.813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83268" calcext:value-type="float">
            <text:p>8.33E-05</text:p>
          </table:table-cell>
          <table:table-cell table:style-name="ce19" office:value-type="float" office:value="52" calcext:value-type="float">
            <text:p>52</text:p>
          </table:table-cell>
          <table:table-cell table:style-name="ce43" office:value-type="float" office:value="0.000005317" calcext:value-type="float">
            <text:p>5.32E-06</text:p>
          </table:table-cell>
          <table:table-cell table:style-name="ce19" office:value-type="float" office:value="55" calcext:value-type="float">
            <text:p>55</text:p>
          </table:table-cell>
          <table:table-cell table:style-name="ce43" office:value-type="float" office:value="0.000037416" calcext:value-type="float">
            <text:p>3.74E-05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7.40754" calcext:value-type="float">
            <text:p>7.40754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0.0942976" calcext:value-type="float">
            <text:p>0.0942976</text:p>
          </table:table-cell>
          <table:table-cell table:style-name="ce19" office:value-type="float" office:value="52" calcext:value-type="float">
            <text:p>52</text:p>
          </table:table-cell>
          <table:table-cell table:style-name="ce28" office:value-type="float" office:value="9.53203" calcext:value-type="float">
            <text:p>9.5320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2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000165884" calcext:value-type="float">
            <text:p>0.000165884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05762" calcext:value-type="float">
            <text:p>5.76E-06</text:p>
          </table:table-cell>
          <table:table-cell table:style-name="ce19" office:value-type="float" office:value="87" calcext:value-type="float">
            <text:p>87</text:p>
          </table:table-cell>
          <table:table-cell table:style-name="ce43" office:value-type="float" office:value="0.000053437" calcext:value-type="float">
            <text:p>5.34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0.100071" calcext:value-type="float">
            <text:p>0.100071</text:p>
          </table:table-cell>
          <table:table-cell table:style-name="ce19" office:value-type="float" office:value="87" calcext:value-type="float">
            <text:p>87</text:p>
          </table:table-cell>
          <table:table-cell table:style-name="ce28" office:value-type="float" office:value="9.96367" calcext:value-type="float">
            <text:p>9.96367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5z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table:style-name="ce19" office:value-type="float" office:value="47" calcext:value-type="float">
            <text:p>47</text:p>
          </table:table-cell>
          <table:table-cell table:style-name="ce43" office:value-type="float" office:value="0.000014904" calcext:value-type="float">
            <text:p>1.49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50" calcext:value-type="float">
            <text:p>50</text:p>
          </table:table-cell>
          <table:table-cell table:style-name="ce43" office:value-type="float" office:value="0.000009468" calcext:value-type="float">
            <text:p>9.47E-06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0021721" calcext:value-type="float">
            <text:p>0.00021721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0.0930679" calcext:value-type="float">
            <text:p>0.0930679</text:p>
          </table:table-cell>
          <table:table-cell table:style-name="ce19" office:value-type="float" office:value="47" calcext:value-type="float">
            <text:p>47</text:p>
          </table:table-cell>
          <table:table-cell table:style-name="ce28" office:value-type="float" office:value="9.82366" calcext:value-type="float">
            <text:p>9.82366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0z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30795" calcext:value-type="float">
            <text:p>4.30795</text:p>
          </table:table-cell>
          <table:table-cell table:style-name="ce19" office:value-type="float" office:value="68" calcext:value-type="float">
            <text:p>68</text:p>
          </table:table-cell>
          <table:table-cell table:style-name="ce43" office:value-type="float" office:value="0.000066042" calcext:value-type="float">
            <text:p>6.6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76" calcext:value-type="float">
            <text:p>76</text:p>
          </table:table-cell>
          <table:table-cell table:style-name="ce43" office:value-type="float" office:value="0.000025933" calcext:value-type="float">
            <text:p>2.59E-05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4.94716" calcext:value-type="float">
            <text:p>4.94716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0.101007" calcext:value-type="float">
            <text:p>0.101007</text:p>
          </table:table-cell>
          <table:table-cell table:style-name="ce19" office:value-type="float" office:value="68" calcext:value-type="float">
            <text:p>68</text:p>
          </table:table-cell>
          <table:table-cell table:style-name="ce28" office:value-type="float" office:value="9.66543" calcext:value-type="float">
            <text:p>9.66543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3m 15z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000162007" calcext:value-type="float">
            <text:p>0.000162007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113" calcext:value-type="float">
            <text:p>113</text:p>
          </table:table-cell>
          <table:table-cell table:style-name="ce43" office:value-type="float" office:value="0.000044992" calcext:value-type="float">
            <text:p>4.50E-05</text:p>
          </table:table-cell>
          <table:table-cell table:style-name="ce19" office:value-type="string" calcext:value-type="string">
            <text:p>---</text:p>
          </table:table-cell>
          <table:table-cell table:style-name="ce28" office:value-type="string" calcext:value-type="string">
            <text:p>---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0.101283" calcext:value-type="float">
            <text:p>0.101283</text:p>
          </table:table-cell>
          <table:table-cell table:style-name="ce19" office:value-type="float" office:value="97" calcext:value-type="float">
            <text:p>97</text:p>
          </table:table-cell>
          <table:table-cell table:style-name="ce28" office:value-type="float" office:value="10.06" calcext:value-type="float">
            <text:p>10.06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6" table:number-rows-spanned="1">
            <text:p>Błąd względny [%]</text:p>
          </table:table-cell>
          <table:covered-table-cell table:number-columns-repeated="5" table:style-name="ce10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0" office:value-type="string" calcext:value-type="string">
            <text:p>Johnson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5z</text:p>
          </table:table-cell>
          <table:table-cell table:style-name="ce36" table:formula="of:=100*(([.F4]/[.I16])-1)" office:value-type="float" office:value="0" calcext:value-type="float">
            <text:p>0.00</text:p>
          </table:table-cell>
          <table:table-cell table:style-name="ce41" table:formula="of:=100*(([.H4]/[.I16])-1)" office:value-type="float" office:value="0" calcext:value-type="float">
            <text:p>0.00</text:p>
          </table:table-cell>
          <table:table-cell table:style-name="ce46" table:formula="of:=100*(([.J4]/[.I16])-1)" office:value-type="float" office:value="0" calcext:value-type="float">
            <text:p>0.00</text:p>
          </table:table-cell>
          <table:table-cell table:style-name="ce48" table:formula="of:=100*(([.L4]/[.I16])-1)" office:value-type="float" office:value="0" calcext:value-type="float">
            <text:p>0.00</text:p>
          </table:table-cell>
          <table:table-cell table:style-name="ce50" table:formula="of:=100*(([.N4]/[.I16])-1)" office:value-type="float" office:value="0" calcext:value-type="float">
            <text:p>0.00</text:p>
          </table:table-cell>
          <table:table-cell table:style-name="ce52" table:formula="of:=100*(([.P4]/[.I16])-1)" office:value-type="float" office:value="0" calcext:value-type="float">
            <text:p>0.00</text:p>
          </table:table-cell>
          <table:table-cell table:style-name="ce2" table:formula="of:=MIN([.D4];[.F4];[.H4];[.J4];[.L4];[.N4];[.P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0z</text:p>
          </table:table-cell>
          <table:table-cell table:style-name="ce36" table:formula="of:=100*(([.F5]/[.I17])-1)" office:value-type="float" office:value="0" calcext:value-type="float">
            <text:p>0.00</text:p>
          </table:table-cell>
          <table:table-cell table:style-name="ce41" table:formula="of:=100*(([.H5]/[.I17])-1)" office:value-type="float" office:value="0" calcext:value-type="float">
            <text:p>0.00</text:p>
          </table:table-cell>
          <table:table-cell table:style-name="ce46" table:formula="of:=100*(([.J5]/[.I17])-1)" office:value-type="float" office:value="5.76923076923077" calcext:value-type="float">
            <text:p>5.77</text:p>
          </table:table-cell>
          <table:table-cell table:style-name="ce48" table:formula="of:=100*(([.L5]/[.I17])-1)" office:value-type="float" office:value="0" calcext:value-type="float">
            <text:p>0.00</text:p>
          </table:table-cell>
          <table:table-cell table:style-name="ce50" table:formula="of:=100*(([.N5]/[.I17])-1)" office:value-type="float" office:value="0" calcext:value-type="float">
            <text:p>0.00</text:p>
          </table:table-cell>
          <table:table-cell table:style-name="ce52" table:formula="of:=100*(([.P5]/[.I17])-1)" office:value-type="float" office:value="0" calcext:value-type="float">
            <text:p>0.00</text:p>
          </table:table-cell>
          <table:table-cell table:style-name="ce2" table:formula="of:=MIN([.D5];[.F5];[.H5];[.J5];[.L5];[.N5];[.P5])"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2m 15z</text:p>
          </table:table-cell>
          <table:table-cell table:style-name="ce36" table:formula="of:=100*(([.F6]/[.I18])-1)" office:value-type="float" office:value="0" calcext:value-type="float">
            <text:p>0.00</text:p>
          </table:table-cell>
          <table:table-cell table:style-name="ce41" table:formula="of:=100*(([.H6]/[.I18])-1)" office:value-type="float" office:value="0" calcext:value-type="float">
            <text:p>0.00</text:p>
          </table:table-cell>
          <table:table-cell table:style-name="ce46" table:formula="of:=100*(([.J6]/[.I18])-1)" office:value-type="float" office:value="0" calcext:value-type="float">
            <text:p>0.00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6]/[.I18])-1)" office:value-type="float" office:value="0" calcext:value-type="float">
            <text:p>0.00</text:p>
          </table:table-cell>
          <table:table-cell table:style-name="ce52" table:formula="of:=100*(([.P6]/[.I18])-1)" office:value-type="float" office:value="0" calcext:value-type="float">
            <text:p>0.00</text:p>
          </table:table-cell>
          <table:table-cell table:style-name="ce2" table:formula="of:=MIN([.D6];[.F6];[.H6];[.J6];[.L6];[.N6];[.P6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5z</text:p>
          </table:table-cell>
          <table:table-cell table:style-name="ce36" table:formula="of:=100*(([.F7]/[.I19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7]/[.I19])-1)" office:value-type="float" office:value="6.38297872340425" calcext:value-type="float">
            <text:p>6.38</text:p>
          </table:table-cell>
          <table:table-cell table:style-name="ce48" table:formula="of:=100*(([.L7]/[.I19])-1)" office:value-type="float" office:value="0" calcext:value-type="float">
            <text:p>0.00</text:p>
          </table:table-cell>
          <table:table-cell table:style-name="ce50" table:formula="of:=100*(([.N7]/[.I19])-1)" office:value-type="float" office:value="0" calcext:value-type="float">
            <text:p>0.00</text:p>
          </table:table-cell>
          <table:table-cell table:style-name="ce52" table:formula="of:=100*(([.P7]/[.I19])-1)" office:value-type="float" office:value="0" calcext:value-type="float">
            <text:p>0.00</text:p>
          </table:table-cell>
          <table:table-cell table:style-name="ce2" table:formula="of:=MIN([.D7];[.F7];[.H7];[.J7];[.L7];[.N7];[.P7])"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0z</text:p>
          </table:table-cell>
          <table:table-cell table:style-name="ce36" table:formula="of:=100*(([.F8]/[.I20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8]/[.I20])-1)" office:value-type="float" office:value="11.7647058823529" calcext:value-type="float">
            <text:p>11.76</text:p>
          </table:table-cell>
          <table:table-cell table:style-name="ce48" table:formula="of:=100*(([.L8]/[.I20])-1)" office:value-type="float" office:value="0" calcext:value-type="float">
            <text:p>0.00</text:p>
          </table:table-cell>
          <table:table-cell table:style-name="ce50" table:formula="of:=100*(([.N8]/[.I20])-1)" office:value-type="float" office:value="0" calcext:value-type="float">
            <text:p>0.00</text:p>
          </table:table-cell>
          <table:table-cell table:style-name="ce52" table:formula="of:=100*(([.P8]/[.I20])-1)" office:value-type="float" office:value="0" calcext:value-type="float">
            <text:p>0.00</text:p>
          </table:table-cell>
          <table:table-cell table:style-name="ce2" table:formula="of:=MIN([.D8];[.F8];[.H8];[.J8];[.L8];[.N8];[.P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/>
          <table:table-cell table:style-name="ce5" office:value-type="string" calcext:value-type="string">
            <text:p>3m 15z</text:p>
          </table:table-cell>
          <table:table-cell table:style-name="ce36" table:formula="of:=100*(([.F9]/[.I21])-1)" office:value-type="float" office:value="0" calcext:value-type="float">
            <text:p>0.00</text:p>
          </table:table-cell>
          <table:table-cell table:style-name="ce41" office:value-type="string" calcext:value-type="string">
            <text:p>---</text:p>
          </table:table-cell>
          <table:table-cell table:style-name="ce46" table:formula="of:=100*(([.J9]/[.I21])-1)" office:value-type="float" office:value="16.4948453608248" calcext:value-type="float">
            <text:p>16.49</text:p>
          </table:table-cell>
          <table:table-cell table:style-name="ce48" office:value-type="string" calcext:value-type="string">
            <text:p>---</text:p>
          </table:table-cell>
          <table:table-cell table:style-name="ce50" table:formula="of:=100*(([.N9]/[.I21])-1)" office:value-type="float" office:value="0" calcext:value-type="float">
            <text:p>0.00</text:p>
          </table:table-cell>
          <table:table-cell table:style-name="ce52" table:formula="of:=100*(([.P9]/[.I21])-1)" office:value-type="float" office:value="0" calcext:value-type="float">
            <text:p>0.00</text:p>
          </table:table-cell>
          <table:table-cell table:style-name="ce2" table:formula="of:=MIN([.D9];[.F9];[.H9];[.J9];[.L9];[.N9];[.P9])" office:value-type="float" office:value="97" calcext:value-type="float">
            <text:p>97</text:p>
          </table:table-cell>
          <table:table-cell table:number-columns-repeated="8"/>
        </table:table-row>
      </table:table>
      <table:table table:name="masz_2_4" table:style-name="ta1">
        <table:table-column table:style-name="co1" table:default-cell-style-name="Default"/>
        <table:table-column table:style-name="co4" table:default-cell-style-name="ce39"/>
        <table:table-column table:style-name="co5" table:default-cell-style-name="ce39"/>
        <table:table-column table:style-name="co3" table:default-cell-style-name="ce19"/>
        <table:table-column table:style-name="co3" table:default-cell-style-name="ce43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30" office:value-type="string" calcext:value-type="string">
            <text:p>Ilość zadań n</text:p>
          </table:table-cell>
          <table:table-cell table:style-name="ce30" office:value-type="string" calcext:value-type="string">
            <text:p>Ilość maszyn m</text:p>
          </table:table-cell>
          <table:table-cell table:style-name="ce18" office:value-type="string" calcext:value-type="string">
            <text:p>Wartość kryt. Johnson</text:p>
          </table:table-cell>
          <table:table-cell table:style-name="ce27" office:value-type="string" calcext:value-type="string">
            <text:p>Czas działania Johnson [s]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000019264" calcext:value-type="float">
            <text:p>1.93E-0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93" calcext:value-type="float">
            <text:p>93</text:p>
          </table:table-cell>
          <table:table-cell office:value-type="float" office:value="0.000015391" calcext:value-type="float">
            <text:p>1.54E-0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373" calcext:value-type="float">
            <text:p>373</text:p>
          </table:table-cell>
          <table:table-cell office:value-type="float" office:value="0.000036331" calcext:value-type="float">
            <text:p>3.63E-05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759" calcext:value-type="float">
            <text:p>759</text:p>
          </table:table-cell>
          <table:table-cell office:value-type="float" office:value="0.000065862" calcext:value-type="float">
            <text:p>6.59E-05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 office:value-type="float" office:value="1549" calcext:value-type="float">
            <text:p>1549</text:p>
          </table:table-cell>
          <table:table-cell office:value-type="float" office:value="0.000125548" calcext:value-type="float">
            <text:p>1.26E-04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2237" calcext:value-type="float">
            <text:p>2237</text:p>
          </table:table-cell>
          <table:table-cell office:value-type="float" office:value="0.000209524" calcext:value-type="float">
            <text:p>2.10E-04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3742" calcext:value-type="float">
            <text:p>3742</text:p>
          </table:table-cell>
          <table:table-cell office:value-type="float" office:value="0.000318696" calcext:value-type="float">
            <text:p>3.19E-04</text:p>
          </table:table-cell>
        </table:table-row>
      </table:table>
      <table:table table:name="masz_2_3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19"/>
        <table:table-column table:style-name="co3" table:default-cell-style-name="ce28"/>
        <table:table-column table:style-name="co3" table:default-cell-style-name="ce19"/>
        <table:table-column table:style-name="co6" table:default-cell-style-name="ce28"/>
        <table:table-row table:style-name="ro1" table:number-rows-repeated="2">
          <table:table-cell table:number-columns-repeated="2"/>
          <table:table-cell table:style-name="Default" table:number-columns-repeated="5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.maszyn, l.zadań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5z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0.000072474" calcext:value-type="float">
            <text:p>7.25E-05</text:p>
          </table:table-cell>
          <table:table-cell office:value-type="float" office:value="29" calcext:value-type="float">
            <text:p>29</text:p>
          </table:table-cell>
          <table:table-cell office:value-type="float" office:value="0.000206317" calcext:value-type="float">
            <text:p>0.0002063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0z</text:p>
          </table:table-cell>
          <table:table-cell office:value-type="float" office:value="52" calcext:value-type="float">
            <text:p>52</text:p>
          </table:table-cell>
          <table:table-cell office:value-type="float" office:value="3.813" calcext:value-type="float">
            <text:p>3.813</text:p>
          </table:table-cell>
          <table:table-cell office:value-type="float" office:value="52" calcext:value-type="float">
            <text:p>52</text:p>
          </table:table-cell>
          <table:table-cell office:value-type="float" office:value="7.40754" calcext:value-type="float">
            <text:p>7.407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m 15z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5z</text:p>
          </table:table-cell>
          <table:table-cell office:value-type="float" office:value="47" calcext:value-type="float">
            <text:p>47</text:p>
          </table:table-cell>
          <table:table-cell table:style-name="ce43" office:value-type="float" office:value="0.000081363" calcext:value-type="float">
            <text:p>8.14E-05</text:p>
          </table:table-cell>
          <table:table-cell office:value-type="float" office:value="47" calcext:value-type="float">
            <text:p>47</text:p>
          </table:table-cell>
          <table:table-cell office:value-type="float" office:value="0.00021721" calcext:value-type="float">
            <text:p>0.0002172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0z</text:p>
          </table:table-cell>
          <table:table-cell office:value-type="float" office:value="68" calcext:value-type="float">
            <text:p>68</text:p>
          </table:table-cell>
          <table:table-cell office:value-type="float" office:value="4.30795" calcext:value-type="float">
            <text:p>4.30795</text:p>
          </table:table-cell>
          <table:table-cell office:value-type="float" office:value="68" calcext:value-type="float">
            <text:p>68</text:p>
          </table:table-cell>
          <table:table-cell office:value-type="float" office:value="4.94716" calcext:value-type="float">
            <text:p>4.947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m 15z</text:p>
          </table:table-cell>
          <table:table-cell table:number-columns-repeated="4" office:value-type="string" calcext:value-type="string">
            <text:p>---</text:p>
          </table:table-cell>
        </table:table-row>
      </table:table>
      <table:table table:name="masz_2_2" table:style-name="ta1">
        <table:shapes>
          <draw:frame draw:z-index="0" draw:style-name="gr1" draw:text-style-name="P1" svg:width="9.6059in" svg:height="5.3886in" svg:x="14.6642in" svg:y="2.3492in">
            <draw:object draw:notify-on-update-of-ranges="masz_2_2.M4:masz_2_2.M123 masz_2_2.B4:masz_2_2.B123 masz_2_2.O4:masz_2_2.O123 masz_2_2.B4:masz_2_2.B123 masz_2_2.P4:masz_2_2.P123 masz_2_2.B4:masz_2_2.B1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5.1642in" svg:y="9.0528in">
            <draw:object draw:notify-on-update-of-ranges="masz_2_2.F4:masz_2_2.F123 masz_2_2.C4:masz_2_2.C123 masz_2_2.H4:masz_2_2.H123 masz_2_2.C4:masz_2_2.C1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11" table:default-cell-style-name="ce63"/>
        <table:table-column table:style-name="co1" table:number-columns-repeated="3" table:default-cell-style-name="ce63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2"/>
          <table:table-cell table:style-name="ce64" office:value-type="string" calcext:value-type="string" table:number-columns-spanned="4" table:number-rows-spanned="1">
            <text:p>Błędy względne</text:p>
          </table:table-cell>
          <table:covered-table-cell table:number-columns-repeated="3" table:style-name="ce67"/>
          <table:table-cell table:number-columns-repeated="2"/>
        </table:table-row>
        <table:table-row table:style-name="ro2">
          <table:table-cell/>
          <table:table-cell table:style-name="ce61" office:value-type="string" calcext:value-type="string">
            <text:p>Wartość optymalna</text:p>
          </table:table-cell>
          <table:table-cell table:style-name="ce30" office:value-type="string" calcext:value-type="string">
            <text:p>Ilość zadań n</text:p>
          </table:table-cell>
          <table:table-cell table:style-name="ce30" office:value-type="string" calcext:value-type="string">
            <text:p>Ilość maszyn m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QNEH</text:p>
          </table:table-cell>
          <table:table-cell table:style-name="ce27" office:value-type="string" calcext:value-type="string">
            <text:p>Czas działania QNEH [s]</text:p>
          </table:table-cell>
          <table:table-cell table:style-name="ce18" office:value-type="string" calcext:value-type="string">
            <text:p>Wartość kryt. Sym. Wyż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18" office:value-type="string" calcext:value-type="string">
            <text:p>Wartość kryt. Thres. Acc.</text:p>
          </table:table-cell>
          <table:table-cell table:style-name="ce27" office:value-type="string" calcext:value-type="string">
            <text:p>Czas działania Sym. Wyż. [s]</text:p>
          </table:table-cell>
          <table:table-cell table:style-name="ce65" office:value-type="string" calcext:value-type="string">
            <text:p>NEH</text:p>
          </table:table-cell>
          <table:table-cell table:style-name="ce68" office:value-type="string" calcext:value-type="string">
            <text:p>QNEH</text:p>
          </table:table-cell>
          <table:table-cell table:style-name="ce70" office:value-type="string" calcext:value-type="string">
            <text:p>Sym. Wyż.</text:p>
          </table:table-cell>
          <table:table-cell table:style-name="ce72" office:value-type="string" calcext:value-type="string">
            <text:p>Thres. Acc.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78" calcext:value-type="float">
            <text:p>127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826898" calcext:value-type="float">
            <text:p>8.27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43" office:value-type="float" office:value="0.000325816" calcext:value-type="float">
            <text:p>3.26E-04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48587" calcext:value-type="float">
            <text:p>0.248587</text:p>
          </table:table-cell>
          <table:table-cell table:style-name="ce19" office:value-type="float" office:value="1286" calcext:value-type="float">
            <text:p>1286</text:p>
          </table:table-cell>
          <table:table-cell table:style-name="ce28" office:value-type="float" office:value="0.230694" calcext:value-type="float">
            <text:p>0.230694</text:p>
          </table:table-cell>
          <table:table-cell table:style-name="ce66" table:formula="of:=100*([.E4]/[.B4]) - 100" office:value-type="float" office:value="0.625978090766836" calcext:value-type="float">
            <text:p>0.626</text:p>
          </table:table-cell>
          <table:table-cell table:style-name="ce69" table:formula="of:=100*([.G4]/[.B4]) - 100" office:value-type="float" office:value="0.625978090766836" calcext:value-type="float">
            <text:p>0.626</text:p>
          </table:table-cell>
          <table:table-cell table:style-name="ce71" table:formula="of:=100*([.I4]/[.B4]) - 100" office:value-type="float" office:value="0.625978090766836" calcext:value-type="float">
            <text:p>0.626</text:p>
          </table:table-cell>
          <table:table-cell table:style-name="ce73" table:formula="of:=100*([.K4]/[.B4]) - 100" office:value-type="float" office:value="0.62597809076683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59" calcext:value-type="float">
            <text:p>13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824682" calcext:value-type="float">
            <text:p>8.25E-04</text:p>
          </table:table-cell>
          <table:table-cell table:style-name="ce19" office:value-type="float" office:value="1365" calcext:value-type="float">
            <text:p>1365</text:p>
          </table:table-cell>
          <table:table-cell table:style-name="ce43" office:value-type="float" office:value="0.000333105" calcext:value-type="float">
            <text:p>3.33E-0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28744" calcext:value-type="float">
            <text:p>0.228744</text:p>
          </table:table-cell>
          <table:table-cell table:style-name="ce19" office:value-type="float" office:value="1367" calcext:value-type="float">
            <text:p>1367</text:p>
          </table:table-cell>
          <table:table-cell table:style-name="ce28" office:value-type="float" office:value="0.215855" calcext:value-type="float">
            <text:p>0.215855</text:p>
          </table:table-cell>
          <table:table-cell table:style-name="ce66" table:formula="of:=100*([.E5]/[.B5]) - 100" office:value-type="float" office:value="0.441501103752756" calcext:value-type="float">
            <text:p>0.442</text:p>
          </table:table-cell>
          <table:table-cell table:style-name="ce69" table:formula="of:=100*([.G5]/[.B5]) - 100" office:value-type="float" office:value="0.441501103752756" calcext:value-type="float">
            <text:p>0.442</text:p>
          </table:table-cell>
          <table:table-cell table:style-name="ce71" table:formula="of:=100*([.I5]/[.B5]) - 100" office:value-type="float" office:value="0.588668138337027" calcext:value-type="float">
            <text:p>0.589</text:p>
          </table:table-cell>
          <table:table-cell table:style-name="ce73" table:formula="of:=100*([.K5]/[.B5]) - 100" office:value-type="float" office:value="0.588668138337027" calcext:value-type="float">
            <text:p>0.5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1" calcext:value-type="float">
            <text:p>108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000778464" calcext:value-type="float">
            <text:p>0.000778464</text:p>
          </table:table-cell>
          <table:table-cell table:style-name="ce19" office:value-type="float" office:value="1140" calcext:value-type="float">
            <text:p>1140</text:p>
          </table:table-cell>
          <table:table-cell table:style-name="ce43" office:value-type="float" office:value="0.000308174" calcext:value-type="float">
            <text:p>3.08E-04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7286" calcext:value-type="float">
            <text:p>0.217286</text:p>
          </table:table-cell>
          <table:table-cell table:style-name="ce19" office:value-type="float" office:value="1140" calcext:value-type="float">
            <text:p>1140</text:p>
          </table:table-cell>
          <table:table-cell table:style-name="ce28" office:value-type="float" office:value="0.214021" calcext:value-type="float">
            <text:p>0.214021</text:p>
          </table:table-cell>
          <table:table-cell table:style-name="ce66" table:formula="of:=100*([.E6]/[.B6]) - 100" office:value-type="float" office:value="5.45790934320074" calcext:value-type="float">
            <text:p>5.458</text:p>
          </table:table-cell>
          <table:table-cell table:style-name="ce69" table:formula="of:=100*([.G6]/[.B6]) - 100" office:value-type="float" office:value="5.45790934320074" calcext:value-type="float">
            <text:p>5.458</text:p>
          </table:table-cell>
          <table:table-cell table:style-name="ce71" table:formula="of:=100*([.I6]/[.B6]) - 100" office:value-type="float" office:value="5.45790934320074" calcext:value-type="float">
            <text:p>5.458</text:p>
          </table:table-cell>
          <table:table-cell table:style-name="ce73" table:formula="of:=100*([.K6]/[.B6]) - 100" office:value-type="float" office:value="5.45790934320074" calcext:value-type="float">
            <text:p>5.4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93" calcext:value-type="float">
            <text:p>12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760888" calcext:value-type="float">
            <text:p>7.6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43" office:value-type="float" office:value="0.000300864" calcext:value-type="float">
            <text:p>3.01E-04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12252" calcext:value-type="float">
            <text:p>0.212252</text:p>
          </table:table-cell>
          <table:table-cell table:style-name="ce19" office:value-type="float" office:value="1325" calcext:value-type="float">
            <text:p>1325</text:p>
          </table:table-cell>
          <table:table-cell table:style-name="ce28" office:value-type="float" office:value="0.209929" calcext:value-type="float">
            <text:p>0.209929</text:p>
          </table:table-cell>
          <table:table-cell table:style-name="ce66" table:formula="of:=100*([.E7]/[.B7]) - 100" office:value-type="float" office:value="2.47486465583913" calcext:value-type="float">
            <text:p>2.475</text:p>
          </table:table-cell>
          <table:table-cell table:style-name="ce69" table:formula="of:=100*([.G7]/[.B7]) - 100" office:value-type="float" office:value="2.47486465583913" calcext:value-type="float">
            <text:p>2.475</text:p>
          </table:table-cell>
          <table:table-cell table:style-name="ce71" table:formula="of:=100*([.I7]/[.B7]) - 100" office:value-type="float" office:value="2.47486465583913" calcext:value-type="float">
            <text:p>2.475</text:p>
          </table:table-cell>
          <table:table-cell table:style-name="ce73" table:formula="of:=100*([.K7]/[.B7]) - 100" office:value-type="float" office:value="2.47486465583913" calcext:value-type="float">
            <text:p>2.4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5" calcext:value-type="float">
            <text:p>123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782745" calcext:value-type="float">
            <text:p>7.83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43" office:value-type="float" office:value="0.000293746" calcext:value-type="float">
            <text:p>2.94E-04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1026" calcext:value-type="float">
            <text:p>0.211026</text:p>
          </table:table-cell>
          <table:table-cell table:style-name="ce19" office:value-type="float" office:value="1305" calcext:value-type="float">
            <text:p>1305</text:p>
          </table:table-cell>
          <table:table-cell table:style-name="ce28" office:value-type="float" office:value="0.214054" calcext:value-type="float">
            <text:p>0.214054</text:p>
          </table:table-cell>
          <table:table-cell table:style-name="ce66" table:formula="of:=100*([.E8]/[.B8]) - 100" office:value-type="float" office:value="5.668016194332" calcext:value-type="float">
            <text:p>5.668</text:p>
          </table:table-cell>
          <table:table-cell table:style-name="ce69" table:formula="of:=100*([.G8]/[.B8]) - 100" office:value-type="float" office:value="5.668016194332" calcext:value-type="float">
            <text:p>5.668</text:p>
          </table:table-cell>
          <table:table-cell table:style-name="ce71" table:formula="of:=100*([.I8]/[.B8]) - 100" office:value-type="float" office:value="5.668016194332" calcext:value-type="float">
            <text:p>5.668</text:p>
          </table:table-cell>
          <table:table-cell table:style-name="ce73" table:formula="of:=100*([.K8]/[.B8]) - 100" office:value-type="float" office:value="5.668016194332" calcext:value-type="float">
            <text:p>5.6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95" calcext:value-type="float">
            <text:p>1195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8" calcext:value-type="float">
            <text:p>1228</text:p>
          </table:table-cell>
          <table:table-cell table:style-name="ce28" office:value-type="float" office:value="0.000758169" calcext:value-type="float">
            <text:p>0.000758169</text:p>
          </table:table-cell>
          <table:table-cell table:style-name="ce19" office:value-type="float" office:value="1228" calcext:value-type="float">
            <text:p>1228</text:p>
          </table:table-cell>
          <table:table-cell table:style-name="ce43" office:value-type="float" office:value="0.000301241" calcext:value-type="float">
            <text:p>3.01E-04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08516" calcext:value-type="float">
            <text:p>0.208516</text:p>
          </table:table-cell>
          <table:table-cell table:style-name="ce19" office:value-type="float" office:value="1224" calcext:value-type="float">
            <text:p>1224</text:p>
          </table:table-cell>
          <table:table-cell table:style-name="ce28" office:value-type="float" office:value="0.211329" calcext:value-type="float">
            <text:p>0.211329</text:p>
          </table:table-cell>
          <table:table-cell table:style-name="ce66" table:formula="of:=100*([.E9]/[.B9]) - 100" office:value-type="float" office:value="2.76150627615064" calcext:value-type="float">
            <text:p>2.762</text:p>
          </table:table-cell>
          <table:table-cell table:style-name="ce69" table:formula="of:=100*([.G9]/[.B9]) - 100" office:value-type="float" office:value="2.76150627615064" calcext:value-type="float">
            <text:p>2.762</text:p>
          </table:table-cell>
          <table:table-cell table:style-name="ce71" table:formula="of:=100*([.I9]/[.B9]) - 100" office:value-type="float" office:value="2.42677824267783" calcext:value-type="float">
            <text:p>2.427</text:p>
          </table:table-cell>
          <table:table-cell table:style-name="ce73" table:formula="of:=100*([.K9]/[.B9]) - 100" office:value-type="float" office:value="2.42677824267783" calcext:value-type="float">
            <text:p>2.42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9" calcext:value-type="float">
            <text:p>123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000749912" calcext:value-type="float">
            <text:p>0.000749912</text:p>
          </table:table-cell>
          <table:table-cell table:style-name="ce19" office:value-type="float" office:value="1279" calcext:value-type="float">
            <text:p>1279</text:p>
          </table:table-cell>
          <table:table-cell table:style-name="ce43" office:value-type="float" office:value="0.000301748" calcext:value-type="float">
            <text:p>3.02E-04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07369" calcext:value-type="float">
            <text:p>0.207369</text:p>
          </table:table-cell>
          <table:table-cell table:style-name="ce19" office:value-type="float" office:value="1279" calcext:value-type="float">
            <text:p>1279</text:p>
          </table:table-cell>
          <table:table-cell table:style-name="ce28" office:value-type="float" office:value="0.211533" calcext:value-type="float">
            <text:p>0.211533</text:p>
          </table:table-cell>
          <table:table-cell table:style-name="ce66" table:formula="of:=100*([.E10]/[.B10]) - 100" office:value-type="float" office:value="3.22841000807101" calcext:value-type="float">
            <text:p>3.228</text:p>
          </table:table-cell>
          <table:table-cell table:style-name="ce69" table:formula="of:=100*([.G10]/[.B10]) - 100" office:value-type="float" office:value="3.22841000807101" calcext:value-type="float">
            <text:p>3.228</text:p>
          </table:table-cell>
          <table:table-cell table:style-name="ce71" table:formula="of:=100*([.I10]/[.B10]) - 100" office:value-type="float" office:value="3.22841000807101" calcext:value-type="float">
            <text:p>3.228</text:p>
          </table:table-cell>
          <table:table-cell table:style-name="ce73" table:formula="of:=100*([.K10]/[.B10]) - 100" office:value-type="float" office:value="3.22841000807101" calcext:value-type="float">
            <text:p>3.2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06" calcext:value-type="float">
            <text:p>120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000791854" calcext:value-type="float">
            <text:p>0.000791854</text:p>
          </table:table-cell>
          <table:table-cell table:style-name="ce19" office:value-type="float" office:value="1223" calcext:value-type="float">
            <text:p>1223</text:p>
          </table:table-cell>
          <table:table-cell table:style-name="ce43" office:value-type="float" office:value="0.000317451" calcext:value-type="float">
            <text:p>3.17E-04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066" calcext:value-type="float">
            <text:p>0.2066</text:p>
          </table:table-cell>
          <table:table-cell table:style-name="ce19" office:value-type="float" office:value="1223" calcext:value-type="float">
            <text:p>1223</text:p>
          </table:table-cell>
          <table:table-cell table:style-name="ce28" office:value-type="float" office:value="0.212071" calcext:value-type="float">
            <text:p>0.212071</text:p>
          </table:table-cell>
          <table:table-cell table:style-name="ce66" table:formula="of:=100*([.E11]/[.B11]) - 100" office:value-type="float" office:value="1.40961857379769" calcext:value-type="float">
            <text:p>1.410</text:p>
          </table:table-cell>
          <table:table-cell table:style-name="ce69" table:formula="of:=100*([.G11]/[.B11]) - 100" office:value-type="float" office:value="1.40961857379769" calcext:value-type="float">
            <text:p>1.410</text:p>
          </table:table-cell>
          <table:table-cell table:style-name="ce71" table:formula="of:=100*([.I11]/[.B11]) - 100" office:value-type="float" office:value="1.40961857379769" calcext:value-type="float">
            <text:p>1.410</text:p>
          </table:table-cell>
          <table:table-cell table:style-name="ce73" table:formula="of:=100*([.K11]/[.B11]) - 100" office:value-type="float" office:value="1.40961857379769" calcext:value-type="float">
            <text:p>1.4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230" calcext:value-type="float">
            <text:p>1230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291" calcext:value-type="float">
            <text:p>1291</text:p>
          </table:table-cell>
          <table:table-cell table:style-name="ce28" office:value-type="float" office:value="0.000763505" calcext:value-type="float">
            <text:p>0.000763505</text:p>
          </table:table-cell>
          <table:table-cell table:style-name="ce19" office:value-type="float" office:value="1291" calcext:value-type="float">
            <text:p>1291</text:p>
          </table:table-cell>
          <table:table-cell table:style-name="ce43" office:value-type="float" office:value="0.000296977" calcext:value-type="float">
            <text:p>2.97E-04</text:p>
          </table:table-cell>
          <table:table-cell table:style-name="ce19" office:value-type="float" office:value="1287" calcext:value-type="float">
            <text:p>1287</text:p>
          </table:table-cell>
          <table:table-cell table:style-name="ce28" office:value-type="float" office:value="0.211069" calcext:value-type="float">
            <text:p>0.211069</text:p>
          </table:table-cell>
          <table:table-cell table:style-name="ce19" office:value-type="float" office:value="1298" calcext:value-type="float">
            <text:p>1298</text:p>
          </table:table-cell>
          <table:table-cell table:style-name="ce28" office:value-type="float" office:value="0.20716" calcext:value-type="float">
            <text:p>0.20716</text:p>
          </table:table-cell>
          <table:table-cell table:style-name="ce66" table:formula="of:=100*([.E12]/[.B12]) - 100" office:value-type="float" office:value="4.95934959349593" calcext:value-type="float">
            <text:p>4.959</text:p>
          </table:table-cell>
          <table:table-cell table:style-name="ce69" table:formula="of:=100*([.G12]/[.B12]) - 100" office:value-type="float" office:value="4.95934959349593" calcext:value-type="float">
            <text:p>4.959</text:p>
          </table:table-cell>
          <table:table-cell table:style-name="ce71" table:formula="of:=100*([.I12]/[.B12]) - 100" office:value-type="float" office:value="4.63414634146342" calcext:value-type="float">
            <text:p>4.634</text:p>
          </table:table-cell>
          <table:table-cell table:style-name="ce73" table:formula="of:=100*([.K12]/[.B12]) - 100" office:value-type="float" office:value="5.52845528455283" calcext:value-type="float">
            <text:p>5.5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08" calcext:value-type="float">
            <text:p>110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000758796" calcext:value-type="float">
            <text:p>0.000758796</text:p>
          </table:table-cell>
          <table:table-cell table:style-name="ce19" office:value-type="float" office:value="1151" calcext:value-type="float">
            <text:p>1151</text:p>
          </table:table-cell>
          <table:table-cell table:style-name="ce43" office:value-type="float" office:value="0.000307487" calcext:value-type="float">
            <text:p>3.07E-0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594" calcext:value-type="float">
            <text:p>0.208594</text:p>
          </table:table-cell>
          <table:table-cell table:style-name="ce19" office:value-type="float" office:value="1151" calcext:value-type="float">
            <text:p>1151</text:p>
          </table:table-cell>
          <table:table-cell table:style-name="ce28" office:value-type="float" office:value="0.208386" calcext:value-type="float">
            <text:p>0.208386</text:p>
          </table:table-cell>
          <table:table-cell table:style-name="ce66" table:formula="of:=100*([.E13]/[.B13]) - 100" office:value-type="float" office:value="3.88086642599279" calcext:value-type="float">
            <text:p>3.881</text:p>
          </table:table-cell>
          <table:table-cell table:style-name="ce69" table:formula="of:=100*([.G13]/[.B13]) - 100" office:value-type="float" office:value="3.88086642599279" calcext:value-type="float">
            <text:p>3.881</text:p>
          </table:table-cell>
          <table:table-cell table:style-name="ce71" table:formula="of:=100*([.I13]/[.B13]) - 100" office:value-type="float" office:value="3.88086642599279" calcext:value-type="float">
            <text:p>3.881</text:p>
          </table:table-cell>
          <table:table-cell table:style-name="ce73" table:formula="of:=100*([.K13]/[.B13]) - 100" office:value-type="float" office:value="3.88086642599279" calcext:value-type="float">
            <text:p>3.8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82" calcext:value-type="float">
            <text:p>1582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80" calcext:value-type="float">
            <text:p>1680</text:p>
          </table:table-cell>
          <table:table-cell table:style-name="ce28" office:value-type="float" office:value="0.00119207" calcext:value-type="float">
            <text:p>0.00119207</text:p>
          </table:table-cell>
          <table:table-cell table:style-name="ce19" office:value-type="float" office:value="1680" calcext:value-type="float">
            <text:p>1680</text:p>
          </table:table-cell>
          <table:table-cell table:style-name="ce43" office:value-type="float" office:value="0.000474901" calcext:value-type="float">
            <text:p>4.75E-04</text:p>
          </table:table-cell>
          <table:table-cell table:style-name="ce19" office:value-type="float" office:value="1643" calcext:value-type="float">
            <text:p>1643</text:p>
          </table:table-cell>
          <table:table-cell table:style-name="ce28" office:value-type="float" office:value="0.242129" calcext:value-type="float">
            <text:p>0.242129</text:p>
          </table:table-cell>
          <table:table-cell table:style-name="ce19" office:value-type="float" office:value="1682" calcext:value-type="float">
            <text:p>1682</text:p>
          </table:table-cell>
          <table:table-cell table:style-name="ce28" office:value-type="float" office:value="0.238195" calcext:value-type="float">
            <text:p>0.238195</text:p>
          </table:table-cell>
          <table:table-cell table:style-name="ce66" table:formula="of:=100*([.E14]/[.B14]) - 100" office:value-type="float" office:value="6.19469026548674" calcext:value-type="float">
            <text:p>6.195</text:p>
          </table:table-cell>
          <table:table-cell table:style-name="ce69" table:formula="of:=100*([.G14]/[.B14]) - 100" office:value-type="float" office:value="6.19469026548674" calcext:value-type="float">
            <text:p>6.195</text:p>
          </table:table-cell>
          <table:table-cell table:style-name="ce71" table:formula="of:=100*([.I14]/[.B14]) - 100" office:value-type="float" office:value="3.85587863463969" calcext:value-type="float">
            <text:p>3.856</text:p>
          </table:table-cell>
          <table:table-cell table:style-name="ce73" table:formula="of:=100*([.K14]/[.B14]) - 100" office:value-type="float" office:value="6.32111251580278" calcext:value-type="float">
            <text:p>6.3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659" calcext:value-type="float">
            <text:p>165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786" calcext:value-type="float">
            <text:p>1786</text:p>
          </table:table-cell>
          <table:table-cell table:style-name="ce28" office:value-type="float" office:value="0.00114228" calcext:value-type="float">
            <text:p>0.00114228</text:p>
          </table:table-cell>
          <table:table-cell table:style-name="ce19" office:value-type="float" office:value="1786" calcext:value-type="float">
            <text:p>1786</text:p>
          </table:table-cell>
          <table:table-cell table:style-name="ce43" office:value-type="float" office:value="0.00047245" calcext:value-type="float">
            <text:p>4.72E-04</text:p>
          </table:table-cell>
          <table:table-cell table:style-name="ce19" office:value-type="float" office:value="1771" calcext:value-type="float">
            <text:p>1771</text:p>
          </table:table-cell>
          <table:table-cell table:style-name="ce28" office:value-type="float" office:value="0.240535" calcext:value-type="float">
            <text:p>0.240535</text:p>
          </table:table-cell>
          <table:table-cell table:style-name="ce19" office:value-type="float" office:value="1812" calcext:value-type="float">
            <text:p>1812</text:p>
          </table:table-cell>
          <table:table-cell table:style-name="ce28" office:value-type="float" office:value="0.242032" calcext:value-type="float">
            <text:p>0.242032</text:p>
          </table:table-cell>
          <table:table-cell table:style-name="ce66" table:formula="of:=100*([.E15]/[.B15]) - 100" office:value-type="float" office:value="7.65521398432792" calcext:value-type="float">
            <text:p>7.655</text:p>
          </table:table-cell>
          <table:table-cell table:style-name="ce69" table:formula="of:=100*([.G15]/[.B15]) - 100" office:value-type="float" office:value="7.65521398432792" calcext:value-type="float">
            <text:p>7.655</text:p>
          </table:table-cell>
          <table:table-cell table:style-name="ce71" table:formula="of:=100*([.I15]/[.B15]) - 100" office:value-type="float" office:value="6.75105485232068" calcext:value-type="float">
            <text:p>6.751</text:p>
          </table:table-cell>
          <table:table-cell table:style-name="ce73" table:formula="of:=100*([.K15]/[.B15]) - 100" office:value-type="float" office:value="9.22242314647379" calcext:value-type="float">
            <text:p>9.2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96" calcext:value-type="float">
            <text:p>1496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57" calcext:value-type="float">
            <text:p>1557</text:p>
          </table:table-cell>
          <table:table-cell table:style-name="ce28" office:value-type="float" office:value="0.00115599" calcext:value-type="float">
            <text:p>0.00115599</text:p>
          </table:table-cell>
          <table:table-cell table:style-name="ce19" office:value-type="float" office:value="1557" calcext:value-type="float">
            <text:p>1557</text:p>
          </table:table-cell>
          <table:table-cell table:style-name="ce43" office:value-type="float" office:value="0.00048811" calcext:value-type="float">
            <text:p>4.88E-04</text:p>
          </table:table-cell>
          <table:table-cell table:style-name="ce19" office:value-type="float" office:value="1531" calcext:value-type="float">
            <text:p>1531</text:p>
          </table:table-cell>
          <table:table-cell table:style-name="ce28" office:value-type="float" office:value="0.238261" calcext:value-type="float">
            <text:p>0.238261</text:p>
          </table:table-cell>
          <table:table-cell table:style-name="ce19" office:value-type="float" office:value="1553" calcext:value-type="float">
            <text:p>1553</text:p>
          </table:table-cell>
          <table:table-cell table:style-name="ce28" office:value-type="float" office:value="0.235194" calcext:value-type="float">
            <text:p>0.235194</text:p>
          </table:table-cell>
          <table:table-cell table:style-name="ce66" table:formula="of:=100*([.E16]/[.B16]) - 100" office:value-type="float" office:value="4.07754010695187" calcext:value-type="float">
            <text:p>4.078</text:p>
          </table:table-cell>
          <table:table-cell table:style-name="ce69" table:formula="of:=100*([.G16]/[.B16]) - 100" office:value-type="float" office:value="4.07754010695187" calcext:value-type="float">
            <text:p>4.078</text:p>
          </table:table-cell>
          <table:table-cell table:style-name="ce71" table:formula="of:=100*([.I16]/[.B16]) - 100" office:value-type="float" office:value="2.33957219251337" calcext:value-type="float">
            <text:p>2.340</text:p>
          </table:table-cell>
          <table:table-cell table:style-name="ce73" table:formula="of:=100*([.K16]/[.B16]) - 100" office:value-type="float" office:value="3.81016042780749" calcext:value-type="float">
            <text:p>3.81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77" calcext:value-type="float">
            <text:p>137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39" calcext:value-type="float">
            <text:p>1439</text:p>
          </table:table-cell>
          <table:table-cell table:style-name="ce28" office:value-type="float" office:value="0.00105041" calcext:value-type="float">
            <text:p>0.00105041</text:p>
          </table:table-cell>
          <table:table-cell table:style-name="ce19" office:value-type="float" office:value="1439" calcext:value-type="float">
            <text:p>1439</text:p>
          </table:table-cell>
          <table:table-cell table:style-name="ce43" office:value-type="float" office:value="0.000443083" calcext:value-type="float">
            <text:p>4.43E-04</text:p>
          </table:table-cell>
          <table:table-cell table:style-name="ce19" office:value-type="float" office:value="1412" calcext:value-type="float">
            <text:p>1412</text:p>
          </table:table-cell>
          <table:table-cell table:style-name="ce28" office:value-type="float" office:value="0.240925" calcext:value-type="float">
            <text:p>0.240925</text:p>
          </table:table-cell>
          <table:table-cell table:style-name="ce19" office:value-type="float" office:value="1431" calcext:value-type="float">
            <text:p>1431</text:p>
          </table:table-cell>
          <table:table-cell table:style-name="ce28" office:value-type="float" office:value="0.242187" calcext:value-type="float">
            <text:p>0.242187</text:p>
          </table:table-cell>
          <table:table-cell table:style-name="ce66" table:formula="of:=100*([.E17]/[.B17]) - 100" office:value-type="float" office:value="4.50254175744371" calcext:value-type="float">
            <text:p>4.503</text:p>
          </table:table-cell>
          <table:table-cell table:style-name="ce69" table:formula="of:=100*([.G17]/[.B17]) - 100" office:value-type="float" office:value="4.50254175744371" calcext:value-type="float">
            <text:p>4.503</text:p>
          </table:table-cell>
          <table:table-cell table:style-name="ce71" table:formula="of:=100*([.I17]/[.B17]) - 100" office:value-type="float" office:value="2.54175744371823" calcext:value-type="float">
            <text:p>2.542</text:p>
          </table:table-cell>
          <table:table-cell table:style-name="ce73" table:formula="of:=100*([.K17]/[.B17]) - 100" office:value-type="float" office:value="3.921568627451" calcext:value-type="float">
            <text:p>3.92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19" calcext:value-type="float">
            <text:p>1419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02" calcext:value-type="float">
            <text:p>1502</text:p>
          </table:table-cell>
          <table:table-cell table:style-name="ce28" office:value-type="float" office:value="0.00115259" calcext:value-type="float">
            <text:p>0.00115259</text:p>
          </table:table-cell>
          <table:table-cell table:style-name="ce19" office:value-type="float" office:value="1502" calcext:value-type="float">
            <text:p>1502</text:p>
          </table:table-cell>
          <table:table-cell table:style-name="ce43" office:value-type="float" office:value="0.000413601" calcext:value-type="float">
            <text:p>4.14E-04</text:p>
          </table:table-cell>
          <table:table-cell table:style-name="ce19" office:value-type="float" office:value="1493" calcext:value-type="float">
            <text:p>1493</text:p>
          </table:table-cell>
          <table:table-cell table:style-name="ce28" office:value-type="float" office:value="0.242738" calcext:value-type="float">
            <text:p>0.242738</text:p>
          </table:table-cell>
          <table:table-cell table:style-name="ce19" office:value-type="float" office:value="1504" calcext:value-type="float">
            <text:p>1504</text:p>
          </table:table-cell>
          <table:table-cell table:style-name="ce28" office:value-type="float" office:value="0.237434" calcext:value-type="float">
            <text:p>0.237434</text:p>
          </table:table-cell>
          <table:table-cell table:style-name="ce66" table:formula="of:=100*([.E18]/[.B18]) - 100" office:value-type="float" office:value="5.84918957011979" calcext:value-type="float">
            <text:p>5.849</text:p>
          </table:table-cell>
          <table:table-cell table:style-name="ce69" table:formula="of:=100*([.G18]/[.B18]) - 100" office:value-type="float" office:value="5.84918957011979" calcext:value-type="float">
            <text:p>5.849</text:p>
          </table:table-cell>
          <table:table-cell table:style-name="ce71" table:formula="of:=100*([.I18]/[.B18]) - 100" office:value-type="float" office:value="5.21494009866103" calcext:value-type="float">
            <text:p>5.215</text:p>
          </table:table-cell>
          <table:table-cell table:style-name="ce73" table:formula="of:=100*([.K18]/[.B18]) - 100" office:value-type="float" office:value="5.99013389711065" calcext:value-type="float">
            <text:p>5.9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397" calcext:value-type="float">
            <text:p>1397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453" calcext:value-type="float">
            <text:p>1453</text:p>
          </table:table-cell>
          <table:table-cell table:style-name="ce28" office:value-type="float" office:value="0.00110013" calcext:value-type="float">
            <text:p>0.00110013</text:p>
          </table:table-cell>
          <table:table-cell table:style-name="ce19" office:value-type="float" office:value="1453" calcext:value-type="float">
            <text:p>1453</text:p>
          </table:table-cell>
          <table:table-cell table:style-name="ce43" office:value-type="float" office:value="0.000462495" calcext:value-type="float">
            <text:p>4.62E-04</text:p>
          </table:table-cell>
          <table:table-cell table:style-name="ce19" office:value-type="float" office:value="1438" calcext:value-type="float">
            <text:p>1438</text:p>
          </table:table-cell>
          <table:table-cell table:style-name="ce28" office:value-type="float" office:value="0.241623" calcext:value-type="float">
            <text:p>0.241623</text:p>
          </table:table-cell>
          <table:table-cell table:style-name="ce19" office:value-type="float" office:value="1482" calcext:value-type="float">
            <text:p>1482</text:p>
          </table:table-cell>
          <table:table-cell table:style-name="ce28" office:value-type="float" office:value="0.244703" calcext:value-type="float">
            <text:p>0.244703</text:p>
          </table:table-cell>
          <table:table-cell table:style-name="ce66" table:formula="of:=100*([.E19]/[.B19]) - 100" office:value-type="float" office:value="4.00858983536151" calcext:value-type="float">
            <text:p>4.009</text:p>
          </table:table-cell>
          <table:table-cell table:style-name="ce69" table:formula="of:=100*([.G19]/[.B19]) - 100" office:value-type="float" office:value="4.00858983536151" calcext:value-type="float">
            <text:p>4.009</text:p>
          </table:table-cell>
          <table:table-cell table:style-name="ce71" table:formula="of:=100*([.I19]/[.B19]) - 100" office:value-type="float" office:value="2.93486041517537" calcext:value-type="float">
            <text:p>2.935</text:p>
          </table:table-cell>
          <table:table-cell table:style-name="ce73" table:formula="of:=100*([.K19]/[.B19]) - 100" office:value-type="float" office:value="6.08446671438799" calcext:value-type="float">
            <text:p>6.08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484" calcext:value-type="float">
            <text:p>148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562" calcext:value-type="float">
            <text:p>1562</text:p>
          </table:table-cell>
          <table:table-cell table:style-name="ce28" office:value-type="float" office:value="0.00115502" calcext:value-type="float">
            <text:p>0.00115502</text:p>
          </table:table-cell>
          <table:table-cell table:style-name="ce19" office:value-type="float" office:value="1562" calcext:value-type="float">
            <text:p>1562</text:p>
          </table:table-cell>
          <table:table-cell table:style-name="ce43" office:value-type="float" office:value="0.000393704" calcext:value-type="float">
            <text:p>3.94E-04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9499" calcext:value-type="float">
            <text:p>0.239499</text:p>
          </table:table-cell>
          <table:table-cell table:style-name="ce19" office:value-type="float" office:value="1526" calcext:value-type="float">
            <text:p>1526</text:p>
          </table:table-cell>
          <table:table-cell table:style-name="ce28" office:value-type="float" office:value="0.237163" calcext:value-type="float">
            <text:p>0.237163</text:p>
          </table:table-cell>
          <table:table-cell table:style-name="ce66" table:formula="of:=100*([.E20]/[.B20]) - 100" office:value-type="float" office:value="5.25606469002695" calcext:value-type="float">
            <text:p>5.256</text:p>
          </table:table-cell>
          <table:table-cell table:style-name="ce69" table:formula="of:=100*([.G20]/[.B20]) - 100" office:value-type="float" office:value="5.25606469002695" calcext:value-type="float">
            <text:p>5.256</text:p>
          </table:table-cell>
          <table:table-cell table:style-name="ce71" table:formula="of:=100*([.I20]/[.B20]) - 100" office:value-type="float" office:value="2.8301886792453" calcext:value-type="float">
            <text:p>2.830</text:p>
          </table:table-cell>
          <table:table-cell table:style-name="ce73" table:formula="of:=100*([.K20]/[.B20]) - 100" office:value-type="float" office:value="2.8301886792453" calcext:value-type="float">
            <text:p>2.8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38" calcext:value-type="float">
            <text:p>1538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09" calcext:value-type="float">
            <text:p>1609</text:p>
          </table:table-cell>
          <table:table-cell table:style-name="ce28" office:value-type="float" office:value="0.00113554" calcext:value-type="float">
            <text:p>0.00113554</text:p>
          </table:table-cell>
          <table:table-cell table:style-name="ce19" office:value-type="float" office:value="1609" calcext:value-type="float">
            <text:p>1609</text:p>
          </table:table-cell>
          <table:table-cell table:style-name="ce43" office:value-type="float" office:value="0.000460446" calcext:value-type="float">
            <text:p>4.60E-04</text:p>
          </table:table-cell>
          <table:table-cell table:style-name="ce19" office:value-type="float" office:value="1604" calcext:value-type="float">
            <text:p>1604</text:p>
          </table:table-cell>
          <table:table-cell table:style-name="ce28" office:value-type="float" office:value="0.23942" calcext:value-type="float">
            <text:p>0.23942</text:p>
          </table:table-cell>
          <table:table-cell table:style-name="ce19" office:value-type="float" office:value="1616" calcext:value-type="float">
            <text:p>1616</text:p>
          </table:table-cell>
          <table:table-cell table:style-name="ce28" office:value-type="float" office:value="0.241041" calcext:value-type="float">
            <text:p>0.241041</text:p>
          </table:table-cell>
          <table:table-cell table:style-name="ce66" table:formula="of:=100*([.E21]/[.B21]) - 100" office:value-type="float" office:value="4.61638491547464" calcext:value-type="float">
            <text:p>4.616</text:p>
          </table:table-cell>
          <table:table-cell table:style-name="ce69" table:formula="of:=100*([.G21]/[.B21]) - 100" office:value-type="float" office:value="4.61638491547464" calcext:value-type="float">
            <text:p>4.616</text:p>
          </table:table-cell>
          <table:table-cell table:style-name="ce71" table:formula="of:=100*([.I21]/[.B21]) - 100" office:value-type="float" office:value="4.29128738621587" calcext:value-type="float">
            <text:p>4.291</text:p>
          </table:table-cell>
          <table:table-cell table:style-name="ce73" table:formula="of:=100*([.K21]/[.B21]) - 100" office:value-type="float" office:value="5.07152145643693" calcext:value-type="float">
            <text:p>5.07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3" calcext:value-type="float">
            <text:p>1593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47" calcext:value-type="float">
            <text:p>1647</text:p>
          </table:table-cell>
          <table:table-cell table:style-name="ce28" office:value-type="float" office:value="0.00125788" calcext:value-type="float">
            <text:p>0.00125788</text:p>
          </table:table-cell>
          <table:table-cell table:style-name="ce19" office:value-type="float" office:value="1647" calcext:value-type="float">
            <text:p>1647</text:p>
          </table:table-cell>
          <table:table-cell table:style-name="ce43" office:value-type="float" office:value="0.000427653" calcext:value-type="float">
            <text:p>4.28E-04</text:p>
          </table:table-cell>
          <table:table-cell table:style-name="ce19" office:value-type="float" office:value="1624" calcext:value-type="float">
            <text:p>1624</text:p>
          </table:table-cell>
          <table:table-cell table:style-name="ce28" office:value-type="float" office:value="0.238368" calcext:value-type="float">
            <text:p>0.238368</text:p>
          </table:table-cell>
          <table:table-cell table:style-name="ce19" office:value-type="float" office:value="1622" calcext:value-type="float">
            <text:p>1622</text:p>
          </table:table-cell>
          <table:table-cell table:style-name="ce28" office:value-type="float" office:value="0.238508" calcext:value-type="float">
            <text:p>0.238508</text:p>
          </table:table-cell>
          <table:table-cell table:style-name="ce66" table:formula="of:=100*([.E22]/[.B22]) - 100" office:value-type="float" office:value="3.38983050847457" calcext:value-type="float">
            <text:p>3.390</text:p>
          </table:table-cell>
          <table:table-cell table:style-name="ce69" table:formula="of:=100*([.G22]/[.B22]) - 100" office:value-type="float" office:value="3.38983050847457" calcext:value-type="float">
            <text:p>3.390</text:p>
          </table:table-cell>
          <table:table-cell table:style-name="ce71" table:formula="of:=100*([.I22]/[.B22]) - 100" office:value-type="float" office:value="1.9460138104206" calcext:value-type="float">
            <text:p>1.946</text:p>
          </table:table-cell>
          <table:table-cell table:style-name="ce73" table:formula="of:=100*([.K22]/[.B22]) - 100" office:value-type="float" office:value="1.82046453232894" calcext:value-type="float">
            <text:p>1.8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591" calcext:value-type="float">
            <text:p>159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00119346" calcext:value-type="float">
            <text:p>0.00119346</text:p>
          </table:table-cell>
          <table:table-cell table:style-name="ce19" office:value-type="float" office:value="1653" calcext:value-type="float">
            <text:p>1653</text:p>
          </table:table-cell>
          <table:table-cell table:style-name="ce43" office:value-type="float" office:value="0.000412328" calcext:value-type="float">
            <text:p>4.12E-04</text:p>
          </table:table-cell>
          <table:table-cell table:style-name="ce19" office:value-type="float" office:value="1653" calcext:value-type="float">
            <text:p>1653</text:p>
          </table:table-cell>
          <table:table-cell table:style-name="ce28" office:value-type="float" office:value="0.238016" calcext:value-type="float">
            <text:p>0.238016</text:p>
          </table:table-cell>
          <table:table-cell table:style-name="ce19" office:value-type="float" office:value="1673" calcext:value-type="float">
            <text:p>1673</text:p>
          </table:table-cell>
          <table:table-cell table:style-name="ce28" office:value-type="float" office:value="0.24223" calcext:value-type="float">
            <text:p>0.24223</text:p>
          </table:table-cell>
          <table:table-cell table:style-name="ce66" table:formula="of:=100*([.E23]/[.B23]) - 100" office:value-type="float" office:value="3.89692017598995" calcext:value-type="float">
            <text:p>3.897</text:p>
          </table:table-cell>
          <table:table-cell table:style-name="ce69" table:formula="of:=100*([.G23]/[.B23]) - 100" office:value-type="float" office:value="3.89692017598995" calcext:value-type="float">
            <text:p>3.897</text:p>
          </table:table-cell>
          <table:table-cell table:style-name="ce71" table:formula="of:=100*([.I23]/[.B23]) - 100" office:value-type="float" office:value="3.89692017598995" calcext:value-type="float">
            <text:p>3.897</text:p>
          </table:table-cell>
          <table:table-cell table:style-name="ce73" table:formula="of:=100*([.K23]/[.B23]) - 100" office:value-type="float" office:value="5.15399120050284" calcext:value-type="float">
            <text:p>5.1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7" calcext:value-type="float">
            <text:p>229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0" calcext:value-type="float">
            <text:p>2410</text:p>
          </table:table-cell>
          <table:table-cell table:style-name="ce28" office:value-type="float" office:value="0.00173472" calcext:value-type="float">
            <text:p>0.00173472</text:p>
          </table:table-cell>
          <table:table-cell table:style-name="ce19" office:value-type="float" office:value="2410" calcext:value-type="float">
            <text:p>2410</text:p>
          </table:table-cell>
          <table:table-cell table:style-name="ce43" office:value-type="float" office:value="0.000569995" calcext:value-type="float">
            <text:p>5.70E-04</text:p>
          </table:table-cell>
          <table:table-cell table:style-name="ce19" office:value-type="float" office:value="2345" calcext:value-type="float">
            <text:p>2345</text:p>
          </table:table-cell>
          <table:table-cell table:style-name="ce28" office:value-type="float" office:value="0.293051" calcext:value-type="float">
            <text:p>0.293051</text:p>
          </table:table-cell>
          <table:table-cell table:style-name="ce19" office:value-type="float" office:value="2432" calcext:value-type="float">
            <text:p>2432</text:p>
          </table:table-cell>
          <table:table-cell table:style-name="ce28" office:value-type="float" office:value="0.286268" calcext:value-type="float">
            <text:p>0.286268</text:p>
          </table:table-cell>
          <table:table-cell table:style-name="ce66" table:formula="of:=100*([.E24]/[.B24]) - 100" office:value-type="float" office:value="4.91946016543317" calcext:value-type="float">
            <text:p>4.919</text:p>
          </table:table-cell>
          <table:table-cell table:style-name="ce69" table:formula="of:=100*([.G24]/[.B24]) - 100" office:value-type="float" office:value="4.91946016543317" calcext:value-type="float">
            <text:p>4.919</text:p>
          </table:table-cell>
          <table:table-cell table:style-name="ce71" table:formula="of:=100*([.I24]/[.B24]) - 100" office:value-type="float" office:value="2.0896821941663" calcext:value-type="float">
            <text:p>2.090</text:p>
          </table:table-cell>
          <table:table-cell table:style-name="ce73" table:formula="of:=100*([.K24]/[.B24]) - 100" office:value-type="float" office:value="5.87723117109273" calcext:value-type="float">
            <text:p>5.87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099" calcext:value-type="float">
            <text:p>2099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150" calcext:value-type="float">
            <text:p>2150</text:p>
          </table:table-cell>
          <table:table-cell table:style-name="ce28" office:value-type="float" office:value="0.00185031" calcext:value-type="float">
            <text:p>0.00185031</text:p>
          </table:table-cell>
          <table:table-cell table:style-name="ce19" office:value-type="float" office:value="2150" calcext:value-type="float">
            <text:p>2150</text:p>
          </table:table-cell>
          <table:table-cell table:style-name="ce43" office:value-type="float" office:value="0.00070533" calcext:value-type="float">
            <text:p>7.05E-04</text:p>
          </table:table-cell>
          <table:table-cell table:style-name="ce19" office:value-type="float" office:value="2162" calcext:value-type="float">
            <text:p>2162</text:p>
          </table:table-cell>
          <table:table-cell table:style-name="ce28" office:value-type="float" office:value="0.289413" calcext:value-type="float">
            <text:p>0.289413</text:p>
          </table:table-cell>
          <table:table-cell table:style-name="ce19" office:value-type="float" office:value="2297" calcext:value-type="float">
            <text:p>2297</text:p>
          </table:table-cell>
          <table:table-cell table:style-name="ce28" office:value-type="float" office:value="0.27992" calcext:value-type="float">
            <text:p>0.27992</text:p>
          </table:table-cell>
          <table:table-cell table:style-name="ce66" table:formula="of:=100*([.E25]/[.B25]) - 100" office:value-type="float" office:value="2.42972844211529" calcext:value-type="float">
            <text:p>2.430</text:p>
          </table:table-cell>
          <table:table-cell table:style-name="ce69" table:formula="of:=100*([.G25]/[.B25]) - 100" office:value-type="float" office:value="2.42972844211529" calcext:value-type="float">
            <text:p>2.430</text:p>
          </table:table-cell>
          <table:table-cell table:style-name="ce71" table:formula="of:=100*([.I25]/[.B25]) - 100" office:value-type="float" office:value="3.00142925202478" calcext:value-type="float">
            <text:p>3.001</text:p>
          </table:table-cell>
          <table:table-cell table:style-name="ce73" table:formula="of:=100*([.K25]/[.B25]) - 100" office:value-type="float" office:value="9.43306336350642" calcext:value-type="float">
            <text:p>9.43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326" calcext:value-type="float">
            <text:p>23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411" calcext:value-type="float">
            <text:p>2411</text:p>
          </table:table-cell>
          <table:table-cell table:style-name="ce28" office:value-type="float" office:value="0.00195622" calcext:value-type="float">
            <text:p>0.00195622</text:p>
          </table:table-cell>
          <table:table-cell table:style-name="ce19" office:value-type="float" office:value="2411" calcext:value-type="float">
            <text:p>2411</text:p>
          </table:table-cell>
          <table:table-cell table:style-name="ce43" office:value-type="float" office:value="0.000637789" calcext:value-type="float">
            <text:p>6.38E-04</text:p>
          </table:table-cell>
          <table:table-cell table:style-name="ce19" office:value-type="float" office:value="2360" calcext:value-type="float">
            <text:p>2360</text:p>
          </table:table-cell>
          <table:table-cell table:style-name="ce28" office:value-type="float" office:value="0.296562" calcext:value-type="float">
            <text:p>0.296562</text:p>
          </table:table-cell>
          <table:table-cell table:style-name="ce19" office:value-type="float" office:value="2467" calcext:value-type="float">
            <text:p>2467</text:p>
          </table:table-cell>
          <table:table-cell table:style-name="ce28" office:value-type="float" office:value="0.282504" calcext:value-type="float">
            <text:p>0.282504</text:p>
          </table:table-cell>
          <table:table-cell table:style-name="ce66" table:formula="of:=100*([.E26]/[.B26]) - 100" office:value-type="float" office:value="3.65434221840069" calcext:value-type="float">
            <text:p>3.654</text:p>
          </table:table-cell>
          <table:table-cell table:style-name="ce69" table:formula="of:=100*([.G26]/[.B26]) - 100" office:value-type="float" office:value="3.65434221840069" calcext:value-type="float">
            <text:p>3.654</text:p>
          </table:table-cell>
          <table:table-cell table:style-name="ce71" table:formula="of:=100*([.I26]/[.B26]) - 100" office:value-type="float" office:value="1.46173688736026" calcext:value-type="float">
            <text:p>1.462</text:p>
          </table:table-cell>
          <table:table-cell table:style-name="ce73" table:formula="of:=100*([.K26]/[.B26]) - 100" office:value-type="float" office:value="6.06190885640585" calcext:value-type="float">
            <text:p>6.0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3" calcext:value-type="float">
            <text:p>222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00191734" calcext:value-type="float">
            <text:p>0.00191734</text:p>
          </table:table-cell>
          <table:table-cell table:style-name="ce19" office:value-type="float" office:value="2262" calcext:value-type="float">
            <text:p>2262</text:p>
          </table:table-cell>
          <table:table-cell table:style-name="ce43" office:value-type="float" office:value="0.000594487" calcext:value-type="float">
            <text:p>5.94E-04</text:p>
          </table:table-cell>
          <table:table-cell table:style-name="ce19" office:value-type="float" office:value="2268" calcext:value-type="float">
            <text:p>2268</text:p>
          </table:table-cell>
          <table:table-cell table:style-name="ce28" office:value-type="float" office:value="0.292504" calcext:value-type="float">
            <text:p>0.292504</text:p>
          </table:table-cell>
          <table:table-cell table:style-name="ce19" office:value-type="float" office:value="2439" calcext:value-type="float">
            <text:p>2439</text:p>
          </table:table-cell>
          <table:table-cell table:style-name="ce28" office:value-type="float" office:value="0.284255" calcext:value-type="float">
            <text:p>0.284255</text:p>
          </table:table-cell>
          <table:table-cell table:style-name="ce66" table:formula="of:=100*([.E27]/[.B27]) - 100" office:value-type="float" office:value="1.75438596491229" calcext:value-type="float">
            <text:p>1.754</text:p>
          </table:table-cell>
          <table:table-cell table:style-name="ce69" table:formula="of:=100*([.G27]/[.B27]) - 100" office:value-type="float" office:value="1.75438596491229" calcext:value-type="float">
            <text:p>1.754</text:p>
          </table:table-cell>
          <table:table-cell table:style-name="ce71" table:formula="of:=100*([.I27]/[.B27]) - 100" office:value-type="float" office:value="2.02429149797571" calcext:value-type="float">
            <text:p>2.024</text:p>
          </table:table-cell>
          <table:table-cell table:style-name="ce73" table:formula="of:=100*([.K27]/[.B27]) - 100" office:value-type="float" office:value="9.7165991902834" calcext:value-type="float">
            <text:p>9.71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91" calcext:value-type="float">
            <text:p>2291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97" calcext:value-type="float">
            <text:p>2397</text:p>
          </table:table-cell>
          <table:table-cell table:style-name="ce28" office:value-type="float" office:value="0.00175325" calcext:value-type="float">
            <text:p>0.00175325</text:p>
          </table:table-cell>
          <table:table-cell table:style-name="ce19" office:value-type="float" office:value="2397" calcext:value-type="float">
            <text:p>2397</text:p>
          </table:table-cell>
          <table:table-cell table:style-name="ce43" office:value-type="float" office:value="0.000582838" calcext:value-type="float">
            <text:p>5.83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564" calcext:value-type="float">
            <text:p>0.290564</text:p>
          </table:table-cell>
          <table:table-cell table:style-name="ce19" office:value-type="float" office:value="2443" calcext:value-type="float">
            <text:p>2443</text:p>
          </table:table-cell>
          <table:table-cell table:style-name="ce28" office:value-type="float" office:value="0.285694" calcext:value-type="float">
            <text:p>0.285694</text:p>
          </table:table-cell>
          <table:table-cell table:style-name="ce66" table:formula="of:=100*([.E28]/[.B28]) - 100" office:value-type="float" office:value="4.62680052378875" calcext:value-type="float">
            <text:p>4.627</text:p>
          </table:table-cell>
          <table:table-cell table:style-name="ce69" table:formula="of:=100*([.G28]/[.B28]) - 100" office:value-type="float" office:value="4.62680052378875" calcext:value-type="float">
            <text:p>4.627</text:p>
          </table:table-cell>
          <table:table-cell table:style-name="ce71" table:formula="of:=100*([.I28]/[.B28]) - 100" office:value-type="float" office:value="2.66259275425578" calcext:value-type="float">
            <text:p>2.663</text:p>
          </table:table-cell>
          <table:table-cell table:style-name="ce73" table:formula="of:=100*([.K28]/[.B28]) - 100" office:value-type="float" office:value="6.63465735486687" calcext:value-type="float">
            <text:p>6.63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26" calcext:value-type="float">
            <text:p>2226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49" calcext:value-type="float">
            <text:p>2349</text:p>
          </table:table-cell>
          <table:table-cell table:style-name="ce28" office:value-type="float" office:value="0.0018606" calcext:value-type="float">
            <text:p>0.0018606</text:p>
          </table:table-cell>
          <table:table-cell table:style-name="ce19" office:value-type="float" office:value="2349" calcext:value-type="float">
            <text:p>2349</text:p>
          </table:table-cell>
          <table:table-cell table:style-name="ce43" office:value-type="float" office:value="0.000569177" calcext:value-type="float">
            <text:p>5.69E-04</text:p>
          </table:table-cell>
          <table:table-cell table:style-name="ce19" office:value-type="float" office:value="2262" calcext:value-type="float">
            <text:p>2262</text:p>
          </table:table-cell>
          <table:table-cell table:style-name="ce28" office:value-type="float" office:value="0.291192" calcext:value-type="float">
            <text:p>0.291192</text:p>
          </table:table-cell>
          <table:table-cell table:style-name="ce19" office:value-type="float" office:value="2380" calcext:value-type="float">
            <text:p>2380</text:p>
          </table:table-cell>
          <table:table-cell table:style-name="ce28" office:value-type="float" office:value="0.284845" calcext:value-type="float">
            <text:p>0.284845</text:p>
          </table:table-cell>
          <table:table-cell table:style-name="ce66" table:formula="of:=100*([.E29]/[.B29]) - 100" office:value-type="float" office:value="5.52560646900268" calcext:value-type="float">
            <text:p>5.526</text:p>
          </table:table-cell>
          <table:table-cell table:style-name="ce69" table:formula="of:=100*([.G29]/[.B29]) - 100" office:value-type="float" office:value="5.52560646900268" calcext:value-type="float">
            <text:p>5.526</text:p>
          </table:table-cell>
          <table:table-cell table:style-name="ce71" table:formula="of:=100*([.I29]/[.B29]) - 100" office:value-type="float" office:value="1.61725067385446" calcext:value-type="float">
            <text:p>1.617</text:p>
          </table:table-cell>
          <table:table-cell table:style-name="ce73" table:formula="of:=100*([.K29]/[.B29]) - 100" office:value-type="float" office:value="6.91823899371069" calcext:value-type="float">
            <text:p>6.9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73" calcext:value-type="float">
            <text:p>2273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62" calcext:value-type="float">
            <text:p>2362</text:p>
          </table:table-cell>
          <table:table-cell table:style-name="ce28" office:value-type="float" office:value="0.00192531" calcext:value-type="float">
            <text:p>0.00192531</text:p>
          </table:table-cell>
          <table:table-cell table:style-name="ce19" office:value-type="float" office:value="2362" calcext:value-type="float">
            <text:p>2362</text:p>
          </table:table-cell>
          <table:table-cell table:style-name="ce43" office:value-type="float" office:value="0.000581464" calcext:value-type="float">
            <text:p>5.81E-04</text:p>
          </table:table-cell>
          <table:table-cell table:style-name="ce19" office:value-type="float" office:value="2352" calcext:value-type="float">
            <text:p>2352</text:p>
          </table:table-cell>
          <table:table-cell table:style-name="ce28" office:value-type="float" office:value="0.290702" calcext:value-type="float">
            <text:p>0.290702</text:p>
          </table:table-cell>
          <table:table-cell table:style-name="ce19" office:value-type="float" office:value="2426" calcext:value-type="float">
            <text:p>2426</text:p>
          </table:table-cell>
          <table:table-cell table:style-name="ce28" office:value-type="float" office:value="0.287824" calcext:value-type="float">
            <text:p>0.287824</text:p>
          </table:table-cell>
          <table:table-cell table:style-name="ce66" table:formula="of:=100*([.E30]/[.B30]) - 100" office:value-type="float" office:value="3.91553013638364" calcext:value-type="float">
            <text:p>3.916</text:p>
          </table:table-cell>
          <table:table-cell table:style-name="ce69" table:formula="of:=100*([.G30]/[.B30]) - 100" office:value-type="float" office:value="3.91553013638364" calcext:value-type="float">
            <text:p>3.916</text:p>
          </table:table-cell>
          <table:table-cell table:style-name="ce71" table:formula="of:=100*([.I30]/[.B30]) - 100" office:value-type="float" office:value="3.47558293004839" calcext:value-type="float">
            <text:p>3.476</text:p>
          </table:table-cell>
          <table:table-cell table:style-name="ce73" table:formula="of:=100*([.K30]/[.B30]) - 100" office:value-type="float" office:value="6.73119225692918" calcext:value-type="float">
            <text:p>6.7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00" calcext:value-type="float">
            <text:p>2200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49" calcext:value-type="float">
            <text:p>2249</text:p>
          </table:table-cell>
          <table:table-cell table:style-name="ce28" office:value-type="float" office:value="0.00181569" calcext:value-type="float">
            <text:p>0.00181569</text:p>
          </table:table-cell>
          <table:table-cell table:style-name="ce19" office:value-type="float" office:value="2249" calcext:value-type="float">
            <text:p>2249</text:p>
          </table:table-cell>
          <table:table-cell table:style-name="ce43" office:value-type="float" office:value="0.000578899" calcext:value-type="float">
            <text:p>5.79E-04</text:p>
          </table:table-cell>
          <table:table-cell table:style-name="ce19" office:value-type="float" office:value="2263" calcext:value-type="float">
            <text:p>2263</text:p>
          </table:table-cell>
          <table:table-cell table:style-name="ce28" office:value-type="float" office:value="0.289975" calcext:value-type="float">
            <text:p>0.289975</text:p>
          </table:table-cell>
          <table:table-cell table:style-name="ce19" office:value-type="float" office:value="2288" calcext:value-type="float">
            <text:p>2288</text:p>
          </table:table-cell>
          <table:table-cell table:style-name="ce28" office:value-type="float" office:value="0.282047" calcext:value-type="float">
            <text:p>0.282047</text:p>
          </table:table-cell>
          <table:table-cell table:style-name="ce66" table:formula="of:=100*([.E31]/[.B31]) - 100" office:value-type="float" office:value="2.22727272727272" calcext:value-type="float">
            <text:p>2.227</text:p>
          </table:table-cell>
          <table:table-cell table:style-name="ce69" table:formula="of:=100*([.G31]/[.B31]) - 100" office:value-type="float" office:value="2.22727272727272" calcext:value-type="float">
            <text:p>2.227</text:p>
          </table:table-cell>
          <table:table-cell table:style-name="ce71" table:formula="of:=100*([.I31]/[.B31]) - 100" office:value-type="float" office:value="2.86363636363636" calcext:value-type="float">
            <text:p>2.864</text:p>
          </table:table-cell>
          <table:table-cell table:style-name="ce73" table:formula="of:=100*([.K31]/[.B31]) - 100" office:value-type="float" office:value="4" calcext:value-type="float">
            <text:p>4.0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237" calcext:value-type="float">
            <text:p>2237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306" calcext:value-type="float">
            <text:p>2306</text:p>
          </table:table-cell>
          <table:table-cell table:style-name="ce28" office:value-type="float" office:value="0.0018211" calcext:value-type="float">
            <text:p>0.0018211</text:p>
          </table:table-cell>
          <table:table-cell table:style-name="ce19" office:value-type="float" office:value="2306" calcext:value-type="float">
            <text:p>2306</text:p>
          </table:table-cell>
          <table:table-cell table:style-name="ce43" office:value-type="float" office:value="0.000613344" calcext:value-type="float">
            <text:p>6.13E-04</text:p>
          </table:table-cell>
          <table:table-cell table:style-name="ce19" office:value-type="float" office:value="2299" calcext:value-type="float">
            <text:p>2299</text:p>
          </table:table-cell>
          <table:table-cell table:style-name="ce28" office:value-type="float" office:value="0.29012" calcext:value-type="float">
            <text:p>0.29012</text:p>
          </table:table-cell>
          <table:table-cell table:style-name="ce19" office:value-type="float" office:value="2486" calcext:value-type="float">
            <text:p>2486</text:p>
          </table:table-cell>
          <table:table-cell table:style-name="ce28" office:value-type="float" office:value="0.283249" calcext:value-type="float">
            <text:p>0.283249</text:p>
          </table:table-cell>
          <table:table-cell table:style-name="ce66" table:formula="of:=100*([.E32]/[.B32]) - 100" office:value-type="float" office:value="3.08448815377737" calcext:value-type="float">
            <text:p>3.084</text:p>
          </table:table-cell>
          <table:table-cell table:style-name="ce69" table:formula="of:=100*([.G32]/[.B32]) - 100" office:value-type="float" office:value="3.08448815377737" calcext:value-type="float">
            <text:p>3.084</text:p>
          </table:table-cell>
          <table:table-cell table:style-name="ce71" table:formula="of:=100*([.I32]/[.B32]) - 100" office:value-type="float" office:value="2.77156906571301" calcext:value-type="float">
            <text:p>2.772</text:p>
          </table:table-cell>
          <table:table-cell table:style-name="ce73" table:formula="of:=100*([.K32]/[.B32]) - 100" office:value-type="float" office:value="11.1309789897184" calcext:value-type="float">
            <text:p>11.13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178" calcext:value-type="float">
            <text:p>2178</text:p>
          </table:table-cell>
          <table:table-cell table:number-columns-repeated="2" table:style-name="ce39" office:value-type="float" office:value="20" calcext:value-type="float">
            <text:p>20</text:p>
          </table:table-cell>
          <table:table-cell table:style-name="ce19" office:value-type="float" office:value="2277" calcext:value-type="float">
            <text:p>2277</text:p>
          </table:table-cell>
          <table:table-cell table:style-name="ce28" office:value-type="float" office:value="0.00176975" calcext:value-type="float">
            <text:p>0.00176975</text:p>
          </table:table-cell>
          <table:table-cell table:style-name="ce19" office:value-type="float" office:value="2277" calcext:value-type="float">
            <text:p>2277</text:p>
          </table:table-cell>
          <table:table-cell table:style-name="ce43" office:value-type="float" office:value="0.000572906" calcext:value-type="float">
            <text:p>5.73E-04</text:p>
          </table:table-cell>
          <table:table-cell table:style-name="ce19" office:value-type="float" office:value="2214" calcext:value-type="float">
            <text:p>2214</text:p>
          </table:table-cell>
          <table:table-cell table:style-name="ce28" office:value-type="float" office:value="0.293127" calcext:value-type="float">
            <text:p>0.293127</text:p>
          </table:table-cell>
          <table:table-cell table:style-name="ce19" office:value-type="float" office:value="2354" calcext:value-type="float">
            <text:p>2354</text:p>
          </table:table-cell>
          <table:table-cell table:style-name="ce28" office:value-type="float" office:value="0.283684" calcext:value-type="float">
            <text:p>0.283684</text:p>
          </table:table-cell>
          <table:table-cell table:style-name="ce66" table:formula="of:=100*([.E33]/[.B33]) - 100" office:value-type="float" office:value="4.54545454545455" calcext:value-type="float">
            <text:p>4.545</text:p>
          </table:table-cell>
          <table:table-cell table:style-name="ce69" table:formula="of:=100*([.G33]/[.B33]) - 100" office:value-type="float" office:value="4.54545454545455" calcext:value-type="float">
            <text:p>4.545</text:p>
          </table:table-cell>
          <table:table-cell table:style-name="ce71" table:formula="of:=100*([.I33]/[.B33]) - 100" office:value-type="float" office:value="1.65289256198346" calcext:value-type="float">
            <text:p>1.653</text:p>
          </table:table-cell>
          <table:table-cell table:style-name="ce73" table:formula="of:=100*([.K33]/[.B33]) - 100" office:value-type="float" office:value="8.08080808080808" calcext:value-type="float">
            <text:p>8.0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4" calcext:value-type="float">
            <text:p>27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0110126" calcext:value-type="float">
            <text:p>0.0110126</text:p>
          </table:table-cell>
          <table:table-cell table:style-name="ce19" office:value-type="float" office:value="2733" calcext:value-type="float">
            <text:p>2733</text:p>
          </table:table-cell>
          <table:table-cell table:style-name="ce43" office:value-type="float" office:value="0.00171044" calcext:value-type="float">
            <text:p>1.71E-03</text:p>
          </table:table-cell>
          <table:table-cell table:style-name="ce19" office:value-type="float" office:value="2729" calcext:value-type="float">
            <text:p>2729</text:p>
          </table:table-cell>
          <table:table-cell table:style-name="ce28" office:value-type="float" office:value="0.304434" calcext:value-type="float">
            <text:p>0.304434</text:p>
          </table:table-cell>
          <table:table-cell table:style-name="ce19" office:value-type="float" office:value="2733" calcext:value-type="float">
            <text:p>2733</text:p>
          </table:table-cell>
          <table:table-cell table:style-name="ce28" office:value-type="float" office:value="0.298157" calcext:value-type="float">
            <text:p>0.298157</text:p>
          </table:table-cell>
          <table:table-cell table:style-name="ce66" table:formula="of:=100*([.E34]/[.B34]) - 100" office:value-type="float" office:value="0.330396475770939" calcext:value-type="float">
            <text:p>0.330</text:p>
          </table:table-cell>
          <table:table-cell table:style-name="ce69" table:formula="of:=100*([.G34]/[.B34]) - 100" office:value-type="float" office:value="0.330396475770939" calcext:value-type="float">
            <text:p>0.330</text:p>
          </table:table-cell>
          <table:table-cell table:style-name="ce71" table:formula="of:=100*([.I34]/[.B34]) - 100" office:value-type="float" office:value="0.183553597650516" calcext:value-type="float">
            <text:p>0.184</text:p>
          </table:table-cell>
          <table:table-cell table:style-name="ce73" table:formula="of:=100*([.K34]/[.B34]) - 100" office:value-type="float" office:value="0.330396475770939" calcext:value-type="float">
            <text:p>0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36" calcext:value-type="float">
            <text:p>283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0110324" calcext:value-type="float">
            <text:p>0.0110324</text:p>
          </table:table-cell>
          <table:table-cell table:style-name="ce19" office:value-type="float" office:value="2843" calcext:value-type="float">
            <text:p>2843</text:p>
          </table:table-cell>
          <table:table-cell table:style-name="ce43" office:value-type="float" office:value="0.0018513" calcext:value-type="float">
            <text:p>1.85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56" calcext:value-type="float">
            <text:p>0.3056</text:p>
          </table:table-cell>
          <table:table-cell table:style-name="ce19" office:value-type="float" office:value="2843" calcext:value-type="float">
            <text:p>2843</text:p>
          </table:table-cell>
          <table:table-cell table:style-name="ce28" office:value-type="float" office:value="0.303258" calcext:value-type="float">
            <text:p>0.303258</text:p>
          </table:table-cell>
          <table:table-cell table:style-name="ce66" table:formula="of:=100*([.E35]/[.B35]) - 100" office:value-type="float" office:value="0.24682651622004" calcext:value-type="float">
            <text:p>0.247</text:p>
          </table:table-cell>
          <table:table-cell table:style-name="ce69" table:formula="of:=100*([.G35]/[.B35]) - 100" office:value-type="float" office:value="0.24682651622004" calcext:value-type="float">
            <text:p>0.247</text:p>
          </table:table-cell>
          <table:table-cell table:style-name="ce71" table:formula="of:=100*([.I35]/[.B35]) - 100" office:value-type="float" office:value="0.0705218617771664" calcext:value-type="float">
            <text:p>0.071</text:p>
          </table:table-cell>
          <table:table-cell table:style-name="ce73" table:formula="of:=100*([.K35]/[.B35]) - 100" office:value-type="float" office:value="0.24682651622004" calcext:value-type="float">
            <text:p>0.2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1" calcext:value-type="float">
            <text:p>26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0106987" calcext:value-type="float">
            <text:p>0.0106987</text:p>
          </table:table-cell>
          <table:table-cell table:style-name="ce19" office:value-type="float" office:value="2625" calcext:value-type="float">
            <text:p>2625</text:p>
          </table:table-cell>
          <table:table-cell table:style-name="ce43" office:value-type="float" office:value="0.00173646" calcext:value-type="float">
            <text:p>1.74E-03</text:p>
          </table:table-cell>
          <table:table-cell table:style-name="ce19" office:value-type="float" office:value="2625" calcext:value-type="float">
            <text:p>2625</text:p>
          </table:table-cell>
          <table:table-cell table:style-name="ce28" office:value-type="float" office:value="0.301329" calcext:value-type="float">
            <text:p>0.301329</text:p>
          </table:table-cell>
          <table:table-cell table:style-name="ce19" office:value-type="float" office:value="2649" calcext:value-type="float">
            <text:p>2649</text:p>
          </table:table-cell>
          <table:table-cell table:style-name="ce28" office:value-type="float" office:value="0.294758" calcext:value-type="float">
            <text:p>0.294758</text:p>
          </table:table-cell>
          <table:table-cell table:style-name="ce66" table:formula="of:=100*([.E36]/[.B36]) - 100" office:value-type="float" office:value="0.152613506295324" calcext:value-type="float">
            <text:p>0.153</text:p>
          </table:table-cell>
          <table:table-cell table:style-name="ce69" table:formula="of:=100*([.G36]/[.B36]) - 100" office:value-type="float" office:value="0.152613506295324" calcext:value-type="float">
            <text:p>0.153</text:p>
          </table:table-cell>
          <table:table-cell table:style-name="ce71" table:formula="of:=100*([.I36]/[.B36]) - 100" office:value-type="float" office:value="0.152613506295324" calcext:value-type="float">
            <text:p>0.153</text:p>
          </table:table-cell>
          <table:table-cell table:style-name="ce73" table:formula="of:=100*([.K36]/[.B36]) - 100" office:value-type="float" office:value="1.06829454406716" calcext:value-type="float">
            <text:p>1.06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51" calcext:value-type="float">
            <text:p>275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0102849" calcext:value-type="float">
            <text:p>0.0102849</text:p>
          </table:table-cell>
          <table:table-cell table:style-name="ce19" office:value-type="float" office:value="2783" calcext:value-type="float">
            <text:p>2783</text:p>
          </table:table-cell>
          <table:table-cell table:style-name="ce43" office:value-type="float" office:value="0.00163812" calcext:value-type="float">
            <text:p>1.64E-03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300879" calcext:value-type="float">
            <text:p>0.300879</text:p>
          </table:table-cell>
          <table:table-cell table:style-name="ce19" office:value-type="float" office:value="2783" calcext:value-type="float">
            <text:p>2783</text:p>
          </table:table-cell>
          <table:table-cell table:style-name="ce28" office:value-type="float" office:value="0.295532" calcext:value-type="float">
            <text:p>0.295532</text:p>
          </table:table-cell>
          <table:table-cell table:style-name="ce66" table:formula="of:=100*([.E37]/[.B37]) - 100" office:value-type="float" office:value="1.16321337695385" calcext:value-type="float">
            <text:p>1.163</text:p>
          </table:table-cell>
          <table:table-cell table:style-name="ce69" table:formula="of:=100*([.G37]/[.B37]) - 100" office:value-type="float" office:value="1.16321337695385" calcext:value-type="float">
            <text:p>1.163</text:p>
          </table:table-cell>
          <table:table-cell table:style-name="ce71" table:formula="of:=100*([.I37]/[.B37]) - 100" office:value-type="float" office:value="1.16321337695385" calcext:value-type="float">
            <text:p>1.163</text:p>
          </table:table-cell>
          <table:table-cell table:style-name="ce73" table:formula="of:=100*([.K37]/[.B37]) - 100" office:value-type="float" office:value="1.16321337695385" calcext:value-type="float">
            <text:p>1.1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63" calcext:value-type="float">
            <text:p>286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0106695" calcext:value-type="float">
            <text:p>0.0106695</text:p>
          </table:table-cell>
          <table:table-cell table:style-name="ce19" office:value-type="float" office:value="2868" calcext:value-type="float">
            <text:p>2868</text:p>
          </table:table-cell>
          <table:table-cell table:style-name="ce43" office:value-type="float" office:value="0.00165118" calcext:value-type="float">
            <text:p>1.65E-03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304359" calcext:value-type="float">
            <text:p>0.304359</text:p>
          </table:table-cell>
          <table:table-cell table:style-name="ce19" office:value-type="float" office:value="2868" calcext:value-type="float">
            <text:p>2868</text:p>
          </table:table-cell>
          <table:table-cell table:style-name="ce28" office:value-type="float" office:value="0.294952" calcext:value-type="float">
            <text:p>0.294952</text:p>
          </table:table-cell>
          <table:table-cell table:style-name="ce66" table:formula="of:=100*([.E38]/[.B38]) - 100" office:value-type="float" office:value="0.174641983932929" calcext:value-type="float">
            <text:p>0.175</text:p>
          </table:table-cell>
          <table:table-cell table:style-name="ce69" table:formula="of:=100*([.G38]/[.B38]) - 100" office:value-type="float" office:value="0.174641983932929" calcext:value-type="float">
            <text:p>0.175</text:p>
          </table:table-cell>
          <table:table-cell table:style-name="ce71" table:formula="of:=100*([.I38]/[.B38]) - 100" office:value-type="float" office:value="0.174641983932929" calcext:value-type="float">
            <text:p>0.175</text:p>
          </table:table-cell>
          <table:table-cell table:style-name="ce73" table:formula="of:=100*([.K38]/[.B38]) - 100" office:value-type="float" office:value="0.174641983932929" calcext:value-type="float">
            <text:p>0.1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29" calcext:value-type="float">
            <text:p>282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0105514" calcext:value-type="float">
            <text:p>0.0105514</text:p>
          </table:table-cell>
          <table:table-cell table:style-name="ce19" office:value-type="float" office:value="2838" calcext:value-type="float">
            <text:p>2838</text:p>
          </table:table-cell>
          <table:table-cell table:style-name="ce43" office:value-type="float" office:value="0.00158743" calcext:value-type="float">
            <text:p>1.59E-03</text:p>
          </table:table-cell>
          <table:table-cell table:style-name="ce19" office:value-type="float" office:value="2838" calcext:value-type="float">
            <text:p>2838</text:p>
          </table:table-cell>
          <table:table-cell table:style-name="ce28" office:value-type="float" office:value="0.309096" calcext:value-type="float">
            <text:p>0.309096</text:p>
          </table:table-cell>
          <table:table-cell table:style-name="ce19" office:value-type="float" office:value="2846" calcext:value-type="float">
            <text:p>2846</text:p>
          </table:table-cell>
          <table:table-cell table:style-name="ce28" office:value-type="float" office:value="0.291495" calcext:value-type="float">
            <text:p>0.291495</text:p>
          </table:table-cell>
          <table:table-cell table:style-name="ce66" table:formula="of:=100*([.E39]/[.B39]) - 100" office:value-type="float" office:value="0.318133616118772" calcext:value-type="float">
            <text:p>0.318</text:p>
          </table:table-cell>
          <table:table-cell table:style-name="ce69" table:formula="of:=100*([.G39]/[.B39]) - 100" office:value-type="float" office:value="0.318133616118772" calcext:value-type="float">
            <text:p>0.318</text:p>
          </table:table-cell>
          <table:table-cell table:style-name="ce71" table:formula="of:=100*([.I39]/[.B39]) - 100" office:value-type="float" office:value="0.318133616118772" calcext:value-type="float">
            <text:p>0.318</text:p>
          </table:table-cell>
          <table:table-cell table:style-name="ce73" table:formula="of:=100*([.K39]/[.B39]) - 100" office:value-type="float" office:value="0.600919052668786" calcext:value-type="float">
            <text:p>0.6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25" calcext:value-type="float">
            <text:p>272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0105353" calcext:value-type="float">
            <text:p>0.0105353</text:p>
          </table:table-cell>
          <table:table-cell table:style-name="ce19" office:value-type="float" office:value="2752" calcext:value-type="float">
            <text:p>2752</text:p>
          </table:table-cell>
          <table:table-cell table:style-name="ce43" office:value-type="float" office:value="0.00163208" calcext:value-type="float">
            <text:p>1.63E-03</text:p>
          </table:table-cell>
          <table:table-cell table:style-name="ce19" office:value-type="float" office:value="2752" calcext:value-type="float">
            <text:p>2752</text:p>
          </table:table-cell>
          <table:table-cell table:style-name="ce28" office:value-type="float" office:value="0.297806" calcext:value-type="float">
            <text:p>0.297806</text:p>
          </table:table-cell>
          <table:table-cell table:style-name="ce19" office:value-type="float" office:value="2748" calcext:value-type="float">
            <text:p>2748</text:p>
          </table:table-cell>
          <table:table-cell table:style-name="ce28" office:value-type="float" office:value="0.296214" calcext:value-type="float">
            <text:p>0.296214</text:p>
          </table:table-cell>
          <table:table-cell table:style-name="ce66" table:formula="of:=100*([.E40]/[.B40]) - 100" office:value-type="float" office:value="0.9908256880734" calcext:value-type="float">
            <text:p>0.991</text:p>
          </table:table-cell>
          <table:table-cell table:style-name="ce69" table:formula="of:=100*([.G40]/[.B40]) - 100" office:value-type="float" office:value="0.9908256880734" calcext:value-type="float">
            <text:p>0.991</text:p>
          </table:table-cell>
          <table:table-cell table:style-name="ce71" table:formula="of:=100*([.I40]/[.B40]) - 100" office:value-type="float" office:value="0.9908256880734" calcext:value-type="float">
            <text:p>0.991</text:p>
          </table:table-cell>
          <table:table-cell table:style-name="ce73" table:formula="of:=100*([.K40]/[.B40]) - 100" office:value-type="float" office:value="0.844036697247702" calcext:value-type="float">
            <text:p>0.84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3" calcext:value-type="float">
            <text:p>268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0103357" calcext:value-type="float">
            <text:p>0.0103357</text:p>
          </table:table-cell>
          <table:table-cell table:style-name="ce19" office:value-type="float" office:value="2694" calcext:value-type="float">
            <text:p>2694</text:p>
          </table:table-cell>
          <table:table-cell table:style-name="ce43" office:value-type="float" office:value="0.00160901" calcext:value-type="float">
            <text:p>1.61E-03</text:p>
          </table:table-cell>
          <table:table-cell table:style-name="ce19" office:value-type="float" office:value="2694" calcext:value-type="float">
            <text:p>2694</text:p>
          </table:table-cell>
          <table:table-cell table:style-name="ce28" office:value-type="float" office:value="0.302531" calcext:value-type="float">
            <text:p>0.302531</text:p>
          </table:table-cell>
          <table:table-cell table:style-name="ce19" office:value-type="float" office:value="2704" calcext:value-type="float">
            <text:p>2704</text:p>
          </table:table-cell>
          <table:table-cell table:style-name="ce28" office:value-type="float" office:value="0.295674" calcext:value-type="float">
            <text:p>0.295674</text:p>
          </table:table-cell>
          <table:table-cell table:style-name="ce66" table:formula="of:=100*([.E41]/[.B41]) - 100" office:value-type="float" office:value="0.409988818486767" calcext:value-type="float">
            <text:p>0.410</text:p>
          </table:table-cell>
          <table:table-cell table:style-name="ce69" table:formula="of:=100*([.G41]/[.B41]) - 100" office:value-type="float" office:value="0.409988818486767" calcext:value-type="float">
            <text:p>0.410</text:p>
          </table:table-cell>
          <table:table-cell table:style-name="ce71" table:formula="of:=100*([.I41]/[.B41]) - 100" office:value-type="float" office:value="0.409988818486767" calcext:value-type="float">
            <text:p>0.410</text:p>
          </table:table-cell>
          <table:table-cell table:style-name="ce73" table:formula="of:=100*([.K41]/[.B41]) - 100" office:value-type="float" office:value="0.782705926202027" calcext:value-type="float">
            <text:p>0.78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554" calcext:value-type="float">
            <text:p>255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0107182" calcext:value-type="float">
            <text:p>0.0107182</text:p>
          </table:table-cell>
          <table:table-cell table:style-name="ce19" office:value-type="float" office:value="2574" calcext:value-type="float">
            <text:p>2574</text:p>
          </table:table-cell>
          <table:table-cell table:style-name="ce43" office:value-type="float" office:value="0.00178566" calcext:value-type="float">
            <text:p>1.79E-03</text:p>
          </table:table-cell>
          <table:table-cell table:style-name="ce19" office:value-type="float" office:value="2574" calcext:value-type="float">
            <text:p>2574</text:p>
          </table:table-cell>
          <table:table-cell table:style-name="ce28" office:value-type="float" office:value="0.302112" calcext:value-type="float">
            <text:p>0.302112</text:p>
          </table:table-cell>
          <table:table-cell table:style-name="ce19" office:value-type="float" office:value="2581" calcext:value-type="float">
            <text:p>2581</text:p>
          </table:table-cell>
          <table:table-cell table:style-name="ce28" office:value-type="float" office:value="0.295978" calcext:value-type="float">
            <text:p>0.295978</text:p>
          </table:table-cell>
          <table:table-cell table:style-name="ce66" table:formula="of:=100*([.E42]/[.B42]) - 100" office:value-type="float" office:value="0.783085356303843" calcext:value-type="float">
            <text:p>0.783</text:p>
          </table:table-cell>
          <table:table-cell table:style-name="ce69" table:formula="of:=100*([.G42]/[.B42]) - 100" office:value-type="float" office:value="0.783085356303843" calcext:value-type="float">
            <text:p>0.783</text:p>
          </table:table-cell>
          <table:table-cell table:style-name="ce71" table:formula="of:=100*([.I42]/[.B42]) - 100" office:value-type="float" office:value="0.783085356303843" calcext:value-type="float">
            <text:p>0.783</text:p>
          </table:table-cell>
          <table:table-cell table:style-name="ce73" table:formula="of:=100*([.K42]/[.B42]) - 100" office:value-type="float" office:value="1.05716523101019" calcext:value-type="float">
            <text:p>1.05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782" calcext:value-type="float">
            <text:p>278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0105347" calcext:value-type="float">
            <text:p>0.0105347</text:p>
          </table:table-cell>
          <table:table-cell table:style-name="ce19" office:value-type="float" office:value="2792" calcext:value-type="float">
            <text:p>2792</text:p>
          </table:table-cell>
          <table:table-cell table:style-name="ce43" office:value-type="float" office:value="0.00163931" calcext:value-type="float">
            <text:p>1.64E-0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8183" calcext:value-type="float">
            <text:p>0.298183</text:p>
          </table:table-cell>
          <table:table-cell table:style-name="ce19" office:value-type="float" office:value="2792" calcext:value-type="float">
            <text:p>2792</text:p>
          </table:table-cell>
          <table:table-cell table:style-name="ce28" office:value-type="float" office:value="0.292515" calcext:value-type="float">
            <text:p>0.292515</text:p>
          </table:table-cell>
          <table:table-cell table:style-name="ce66" table:formula="of:=100*([.E43]/[.B43]) - 100" office:value-type="float" office:value="0.359453630481667" calcext:value-type="float">
            <text:p>0.359</text:p>
          </table:table-cell>
          <table:table-cell table:style-name="ce69" table:formula="of:=100*([.G43]/[.B43]) - 100" office:value-type="float" office:value="0.359453630481667" calcext:value-type="float">
            <text:p>0.359</text:p>
          </table:table-cell>
          <table:table-cell table:style-name="ce71" table:formula="of:=100*([.I43]/[.B43]) - 100" office:value-type="float" office:value="0.359453630481667" calcext:value-type="float">
            <text:p>0.359</text:p>
          </table:table-cell>
          <table:table-cell table:style-name="ce73" table:formula="of:=100*([.K43]/[.B43]) - 100" office:value-type="float" office:value="0.359453630481667" calcext:value-type="float">
            <text:p>0.3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37" calcext:value-type="float">
            <text:p>30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68" calcext:value-type="float">
            <text:p>3168</text:p>
          </table:table-cell>
          <table:table-cell table:style-name="ce28" office:value-type="float" office:value="0.0164254" calcext:value-type="float">
            <text:p>0.0164254</text:p>
          </table:table-cell>
          <table:table-cell table:style-name="ce19" office:value-type="float" office:value="3168" calcext:value-type="float">
            <text:p>3168</text:p>
          </table:table-cell>
          <table:table-cell table:style-name="ce43" office:value-type="float" office:value="0.00256195" calcext:value-type="float">
            <text:p>2.56E-03</text:p>
          </table:table-cell>
          <table:table-cell table:style-name="ce19" office:value-type="float" office:value="3163" calcext:value-type="float">
            <text:p>3163</text:p>
          </table:table-cell>
          <table:table-cell table:style-name="ce28" office:value-type="float" office:value="0.375617" calcext:value-type="float">
            <text:p>0.375617</text:p>
          </table:table-cell>
          <table:table-cell table:style-name="ce19" office:value-type="float" office:value="3232" calcext:value-type="float">
            <text:p>3232</text:p>
          </table:table-cell>
          <table:table-cell table:style-name="ce28" office:value-type="float" office:value="0.363233" calcext:value-type="float">
            <text:p>0.363233</text:p>
          </table:table-cell>
          <table:table-cell table:style-name="ce66" table:formula="of:=100*([.E44]/[.B44]) - 100" office:value-type="float" office:value="4.31346723740533" calcext:value-type="float">
            <text:p>4.313</text:p>
          </table:table-cell>
          <table:table-cell table:style-name="ce69" table:formula="of:=100*([.G44]/[.B44]) - 100" office:value-type="float" office:value="4.31346723740533" calcext:value-type="float">
            <text:p>4.313</text:p>
          </table:table-cell>
          <table:table-cell table:style-name="ce71" table:formula="of:=100*([.I44]/[.B44]) - 100" office:value-type="float" office:value="4.14883108330591" calcext:value-type="float">
            <text:p>4.149</text:p>
          </table:table-cell>
          <table:table-cell table:style-name="ce73" table:formula="of:=100*([.K44]/[.B44]) - 100" office:value-type="float" office:value="6.42081000987818" calcext:value-type="float">
            <text:p>6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1" calcext:value-type="float">
            <text:p>29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0163804" calcext:value-type="float">
            <text:p>0.0163804</text:p>
          </table:table-cell>
          <table:table-cell table:style-name="ce19" office:value-type="float" office:value="3021" calcext:value-type="float">
            <text:p>3021</text:p>
          </table:table-cell>
          <table:table-cell table:style-name="ce43" office:value-type="float" office:value="0.00231645" calcext:value-type="float">
            <text:p>2.32E-03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74554" calcext:value-type="float">
            <text:p>0.374554</text:p>
          </table:table-cell>
          <table:table-cell table:style-name="ce19" office:value-type="float" office:value="3021" calcext:value-type="float">
            <text:p>3021</text:p>
          </table:table-cell>
          <table:table-cell table:style-name="ce28" office:value-type="float" office:value="0.364501" calcext:value-type="float">
            <text:p>0.364501</text:p>
          </table:table-cell>
          <table:table-cell table:style-name="ce66" table:formula="of:=100*([.E45]/[.B45]) - 100" office:value-type="float" office:value="3.77877018206803" calcext:value-type="float">
            <text:p>3.779</text:p>
          </table:table-cell>
          <table:table-cell table:style-name="ce69" table:formula="of:=100*([.G45]/[.B45]) - 100" office:value-type="float" office:value="3.77877018206803" calcext:value-type="float">
            <text:p>3.779</text:p>
          </table:table-cell>
          <table:table-cell table:style-name="ce71" table:formula="of:=100*([.I45]/[.B45]) - 100" office:value-type="float" office:value="3.77877018206803" calcext:value-type="float">
            <text:p>3.779</text:p>
          </table:table-cell>
          <table:table-cell table:style-name="ce73" table:formula="of:=100*([.K45]/[.B45]) - 100" office:value-type="float" office:value="3.77877018206803" calcext:value-type="float">
            <text:p>3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871" calcext:value-type="float">
            <text:p>287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36" calcext:value-type="float">
            <text:p>3036</text:p>
          </table:table-cell>
          <table:table-cell table:style-name="ce28" office:value-type="float" office:value="0.0171083" calcext:value-type="float">
            <text:p>0.0171083</text:p>
          </table:table-cell>
          <table:table-cell table:style-name="ce19" office:value-type="float" office:value="3036" calcext:value-type="float">
            <text:p>3036</text:p>
          </table:table-cell>
          <table:table-cell table:style-name="ce43" office:value-type="float" office:value="0.00237218" calcext:value-type="float">
            <text:p>2.37E-03</text:p>
          </table:table-cell>
          <table:table-cell table:style-name="ce19" office:value-type="float" office:value="3008" calcext:value-type="float">
            <text:p>3008</text:p>
          </table:table-cell>
          <table:table-cell table:style-name="ce28" office:value-type="float" office:value="0.366405" calcext:value-type="float">
            <text:p>0.366405</text:p>
          </table:table-cell>
          <table:table-cell table:style-name="ce19" office:value-type="float" office:value="3014" calcext:value-type="float">
            <text:p>3014</text:p>
          </table:table-cell>
          <table:table-cell table:style-name="ce28" office:value-type="float" office:value="0.363442" calcext:value-type="float">
            <text:p>0.363442</text:p>
          </table:table-cell>
          <table:table-cell table:style-name="ce66" table:formula="of:=100*([.E46]/[.B46]) - 100" office:value-type="float" office:value="5.74712643678161" calcext:value-type="float">
            <text:p>5.747</text:p>
          </table:table-cell>
          <table:table-cell table:style-name="ce69" table:formula="of:=100*([.G46]/[.B46]) - 100" office:value-type="float" office:value="5.74712643678161" calcext:value-type="float">
            <text:p>5.747</text:p>
          </table:table-cell>
          <table:table-cell table:style-name="ce71" table:formula="of:=100*([.I46]/[.B46]) - 100" office:value-type="float" office:value="4.77185649599443" calcext:value-type="float">
            <text:p>4.772</text:p>
          </table:table-cell>
          <table:table-cell table:style-name="ce73" table:formula="of:=100*([.K46]/[.B46]) - 100" office:value-type="float" office:value="4.98084291187739" calcext:value-type="float">
            <text:p>4.98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67" calcext:value-type="float">
            <text:p>306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4" calcext:value-type="float">
            <text:p>3194</text:p>
          </table:table-cell>
          <table:table-cell table:style-name="ce28" office:value-type="float" office:value="0.0160485" calcext:value-type="float">
            <text:p>0.0160485</text:p>
          </table:table-cell>
          <table:table-cell table:style-name="ce19" office:value-type="float" office:value="3194" calcext:value-type="float">
            <text:p>3194</text:p>
          </table:table-cell>
          <table:table-cell table:style-name="ce43" office:value-type="float" office:value="0.00247362" calcext:value-type="float">
            <text:p>2.47E-03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7446" calcext:value-type="float">
            <text:p>0.37446</text:p>
          </table:table-cell>
          <table:table-cell table:style-name="ce19" office:value-type="float" office:value="3174" calcext:value-type="float">
            <text:p>3174</text:p>
          </table:table-cell>
          <table:table-cell table:style-name="ce28" office:value-type="float" office:value="0.363084" calcext:value-type="float">
            <text:p>0.363084</text:p>
          </table:table-cell>
          <table:table-cell table:style-name="ce66" table:formula="of:=100*([.E47]/[.B47]) - 100" office:value-type="float" office:value="4.14085425497228" calcext:value-type="float">
            <text:p>4.141</text:p>
          </table:table-cell>
          <table:table-cell table:style-name="ce69" table:formula="of:=100*([.G47]/[.B47]) - 100" office:value-type="float" office:value="4.14085425497228" calcext:value-type="float">
            <text:p>4.141</text:p>
          </table:table-cell>
          <table:table-cell table:style-name="ce71" table:formula="of:=100*([.I47]/[.B47]) - 100" office:value-type="float" office:value="3.48875122269318" calcext:value-type="float">
            <text:p>3.489</text:p>
          </table:table-cell>
          <table:table-cell table:style-name="ce73" table:formula="of:=100*([.K47]/[.B47]) - 100" office:value-type="float" office:value="3.48875122269318" calcext:value-type="float">
            <text:p>3.48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11" calcext:value-type="float">
            <text:p>301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59" calcext:value-type="float">
            <text:p>3159</text:p>
          </table:table-cell>
          <table:table-cell table:style-name="ce28" office:value-type="float" office:value="0.0165512" calcext:value-type="float">
            <text:p>0.0165512</text:p>
          </table:table-cell>
          <table:table-cell table:style-name="ce19" office:value-type="float" office:value="3159" calcext:value-type="float">
            <text:p>3159</text:p>
          </table:table-cell>
          <table:table-cell table:style-name="ce43" office:value-type="float" office:value="0.00226293" calcext:value-type="float">
            <text:p>2.26E-03</text:p>
          </table:table-cell>
          <table:table-cell table:style-name="ce19" office:value-type="float" office:value="3150" calcext:value-type="float">
            <text:p>3150</text:p>
          </table:table-cell>
          <table:table-cell table:style-name="ce28" office:value-type="float" office:value="0.370132" calcext:value-type="float">
            <text:p>0.370132</text:p>
          </table:table-cell>
          <table:table-cell table:style-name="ce19" office:value-type="float" office:value="3185" calcext:value-type="float">
            <text:p>3185</text:p>
          </table:table-cell>
          <table:table-cell table:style-name="ce28" office:value-type="float" office:value="0.365067" calcext:value-type="float">
            <text:p>0.365067</text:p>
          </table:table-cell>
          <table:table-cell table:style-name="ce66" table:formula="of:=100*([.E48]/[.B48]) - 100" office:value-type="float" office:value="4.91531052806377" calcext:value-type="float">
            <text:p>4.915</text:p>
          </table:table-cell>
          <table:table-cell table:style-name="ce69" table:formula="of:=100*([.G48]/[.B48]) - 100" office:value-type="float" office:value="4.91531052806377" calcext:value-type="float">
            <text:p>4.915</text:p>
          </table:table-cell>
          <table:table-cell table:style-name="ce71" table:formula="of:=100*([.I48]/[.B48]) - 100" office:value-type="float" office:value="4.61640650946529" calcext:value-type="float">
            <text:p>4.616</text:p>
          </table:table-cell>
          <table:table-cell table:style-name="ce73" table:formula="of:=100*([.K48]/[.B48]) - 100" office:value-type="float" office:value="5.77881102623714" calcext:value-type="float">
            <text:p>5.77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21" calcext:value-type="float">
            <text:p>302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78" calcext:value-type="float">
            <text:p>3178</text:p>
          </table:table-cell>
          <table:table-cell table:style-name="ce28" office:value-type="float" office:value="0.0171159" calcext:value-type="float">
            <text:p>0.0171159</text:p>
          </table:table-cell>
          <table:table-cell table:style-name="ce19" office:value-type="float" office:value="3178" calcext:value-type="float">
            <text:p>3178</text:p>
          </table:table-cell>
          <table:table-cell table:style-name="ce43" office:value-type="float" office:value="0.00251938" calcext:value-type="float">
            <text:p>2.52E-03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7936" calcext:value-type="float">
            <text:p>0.377936</text:p>
          </table:table-cell>
          <table:table-cell table:style-name="ce19" office:value-type="float" office:value="3172" calcext:value-type="float">
            <text:p>3172</text:p>
          </table:table-cell>
          <table:table-cell table:style-name="ce28" office:value-type="float" office:value="0.371037" calcext:value-type="float">
            <text:p>0.371037</text:p>
          </table:table-cell>
          <table:table-cell table:style-name="ce66" table:formula="of:=100*([.E49]/[.B49]) - 100" office:value-type="float" office:value="5.1969546507779" calcext:value-type="float">
            <text:p>5.197</text:p>
          </table:table-cell>
          <table:table-cell table:style-name="ce69" table:formula="of:=100*([.G49]/[.B49]) - 100" office:value-type="float" office:value="5.1969546507779" calcext:value-type="float">
            <text:p>5.197</text:p>
          </table:table-cell>
          <table:table-cell table:style-name="ce71" table:formula="of:=100*([.I49]/[.B49]) - 100" office:value-type="float" office:value="4.99834491890103" calcext:value-type="float">
            <text:p>4.998</text:p>
          </table:table-cell>
          <table:table-cell table:style-name="ce73" table:formula="of:=100*([.K49]/[.B49]) - 100" office:value-type="float" office:value="4.99834491890103" calcext:value-type="float">
            <text:p>4.99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24" calcext:value-type="float">
            <text:p>3124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0163922" calcext:value-type="float">
            <text:p>0.0163922</text:p>
          </table:table-cell>
          <table:table-cell table:style-name="ce19" office:value-type="float" office:value="3277" calcext:value-type="float">
            <text:p>3277</text:p>
          </table:table-cell>
          <table:table-cell table:style-name="ce43" office:value-type="float" office:value="0.00217502" calcext:value-type="float">
            <text:p>2.18E-03</text:p>
          </table:table-cell>
          <table:table-cell table:style-name="ce19" office:value-type="float" office:value="3277" calcext:value-type="float">
            <text:p>3277</text:p>
          </table:table-cell>
          <table:table-cell table:style-name="ce28" office:value-type="float" office:value="0.37152" calcext:value-type="float">
            <text:p>0.37152</text:p>
          </table:table-cell>
          <table:table-cell table:style-name="ce19" office:value-type="float" office:value="3278" calcext:value-type="float">
            <text:p>3278</text:p>
          </table:table-cell>
          <table:table-cell table:style-name="ce28" office:value-type="float" office:value="0.364336" calcext:value-type="float">
            <text:p>0.364336</text:p>
          </table:table-cell>
          <table:table-cell table:style-name="ce66" table:formula="of:=100*([.E50]/[.B50]) - 100" office:value-type="float" office:value="4.89756722151088" calcext:value-type="float">
            <text:p>4.898</text:p>
          </table:table-cell>
          <table:table-cell table:style-name="ce69" table:formula="of:=100*([.G50]/[.B50]) - 100" office:value-type="float" office:value="4.89756722151088" calcext:value-type="float">
            <text:p>4.898</text:p>
          </table:table-cell>
          <table:table-cell table:style-name="ce71" table:formula="of:=100*([.I50]/[.B50]) - 100" office:value-type="float" office:value="4.89756722151088" calcext:value-type="float">
            <text:p>4.898</text:p>
          </table:table-cell>
          <table:table-cell table:style-name="ce73" table:formula="of:=100*([.K50]/[.B50]) - 100" office:value-type="float" office:value="4.92957746478872" calcext:value-type="float">
            <text:p>4.9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048" calcext:value-type="float">
            <text:p>30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193" calcext:value-type="float">
            <text:p>3193</text:p>
          </table:table-cell>
          <table:table-cell table:style-name="ce28" office:value-type="float" office:value="0.0159489" calcext:value-type="float">
            <text:p>0.0159489</text:p>
          </table:table-cell>
          <table:table-cell table:style-name="ce19" office:value-type="float" office:value="3193" calcext:value-type="float">
            <text:p>3193</text:p>
          </table:table-cell>
          <table:table-cell table:style-name="ce43" office:value-type="float" office:value="0.00222801" calcext:value-type="float">
            <text:p>2.23E-03</text:p>
          </table:table-cell>
          <table:table-cell table:style-name="ce19" office:value-type="float" office:value="3192" calcext:value-type="float">
            <text:p>3192</text:p>
          </table:table-cell>
          <table:table-cell table:style-name="ce28" office:value-type="float" office:value="0.368934" calcext:value-type="float">
            <text:p>0.368934</text:p>
          </table:table-cell>
          <table:table-cell table:style-name="ce19" office:value-type="float" office:value="3224" calcext:value-type="float">
            <text:p>3224</text:p>
          </table:table-cell>
          <table:table-cell table:style-name="ce28" office:value-type="float" office:value="0.367555" calcext:value-type="float">
            <text:p>0.367555</text:p>
          </table:table-cell>
          <table:table-cell table:style-name="ce66" table:formula="of:=100*([.E51]/[.B51]) - 100" office:value-type="float" office:value="4.75721784776904" calcext:value-type="float">
            <text:p>4.757</text:p>
          </table:table-cell>
          <table:table-cell table:style-name="ce69" table:formula="of:=100*([.G51]/[.B51]) - 100" office:value-type="float" office:value="4.75721784776904" calcext:value-type="float">
            <text:p>4.757</text:p>
          </table:table-cell>
          <table:table-cell table:style-name="ce71" table:formula="of:=100*([.I51]/[.B51]) - 100" office:value-type="float" office:value="4.72440944881889" calcext:value-type="float">
            <text:p>4.724</text:p>
          </table:table-cell>
          <table:table-cell table:style-name="ce73" table:formula="of:=100*([.K51]/[.B51]) - 100" office:value-type="float" office:value="5.77427821522309" calcext:value-type="float">
            <text:p>5.77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910" calcext:value-type="float">
            <text:p>291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0162315" calcext:value-type="float">
            <text:p>0.0162315</text:p>
          </table:table-cell>
          <table:table-cell table:style-name="ce19" office:value-type="float" office:value="3015" calcext:value-type="float">
            <text:p>3015</text:p>
          </table:table-cell>
          <table:table-cell table:style-name="ce43" office:value-type="float" office:value="0.00221066" calcext:value-type="float">
            <text:p>2.21E-03</text:p>
          </table:table-cell>
          <table:table-cell table:style-name="ce19" office:value-type="float" office:value="3015" calcext:value-type="float">
            <text:p>3015</text:p>
          </table:table-cell>
          <table:table-cell table:style-name="ce28" office:value-type="float" office:value="0.36649" calcext:value-type="float">
            <text:p>0.36649</text:p>
          </table:table-cell>
          <table:table-cell table:style-name="ce19" office:value-type="float" office:value="3025" calcext:value-type="float">
            <text:p>3025</text:p>
          </table:table-cell>
          <table:table-cell table:style-name="ce28" office:value-type="float" office:value="0.362028" calcext:value-type="float">
            <text:p>0.362028</text:p>
          </table:table-cell>
          <table:table-cell table:style-name="ce66" table:formula="of:=100*([.E52]/[.B52]) - 100" office:value-type="float" office:value="3.60824742268042" calcext:value-type="float">
            <text:p>3.608</text:p>
          </table:table-cell>
          <table:table-cell table:style-name="ce69" table:formula="of:=100*([.G52]/[.B52]) - 100" office:value-type="float" office:value="3.60824742268042" calcext:value-type="float">
            <text:p>3.608</text:p>
          </table:table-cell>
          <table:table-cell table:style-name="ce71" table:formula="of:=100*([.I52]/[.B52]) - 100" office:value-type="float" office:value="3.60824742268042" calcext:value-type="float">
            <text:p>3.608</text:p>
          </table:table-cell>
          <table:table-cell table:style-name="ce73" table:formula="of:=100*([.K52]/[.B52]) - 100" office:value-type="float" office:value="3.95189003436427" calcext:value-type="float">
            <text:p>3.95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100" calcext:value-type="float">
            <text:p>31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01625" calcext:value-type="float">
            <text:p>0.01625</text:p>
          </table:table-cell>
          <table:table-cell table:style-name="ce19" office:value-type="float" office:value="3257" calcext:value-type="float">
            <text:p>3257</text:p>
          </table:table-cell>
          <table:table-cell table:style-name="ce43" office:value-type="float" office:value="0.0024261" calcext:value-type="float">
            <text:p>2.43E-03</text:p>
          </table:table-cell>
          <table:table-cell table:style-name="ce19" office:value-type="float" office:value="3257" calcext:value-type="float">
            <text:p>3257</text:p>
          </table:table-cell>
          <table:table-cell table:style-name="ce28" office:value-type="float" office:value="0.373153" calcext:value-type="float">
            <text:p>0.373153</text:p>
          </table:table-cell>
          <table:table-cell table:style-name="ce19" office:value-type="float" office:value="3264" calcext:value-type="float">
            <text:p>3264</text:p>
          </table:table-cell>
          <table:table-cell table:style-name="ce28" office:value-type="float" office:value="0.368315" calcext:value-type="float">
            <text:p>0.368315</text:p>
          </table:table-cell>
          <table:table-cell table:style-name="ce66" table:formula="of:=100*([.E53]/[.B53]) - 100" office:value-type="float" office:value="5.06451612903224" calcext:value-type="float">
            <text:p>5.065</text:p>
          </table:table-cell>
          <table:table-cell table:style-name="ce69" table:formula="of:=100*([.G53]/[.B53]) - 100" office:value-type="float" office:value="5.06451612903224" calcext:value-type="float">
            <text:p>5.065</text:p>
          </table:table-cell>
          <table:table-cell table:style-name="ce71" table:formula="of:=100*([.I53]/[.B53]) - 100" office:value-type="float" office:value="5.06451612903224" calcext:value-type="float">
            <text:p>5.065</text:p>
          </table:table-cell>
          <table:table-cell table:style-name="ce73" table:formula="of:=100*([.K53]/[.B53]) - 100" office:value-type="float" office:value="5.29032258064517" calcext:value-type="float">
            <text:p>5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886" calcext:value-type="float">
            <text:p>3886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24" calcext:value-type="float">
            <text:p>4024</text:p>
          </table:table-cell>
          <table:table-cell table:style-name="ce28" office:value-type="float" office:value="0.0268164" calcext:value-type="float">
            <text:p>0.0268164</text:p>
          </table:table-cell>
          <table:table-cell table:style-name="ce19" office:value-type="float" office:value="4024" calcext:value-type="float">
            <text:p>4024</text:p>
          </table:table-cell>
          <table:table-cell table:style-name="ce43" office:value-type="float" office:value="0.00350503" calcext:value-type="float">
            <text:p>3.51E-03</text:p>
          </table:table-cell>
          <table:table-cell table:style-name="ce19" office:value-type="float" office:value="4036" calcext:value-type="float">
            <text:p>4036</text:p>
          </table:table-cell>
          <table:table-cell table:style-name="ce28" office:value-type="float" office:value="0.496225" calcext:value-type="float">
            <text:p>0.496225</text:p>
          </table:table-cell>
          <table:table-cell table:style-name="ce19" office:value-type="float" office:value="4097" calcext:value-type="float">
            <text:p>4097</text:p>
          </table:table-cell>
          <table:table-cell table:style-name="ce28" office:value-type="float" office:value="0.494416" calcext:value-type="float">
            <text:p>0.494416</text:p>
          </table:table-cell>
          <table:table-cell table:style-name="ce66" table:formula="of:=100*([.E54]/[.B54]) - 100" office:value-type="float" office:value="3.55120946989192" calcext:value-type="float">
            <text:p>3.551</text:p>
          </table:table-cell>
          <table:table-cell table:style-name="ce69" table:formula="of:=100*([.G54]/[.B54]) - 100" office:value-type="float" office:value="3.55120946989192" calcext:value-type="float">
            <text:p>3.551</text:p>
          </table:table-cell>
          <table:table-cell table:style-name="ce71" table:formula="of:=100*([.I54]/[.B54]) - 100" office:value-type="float" office:value="3.86001029336079" calcext:value-type="float">
            <text:p>3.860</text:p>
          </table:table-cell>
          <table:table-cell table:style-name="ce73" table:formula="of:=100*([.K54]/[.B54]) - 100" office:value-type="float" office:value="5.42974781266084" calcext:value-type="float">
            <text:p>5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3" calcext:value-type="float">
            <text:p>373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1" calcext:value-type="float">
            <text:p>3921</text:p>
          </table:table-cell>
          <table:table-cell table:style-name="ce28" office:value-type="float" office:value="0.0263293" calcext:value-type="float">
            <text:p>0.0263293</text:p>
          </table:table-cell>
          <table:table-cell table:style-name="ce19" office:value-type="float" office:value="3921" calcext:value-type="float">
            <text:p>3921</text:p>
          </table:table-cell>
          <table:table-cell table:style-name="ce43" office:value-type="float" office:value="0.0032347" calcext:value-type="float">
            <text:p>3.23E-03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493416" calcext:value-type="float">
            <text:p>0.493416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0941" calcext:value-type="float">
            <text:p>0.490941</text:p>
          </table:table-cell>
          <table:table-cell table:style-name="ce66" table:formula="of:=100*([.E55]/[.B55]) - 100" office:value-type="float" office:value="5.0361639432092" calcext:value-type="float">
            <text:p>5.036</text:p>
          </table:table-cell>
          <table:table-cell table:style-name="ce69" table:formula="of:=100*([.G55]/[.B55]) - 100" office:value-type="float" office:value="5.0361639432092" calcext:value-type="float">
            <text:p>5.036</text:p>
          </table:table-cell>
          <table:table-cell table:style-name="ce71" table:formula="of:=100*([.I55]/[.B55]) - 100" office:value-type="float" office:value="5.27725689793732" calcext:value-type="float">
            <text:p>5.277</text:p>
          </table:table-cell>
          <table:table-cell table:style-name="ce73" table:formula="of:=100*([.K55]/[.B55]) - 100" office:value-type="float" office:value="7.76855076346101" calcext:value-type="float">
            <text:p>7.76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73" calcext:value-type="float">
            <text:p>3673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90" calcext:value-type="float">
            <text:p>3890</text:p>
          </table:table-cell>
          <table:table-cell table:style-name="ce28" office:value-type="float" office:value="0.0264788" calcext:value-type="float">
            <text:p>0.0264788</text:p>
          </table:table-cell>
          <table:table-cell table:style-name="ce19" office:value-type="float" office:value="3890" calcext:value-type="float">
            <text:p>3890</text:p>
          </table:table-cell>
          <table:table-cell table:style-name="ce43" office:value-type="float" office:value="0.00327099" calcext:value-type="float">
            <text:p>3.27E-03</text:p>
          </table:table-cell>
          <table:table-cell table:style-name="ce19" office:value-type="float" office:value="3862" calcext:value-type="float">
            <text:p>3862</text:p>
          </table:table-cell>
          <table:table-cell table:style-name="ce28" office:value-type="float" office:value="0.493166" calcext:value-type="float">
            <text:p>0.493166</text:p>
          </table:table-cell>
          <table:table-cell table:style-name="ce19" office:value-type="float" office:value="3939" calcext:value-type="float">
            <text:p>3939</text:p>
          </table:table-cell>
          <table:table-cell table:style-name="ce28" office:value-type="float" office:value="0.494591" calcext:value-type="float">
            <text:p>0.494591</text:p>
          </table:table-cell>
          <table:table-cell table:style-name="ce66" table:formula="of:=100*([.E56]/[.B56]) - 100" office:value-type="float" office:value="5.90797713041111" calcext:value-type="float">
            <text:p>5.908</text:p>
          </table:table-cell>
          <table:table-cell table:style-name="ce69" table:formula="of:=100*([.G56]/[.B56]) - 100" office:value-type="float" office:value="5.90797713041111" calcext:value-type="float">
            <text:p>5.908</text:p>
          </table:table-cell>
          <table:table-cell table:style-name="ce71" table:formula="of:=100*([.I56]/[.B56]) - 100" office:value-type="float" office:value="5.14565750068063" calcext:value-type="float">
            <text:p>5.146</text:p>
          </table:table-cell>
          <table:table-cell table:style-name="ce73" table:formula="of:=100*([.K56]/[.B56]) - 100" office:value-type="float" office:value="7.24203648243942" calcext:value-type="float">
            <text:p>7.2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55" calcext:value-type="float">
            <text:p>3755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87" calcext:value-type="float">
            <text:p>3987</text:p>
          </table:table-cell>
          <table:table-cell table:style-name="ce28" office:value-type="float" office:value="0.0265375" calcext:value-type="float">
            <text:p>0.0265375</text:p>
          </table:table-cell>
          <table:table-cell table:style-name="ce19" office:value-type="float" office:value="3987" calcext:value-type="float">
            <text:p>3987</text:p>
          </table:table-cell>
          <table:table-cell table:style-name="ce43" office:value-type="float" office:value="0.0033592" calcext:value-type="float">
            <text:p>3.36E-03</text:p>
          </table:table-cell>
          <table:table-cell table:style-name="ce19" office:value-type="float" office:value="3958" calcext:value-type="float">
            <text:p>3958</text:p>
          </table:table-cell>
          <table:table-cell table:style-name="ce28" office:value-type="float" office:value="0.497848" calcext:value-type="float">
            <text:p>0.497848</text:p>
          </table:table-cell>
          <table:table-cell table:style-name="ce19" office:value-type="float" office:value="4034" calcext:value-type="float">
            <text:p>4034</text:p>
          </table:table-cell>
          <table:table-cell table:style-name="ce28" office:value-type="float" office:value="0.499717" calcext:value-type="float">
            <text:p>0.499717</text:p>
          </table:table-cell>
          <table:table-cell table:style-name="ce66" table:formula="of:=100*([.E57]/[.B57]) - 100" office:value-type="float" office:value="6.17842876165113" calcext:value-type="float">
            <text:p>6.178</text:p>
          </table:table-cell>
          <table:table-cell table:style-name="ce69" table:formula="of:=100*([.G57]/[.B57]) - 100" office:value-type="float" office:value="6.17842876165113" calcext:value-type="float">
            <text:p>6.178</text:p>
          </table:table-cell>
          <table:table-cell table:style-name="ce71" table:formula="of:=100*([.I57]/[.B57]) - 100" office:value-type="float" office:value="5.40612516644474" calcext:value-type="float">
            <text:p>5.406</text:p>
          </table:table-cell>
          <table:table-cell table:style-name="ce73" table:formula="of:=100*([.K57]/[.B57]) - 100" office:value-type="float" office:value="7.43009320905459" calcext:value-type="float">
            <text:p>7.4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648" calcext:value-type="float">
            <text:p>3648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835" calcext:value-type="float">
            <text:p>3835</text:p>
          </table:table-cell>
          <table:table-cell table:style-name="ce28" office:value-type="float" office:value="0.0263112" calcext:value-type="float">
            <text:p>0.0263112</text:p>
          </table:table-cell>
          <table:table-cell table:style-name="ce19" office:value-type="float" office:value="3835" calcext:value-type="float">
            <text:p>3835</text:p>
          </table:table-cell>
          <table:table-cell table:style-name="ce43" office:value-type="float" office:value="0.00350558" calcext:value-type="float">
            <text:p>3.51E-03</text:p>
          </table:table-cell>
          <table:table-cell table:style-name="ce19" office:value-type="float" office:value="3846" calcext:value-type="float">
            <text:p>3846</text:p>
          </table:table-cell>
          <table:table-cell table:style-name="ce28" office:value-type="float" office:value="0.494046" calcext:value-type="float">
            <text:p>0.494046</text:p>
          </table:table-cell>
          <table:table-cell table:style-name="ce19" office:value-type="float" office:value="3900" calcext:value-type="float">
            <text:p>3900</text:p>
          </table:table-cell>
          <table:table-cell table:style-name="ce28" office:value-type="float" office:value="0.489647" calcext:value-type="float">
            <text:p>0.489647</text:p>
          </table:table-cell>
          <table:table-cell table:style-name="ce66" table:formula="of:=100*([.E58]/[.B58]) - 100" office:value-type="float" office:value="5.12609649122805" calcext:value-type="float">
            <text:p>5.126</text:p>
          </table:table-cell>
          <table:table-cell table:style-name="ce69" table:formula="of:=100*([.G58]/[.B58]) - 100" office:value-type="float" office:value="5.12609649122805" calcext:value-type="float">
            <text:p>5.126</text:p>
          </table:table-cell>
          <table:table-cell table:style-name="ce71" table:formula="of:=100*([.I58]/[.B58]) - 100" office:value-type="float" office:value="5.42763157894737" calcext:value-type="float">
            <text:p>5.428</text:p>
          </table:table-cell>
          <table:table-cell table:style-name="ce73" table:formula="of:=100*([.K58]/[.B58]) - 100" office:value-type="float" office:value="6.9078947368421" calcext:value-type="float">
            <text:p>6.90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19" calcext:value-type="float">
            <text:p>3719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20" calcext:value-type="float">
            <text:p>3920</text:p>
          </table:table-cell>
          <table:table-cell table:style-name="ce28" office:value-type="float" office:value="0.0258203" calcext:value-type="float">
            <text:p>0.0258203</text:p>
          </table:table-cell>
          <table:table-cell table:style-name="ce19" office:value-type="float" office:value="3920" calcext:value-type="float">
            <text:p>3920</text:p>
          </table:table-cell>
          <table:table-cell table:style-name="ce43" office:value-type="float" office:value="0.00332205" calcext:value-type="float">
            <text:p>3.32E-03</text:p>
          </table:table-cell>
          <table:table-cell table:style-name="ce19" office:value-type="float" office:value="3867" calcext:value-type="float">
            <text:p>3867</text:p>
          </table:table-cell>
          <table:table-cell table:style-name="ce28" office:value-type="float" office:value="0.495837" calcext:value-type="float">
            <text:p>0.495837</text:p>
          </table:table-cell>
          <table:table-cell table:style-name="ce19" office:value-type="float" office:value="3943" calcext:value-type="float">
            <text:p>3943</text:p>
          </table:table-cell>
          <table:table-cell table:style-name="ce28" office:value-type="float" office:value="0.497128" calcext:value-type="float">
            <text:p>0.497128</text:p>
          </table:table-cell>
          <table:table-cell table:style-name="ce66" table:formula="of:=100*([.E59]/[.B59]) - 100" office:value-type="float" office:value="5.40467867706373" calcext:value-type="float">
            <text:p>5.405</text:p>
          </table:table-cell>
          <table:table-cell table:style-name="ce69" table:formula="of:=100*([.G59]/[.B59]) - 100" office:value-type="float" office:value="5.40467867706373" calcext:value-type="float">
            <text:p>5.405</text:p>
          </table:table-cell>
          <table:table-cell table:style-name="ce71" table:formula="of:=100*([.I59]/[.B59]) - 100" office:value-type="float" office:value="3.979564399032" calcext:value-type="float">
            <text:p>3.980</text:p>
          </table:table-cell>
          <table:table-cell table:style-name="ce73" table:formula="of:=100*([.K59]/[.B59]) - 100" office:value-type="float" office:value="6.02312449583222" calcext:value-type="float">
            <text:p>6.02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0" calcext:value-type="float">
            <text:p>373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66811" calcext:value-type="float">
            <text:p>0.0266811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42707" calcext:value-type="float">
            <text:p>3.43E-03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503504" calcext:value-type="float">
            <text:p>0.503504</text:p>
          </table:table-cell>
          <table:table-cell table:style-name="ce19" office:value-type="float" office:value="4030" calcext:value-type="float">
            <text:p>4030</text:p>
          </table:table-cell>
          <table:table-cell table:style-name="ce28" office:value-type="float" office:value="0.495227" calcext:value-type="float">
            <text:p>0.495227</text:p>
          </table:table-cell>
          <table:table-cell table:style-name="ce66" table:formula="of:=100*([.E60]/[.B60]) - 100" office:value-type="float" office:value="5.95174262734584" calcext:value-type="float">
            <text:p>5.952</text:p>
          </table:table-cell>
          <table:table-cell table:style-name="ce69" table:formula="of:=100*([.G60]/[.B60]) - 100" office:value-type="float" office:value="5.95174262734584" calcext:value-type="float">
            <text:p>5.952</text:p>
          </table:table-cell>
          <table:table-cell table:style-name="ce71" table:formula="of:=100*([.I60]/[.B60]) - 100" office:value-type="float" office:value="5.95174262734584" calcext:value-type="float">
            <text:p>5.952</text:p>
          </table:table-cell>
          <table:table-cell table:style-name="ce73" table:formula="of:=100*([.K60]/[.B60]) - 100" office:value-type="float" office:value="8.04289544235925" calcext:value-type="float">
            <text:p>8.0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37" calcext:value-type="float">
            <text:p>3737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30" calcext:value-type="float">
            <text:p>3930</text:p>
          </table:table-cell>
          <table:table-cell table:style-name="ce28" office:value-type="float" office:value="0.0266141" calcext:value-type="float">
            <text:p>0.0266141</text:p>
          </table:table-cell>
          <table:table-cell table:style-name="ce19" office:value-type="float" office:value="3930" calcext:value-type="float">
            <text:p>3930</text:p>
          </table:table-cell>
          <table:table-cell table:style-name="ce43" office:value-type="float" office:value="0.003548" calcext:value-type="float">
            <text:p>3.55E-03</text:p>
          </table:table-cell>
          <table:table-cell table:style-name="ce19" office:value-type="float" office:value="3933" calcext:value-type="float">
            <text:p>3933</text:p>
          </table:table-cell>
          <table:table-cell table:style-name="ce28" office:value-type="float" office:value="0.495549" calcext:value-type="float">
            <text:p>0.495549</text:p>
          </table:table-cell>
          <table:table-cell table:style-name="ce19" office:value-type="float" office:value="4023" calcext:value-type="float">
            <text:p>4023</text:p>
          </table:table-cell>
          <table:table-cell table:style-name="ce28" office:value-type="float" office:value="0.498092" calcext:value-type="float">
            <text:p>0.498092</text:p>
          </table:table-cell>
          <table:table-cell table:style-name="ce66" table:formula="of:=100*([.E61]/[.B61]) - 100" office:value-type="float" office:value="5.16457051110517" calcext:value-type="float">
            <text:p>5.165</text:p>
          </table:table-cell>
          <table:table-cell table:style-name="ce69" table:formula="of:=100*([.G61]/[.B61]) - 100" office:value-type="float" office:value="5.16457051110517" calcext:value-type="float">
            <text:p>5.165</text:p>
          </table:table-cell>
          <table:table-cell table:style-name="ce71" table:formula="of:=100*([.I61]/[.B61]) - 100" office:value-type="float" office:value="5.24484880920524" calcext:value-type="float">
            <text:p>5.245</text:p>
          </table:table-cell>
          <table:table-cell table:style-name="ce73" table:formula="of:=100*([.K61]/[.B61]) - 100" office:value-type="float" office:value="7.65319775220765" calcext:value-type="float">
            <text:p>7.65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72" calcext:value-type="float">
            <text:p>3772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3952" calcext:value-type="float">
            <text:p>3952</text:p>
          </table:table-cell>
          <table:table-cell table:style-name="ce28" office:value-type="float" office:value="0.0259362" calcext:value-type="float">
            <text:p>0.0259362</text:p>
          </table:table-cell>
          <table:table-cell table:style-name="ce19" office:value-type="float" office:value="3952" calcext:value-type="float">
            <text:p>3952</text:p>
          </table:table-cell>
          <table:table-cell table:style-name="ce43" office:value-type="float" office:value="0.00334719" calcext:value-type="float">
            <text:p>3.35E-03</text:p>
          </table:table-cell>
          <table:table-cell table:style-name="ce19" office:value-type="float" office:value="3948" calcext:value-type="float">
            <text:p>3948</text:p>
          </table:table-cell>
          <table:table-cell table:style-name="ce28" office:value-type="float" office:value="0.497505" calcext:value-type="float">
            <text:p>0.497505</text:p>
          </table:table-cell>
          <table:table-cell table:style-name="ce19" office:value-type="float" office:value="4053" calcext:value-type="float">
            <text:p>4053</text:p>
          </table:table-cell>
          <table:table-cell table:style-name="ce28" office:value-type="float" office:value="0.490898" calcext:value-type="float">
            <text:p>0.490898</text:p>
          </table:table-cell>
          <table:table-cell table:style-name="ce66" table:formula="of:=100*([.E62]/[.B62]) - 100" office:value-type="float" office:value="4.77200424178155" calcext:value-type="float">
            <text:p>4.772</text:p>
          </table:table-cell>
          <table:table-cell table:style-name="ce69" table:formula="of:=100*([.G62]/[.B62]) - 100" office:value-type="float" office:value="4.77200424178155" calcext:value-type="float">
            <text:p>4.772</text:p>
          </table:table-cell>
          <table:table-cell table:style-name="ce71" table:formula="of:=100*([.I62]/[.B62]) - 100" office:value-type="float" office:value="4.66595970307529" calcext:value-type="float">
            <text:p>4.666</text:p>
          </table:table-cell>
          <table:table-cell table:style-name="ce73" table:formula="of:=100*([.K62]/[.B62]) - 100" office:value-type="float" office:value="7.44962884411453" calcext:value-type="float">
            <text:p>7.45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3791" calcext:value-type="float">
            <text:p>3791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4079" calcext:value-type="float">
            <text:p>4079</text:p>
          </table:table-cell>
          <table:table-cell table:style-name="ce28" office:value-type="float" office:value="0.0268427" calcext:value-type="float">
            <text:p>0.0268427</text:p>
          </table:table-cell>
          <table:table-cell table:style-name="ce19" office:value-type="float" office:value="4079" calcext:value-type="float">
            <text:p>4079</text:p>
          </table:table-cell>
          <table:table-cell table:style-name="ce43" office:value-type="float" office:value="0.00350155" calcext:value-type="float">
            <text:p>3.50E-03</text:p>
          </table:table-cell>
          <table:table-cell table:style-name="ce19" office:value-type="float" office:value="4025" calcext:value-type="float">
            <text:p>4025</text:p>
          </table:table-cell>
          <table:table-cell table:style-name="ce28" office:value-type="float" office:value="0.497847" calcext:value-type="float">
            <text:p>0.497847</text:p>
          </table:table-cell>
          <table:table-cell table:style-name="ce19" office:value-type="float" office:value="4168" calcext:value-type="float">
            <text:p>4168</text:p>
          </table:table-cell>
          <table:table-cell table:style-name="ce28" office:value-type="float" office:value="0.491421" calcext:value-type="float">
            <text:p>0.491421</text:p>
          </table:table-cell>
          <table:table-cell table:style-name="ce66" table:formula="of:=100*([.E63]/[.B63]) - 100" office:value-type="float" office:value="7.59694012134003" calcext:value-type="float">
            <text:p>7.597</text:p>
          </table:table-cell>
          <table:table-cell table:style-name="ce69" table:formula="of:=100*([.G63]/[.B63]) - 100" office:value-type="float" office:value="7.59694012134003" calcext:value-type="float">
            <text:p>7.597</text:p>
          </table:table-cell>
          <table:table-cell table:style-name="ce71" table:formula="of:=100*([.I63]/[.B63]) - 100" office:value-type="float" office:value="6.17251384858876" calcext:value-type="float">
            <text:p>6.173</text:p>
          </table:table-cell>
          <table:table-cell table:style-name="ce73" table:formula="of:=100*([.K63]/[.B63]) - 100" office:value-type="float" office:value="9.94460564494857" calcext:value-type="float">
            <text:p>9.94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3" calcext:value-type="float">
            <text:p>549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0856423" calcext:value-type="float">
            <text:p>0.0856423</text:p>
          </table:table-cell>
          <table:table-cell table:style-name="ce19" office:value-type="float" office:value="5519" calcext:value-type="float">
            <text:p>5519</text:p>
          </table:table-cell>
          <table:table-cell table:style-name="ce43" office:value-type="float" office:value="0.00683819" calcext:value-type="float">
            <text:p>6.84E-03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5571" calcext:value-type="float">
            <text:p>0.495571</text:p>
          </table:table-cell>
          <table:table-cell table:style-name="ce19" office:value-type="float" office:value="5519" calcext:value-type="float">
            <text:p>5519</text:p>
          </table:table-cell>
          <table:table-cell table:style-name="ce28" office:value-type="float" office:value="0.493334" calcext:value-type="float">
            <text:p>0.493334</text:p>
          </table:table-cell>
          <table:table-cell table:style-name="ce66" table:formula="of:=100*([.E64]/[.B64]) - 100" office:value-type="float" office:value="0.473329692335682" calcext:value-type="float">
            <text:p>0.473</text:p>
          </table:table-cell>
          <table:table-cell table:style-name="ce69" table:formula="of:=100*([.G64]/[.B64]) - 100" office:value-type="float" office:value="0.473329692335682" calcext:value-type="float">
            <text:p>0.473</text:p>
          </table:table-cell>
          <table:table-cell table:style-name="ce71" table:formula="of:=100*([.I64]/[.B64]) - 100" office:value-type="float" office:value="0.473329692335682" calcext:value-type="float">
            <text:p>0.473</text:p>
          </table:table-cell>
          <table:table-cell table:style-name="ce73" table:formula="of:=100*([.K64]/[.B64]) - 100" office:value-type="float" office:value="0.473329692335682" calcext:value-type="float">
            <text:p>0.4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74" calcext:value-type="float">
            <text:p>527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84" calcext:value-type="float">
            <text:p>5284</text:p>
          </table:table-cell>
          <table:table-cell table:style-name="ce28" office:value-type="float" office:value="0.0860108" calcext:value-type="float">
            <text:p>0.0860108</text:p>
          </table:table-cell>
          <table:table-cell table:style-name="ce19" office:value-type="float" office:value="5284" calcext:value-type="float">
            <text:p>5284</text:p>
          </table:table-cell>
          <table:table-cell table:style-name="ce43" office:value-type="float" office:value="0.00630683" calcext:value-type="float">
            <text:p>6.31E-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8003" calcext:value-type="float">
            <text:p>0.488003</text:p>
          </table:table-cell>
          <table:table-cell table:style-name="ce19" office:value-type="float" office:value="5288" calcext:value-type="float">
            <text:p>5288</text:p>
          </table:table-cell>
          <table:table-cell table:style-name="ce28" office:value-type="float" office:value="0.485772" calcext:value-type="float">
            <text:p>0.485772</text:p>
          </table:table-cell>
          <table:table-cell table:style-name="ce66" table:formula="of:=100*([.E65]/[.B65]) - 100" office:value-type="float" office:value="0.189609404626466" calcext:value-type="float">
            <text:p>0.190</text:p>
          </table:table-cell>
          <table:table-cell table:style-name="ce69" table:formula="of:=100*([.G65]/[.B65]) - 100" office:value-type="float" office:value="0.189609404626466" calcext:value-type="float">
            <text:p>0.190</text:p>
          </table:table-cell>
          <table:table-cell table:style-name="ce71" table:formula="of:=100*([.I65]/[.B65]) - 100" office:value-type="float" office:value="0.265453166477059" calcext:value-type="float">
            <text:p>0.265</text:p>
          </table:table-cell>
          <table:table-cell table:style-name="ce73" table:formula="of:=100*([.K65]/[.B65]) - 100" office:value-type="float" office:value="0.265453166477059" calcext:value-type="float">
            <text:p>0.26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75" calcext:value-type="float">
            <text:p>517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0849709" calcext:value-type="float">
            <text:p>0.0849709</text:p>
          </table:table-cell>
          <table:table-cell table:style-name="ce19" office:value-type="float" office:value="5209" calcext:value-type="float">
            <text:p>5209</text:p>
          </table:table-cell>
          <table:table-cell table:style-name="ce43" office:value-type="float" office:value="0.00620164" calcext:value-type="float">
            <text:p>6.20E-03</text:p>
          </table:table-cell>
          <table:table-cell table:style-name="ce19" office:value-type="float" office:value="5209" calcext:value-type="float">
            <text:p>5209</text:p>
          </table:table-cell>
          <table:table-cell table:style-name="ce28" office:value-type="float" office:value="0.493802" calcext:value-type="float">
            <text:p>0.493802</text:p>
          </table:table-cell>
          <table:table-cell table:style-name="ce19" office:value-type="float" office:value="5205" calcext:value-type="float">
            <text:p>5205</text:p>
          </table:table-cell>
          <table:table-cell table:style-name="ce28" office:value-type="float" office:value="0.482661" calcext:value-type="float">
            <text:p>0.482661</text:p>
          </table:table-cell>
          <table:table-cell table:style-name="ce66" table:formula="of:=100*([.E66]/[.B66]) - 100" office:value-type="float" office:value="0.657004830917884" calcext:value-type="float">
            <text:p>0.657</text:p>
          </table:table-cell>
          <table:table-cell table:style-name="ce69" table:formula="of:=100*([.G66]/[.B66]) - 100" office:value-type="float" office:value="0.657004830917884" calcext:value-type="float">
            <text:p>0.657</text:p>
          </table:table-cell>
          <table:table-cell table:style-name="ce71" table:formula="of:=100*([.I66]/[.B66]) - 100" office:value-type="float" office:value="0.657004830917884" calcext:value-type="float">
            <text:p>0.657</text:p>
          </table:table-cell>
          <table:table-cell table:style-name="ce73" table:formula="of:=100*([.K66]/[.B66]) - 100" office:value-type="float" office:value="0.579710144927532" calcext:value-type="float">
            <text:p>0.58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18" calcext:value-type="float">
            <text:p>501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0847871" calcext:value-type="float">
            <text:p>0.0847871</text:p>
          </table:table-cell>
          <table:table-cell table:style-name="ce19" office:value-type="float" office:value="5023" calcext:value-type="float">
            <text:p>5023</text:p>
          </table:table-cell>
          <table:table-cell table:style-name="ce43" office:value-type="float" office:value="0.00623566" calcext:value-type="float">
            <text:p>6.24E-03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921" calcext:value-type="float">
            <text:p>0.4921</text:p>
          </table:table-cell>
          <table:table-cell table:style-name="ce19" office:value-type="float" office:value="5023" calcext:value-type="float">
            <text:p>5023</text:p>
          </table:table-cell>
          <table:table-cell table:style-name="ce28" office:value-type="float" office:value="0.481171" calcext:value-type="float">
            <text:p>0.481171</text:p>
          </table:table-cell>
          <table:table-cell table:style-name="ce66" table:formula="of:=100*([.E67]/[.B67]) - 100" office:value-type="float" office:value="0.0996412913511335" calcext:value-type="float">
            <text:p>0.100</text:p>
          </table:table-cell>
          <table:table-cell table:style-name="ce69" table:formula="of:=100*([.G67]/[.B67]) - 100" office:value-type="float" office:value="0.0996412913511335" calcext:value-type="float">
            <text:p>0.100</text:p>
          </table:table-cell>
          <table:table-cell table:style-name="ce71" table:formula="of:=100*([.I67]/[.B67]) - 100" office:value-type="float" office:value="0.0996412913511335" calcext:value-type="float">
            <text:p>0.100</text:p>
          </table:table-cell>
          <table:table-cell table:style-name="ce73" table:formula="of:=100*([.K67]/[.B67]) - 100" office:value-type="float" office:value="0.0996412913511335" calcext:value-type="float">
            <text:p>0.10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50" calcext:value-type="float">
            <text:p>525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0849879" calcext:value-type="float">
            <text:p>0.0849879</text:p>
          </table:table-cell>
          <table:table-cell table:style-name="ce19" office:value-type="float" office:value="5261" calcext:value-type="float">
            <text:p>5261</text:p>
          </table:table-cell>
          <table:table-cell table:style-name="ce43" office:value-type="float" office:value="0.00657483" calcext:value-type="float">
            <text:p>6.57E-03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91923" calcext:value-type="float">
            <text:p>0.491923</text:p>
          </table:table-cell>
          <table:table-cell table:style-name="ce19" office:value-type="float" office:value="5264" calcext:value-type="float">
            <text:p>5264</text:p>
          </table:table-cell>
          <table:table-cell table:style-name="ce28" office:value-type="float" office:value="0.482275" calcext:value-type="float">
            <text:p>0.482275</text:p>
          </table:table-cell>
          <table:table-cell table:style-name="ce66" table:formula="of:=100*([.E68]/[.B68]) - 100" office:value-type="float" office:value="0.209523809523816" calcext:value-type="float">
            <text:p>0.210</text:p>
          </table:table-cell>
          <table:table-cell table:style-name="ce69" table:formula="of:=100*([.G68]/[.B68]) - 100" office:value-type="float" office:value="0.209523809523816" calcext:value-type="float">
            <text:p>0.210</text:p>
          </table:table-cell>
          <table:table-cell table:style-name="ce71" table:formula="of:=100*([.I68]/[.B68]) - 100" office:value-type="float" office:value="0.209523809523816" calcext:value-type="float">
            <text:p>0.210</text:p>
          </table:table-cell>
          <table:table-cell table:style-name="ce73" table:formula="of:=100*([.K68]/[.B68]) - 100" office:value-type="float" office:value="0.266666666666666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135" calcext:value-type="float">
            <text:p>513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0831584" calcext:value-type="float">
            <text:p>0.0831584</text:p>
          </table:table-cell>
          <table:table-cell table:style-name="ce19" office:value-type="float" office:value="5139" calcext:value-type="float">
            <text:p>5139</text:p>
          </table:table-cell>
          <table:table-cell table:style-name="ce43" office:value-type="float" office:value="0.00632003" calcext:value-type="float">
            <text:p>6.32E-03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94301" calcext:value-type="float">
            <text:p>0.494301</text:p>
          </table:table-cell>
          <table:table-cell table:style-name="ce19" office:value-type="float" office:value="5139" calcext:value-type="float">
            <text:p>5139</text:p>
          </table:table-cell>
          <table:table-cell table:style-name="ce28" office:value-type="float" office:value="0.485349" calcext:value-type="float">
            <text:p>0.485349</text:p>
          </table:table-cell>
          <table:table-cell table:style-name="ce66" table:formula="of:=100*([.E69]/[.B69]) - 100" office:value-type="float" office:value="0.0778967867575346" calcext:value-type="float">
            <text:p>0.078</text:p>
          </table:table-cell>
          <table:table-cell table:style-name="ce69" table:formula="of:=100*([.G69]/[.B69]) - 100" office:value-type="float" office:value="0.0778967867575346" calcext:value-type="float">
            <text:p>0.078</text:p>
          </table:table-cell>
          <table:table-cell table:style-name="ce71" table:formula="of:=100*([.I69]/[.B69]) - 100" office:value-type="float" office:value="0.0778967867575346" calcext:value-type="float">
            <text:p>0.078</text:p>
          </table:table-cell>
          <table:table-cell table:style-name="ce73" table:formula="of:=100*([.K69]/[.B69]) - 100" office:value-type="float" office:value="0.0778967867575346" calcext:value-type="float">
            <text:p>0.0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247" calcext:value-type="float">
            <text:p>524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0827333" calcext:value-type="float">
            <text:p>0.0827333</text:p>
          </table:table-cell>
          <table:table-cell table:style-name="ce19" office:value-type="float" office:value="5256" calcext:value-type="float">
            <text:p>5256</text:p>
          </table:table-cell>
          <table:table-cell table:style-name="ce43" office:value-type="float" office:value="0.00597168" calcext:value-type="float">
            <text:p>5.97E-03</text:p>
          </table:table-cell>
          <table:table-cell table:style-name="ce19" office:value-type="float" office:value="5256" calcext:value-type="float">
            <text:p>5256</text:p>
          </table:table-cell>
          <table:table-cell table:style-name="ce28" office:value-type="float" office:value="0.487534" calcext:value-type="float">
            <text:p>0.487534</text:p>
          </table:table-cell>
          <table:table-cell table:style-name="ce19" office:value-type="float" office:value="5261" calcext:value-type="float">
            <text:p>5261</text:p>
          </table:table-cell>
          <table:table-cell table:style-name="ce28" office:value-type="float" office:value="0.487899" calcext:value-type="float">
            <text:p>0.487899</text:p>
          </table:table-cell>
          <table:table-cell table:style-name="ce66" table:formula="of:=100*([.E70]/[.B70]) - 100" office:value-type="float" office:value="0.171526586620914" calcext:value-type="float">
            <text:p>0.172</text:p>
          </table:table-cell>
          <table:table-cell table:style-name="ce69" table:formula="of:=100*([.G70]/[.B70]) - 100" office:value-type="float" office:value="0.171526586620914" calcext:value-type="float">
            <text:p>0.172</text:p>
          </table:table-cell>
          <table:table-cell table:style-name="ce71" table:formula="of:=100*([.I70]/[.B70]) - 100" office:value-type="float" office:value="0.171526586620914" calcext:value-type="float">
            <text:p>0.172</text:p>
          </table:table-cell>
          <table:table-cell table:style-name="ce73" table:formula="of:=100*([.K70]/[.B70]) - 100" office:value-type="float" office:value="0.26681913474367" calcext:value-type="float">
            <text:p>0.26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094" calcext:value-type="float">
            <text:p>509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126" calcext:value-type="float">
            <text:p>5126</text:p>
          </table:table-cell>
          <table:table-cell table:style-name="ce28" office:value-type="float" office:value="0.0823426" calcext:value-type="float">
            <text:p>0.0823426</text:p>
          </table:table-cell>
          <table:table-cell table:style-name="ce19" office:value-type="float" office:value="5126" calcext:value-type="float">
            <text:p>5126</text:p>
          </table:table-cell>
          <table:table-cell table:style-name="ce43" office:value-type="float" office:value="0.00640379" calcext:value-type="float">
            <text:p>6.40E-03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5386" calcext:value-type="float">
            <text:p>0.495386</text:p>
          </table:table-cell>
          <table:table-cell table:style-name="ce19" office:value-type="float" office:value="5125" calcext:value-type="float">
            <text:p>5125</text:p>
          </table:table-cell>
          <table:table-cell table:style-name="ce28" office:value-type="float" office:value="0.491237" calcext:value-type="float">
            <text:p>0.491237</text:p>
          </table:table-cell>
          <table:table-cell table:style-name="ce66" table:formula="of:=100*([.E71]/[.B71]) - 100" office:value-type="float" office:value="0.628190027483313" calcext:value-type="float">
            <text:p>0.628</text:p>
          </table:table-cell>
          <table:table-cell table:style-name="ce69" table:formula="of:=100*([.G71]/[.B71]) - 100" office:value-type="float" office:value="0.628190027483313" calcext:value-type="float">
            <text:p>0.628</text:p>
          </table:table-cell>
          <table:table-cell table:style-name="ce71" table:formula="of:=100*([.I71]/[.B71]) - 100" office:value-type="float" office:value="0.608559089124455" calcext:value-type="float">
            <text:p>0.609</text:p>
          </table:table-cell>
          <table:table-cell table:style-name="ce73" table:formula="of:=100*([.K71]/[.B71]) - 100" office:value-type="float" office:value="0.608559089124455" calcext:value-type="float">
            <text:p>0.609</text:p>
          </table:table-cell>
          <table:table-cell/>
          <table:table-cell>
            <draw:frame draw:z-index="2" draw:style-name="gr1" draw:text-style-name="P1" svg:width="6.2988in" svg:height="3.5429in" svg:x="0.715in" svg:y="0.0484in">
              <draw:object draw:notify-on-update-of-ranges="masz_2_2.D4:masz_2_2.D123 masz_2_2.F4:masz_2_2.F123 masz_2_2.H4:masz_2_2.H123 masz_2_2.D4:masz_2_2.D12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table:style-name="ce62" office:value-type="float" office:value="5448" calcext:value-type="float">
            <text:p>544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0840499" calcext:value-type="float">
            <text:p>0.0840499</text:p>
          </table:table-cell>
          <table:table-cell table:style-name="ce19" office:value-type="float" office:value="5489" calcext:value-type="float">
            <text:p>5489</text:p>
          </table:table-cell>
          <table:table-cell table:style-name="ce43" office:value-type="float" office:value="0.00688638" calcext:value-type="float">
            <text:p>6.89E-03</text:p>
          </table:table-cell>
          <table:table-cell table:style-name="ce19" office:value-type="float" office:value="5489" calcext:value-type="float">
            <text:p>5489</text:p>
          </table:table-cell>
          <table:table-cell table:style-name="ce28" office:value-type="float" office:value="0.487683" calcext:value-type="float">
            <text:p>0.487683</text:p>
          </table:table-cell>
          <table:table-cell table:style-name="ce19" office:value-type="float" office:value="5508" calcext:value-type="float">
            <text:p>5508</text:p>
          </table:table-cell>
          <table:table-cell table:style-name="ce28" office:value-type="float" office:value="0.484889" calcext:value-type="float">
            <text:p>0.484889</text:p>
          </table:table-cell>
          <table:table-cell table:style-name="ce66" table:formula="of:=100*([.E72]/[.B72]) - 100" office:value-type="float" office:value="0.752569750367101" calcext:value-type="float">
            <text:p>0.753</text:p>
          </table:table-cell>
          <table:table-cell table:style-name="ce69" table:formula="of:=100*([.G72]/[.B72]) - 100" office:value-type="float" office:value="0.752569750367101" calcext:value-type="float">
            <text:p>0.753</text:p>
          </table:table-cell>
          <table:table-cell table:style-name="ce71" table:formula="of:=100*([.I72]/[.B72]) - 100" office:value-type="float" office:value="0.752569750367101" calcext:value-type="float">
            <text:p>0.753</text:p>
          </table:table-cell>
          <table:table-cell table:style-name="ce73" table:formula="of:=100*([.K72]/[.B72]) - 100" office:value-type="float" office:value="1.10132158590308" calcext:value-type="float">
            <text:p>1.1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28" calcext:value-type="float">
            <text:p>5328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5" calcext:value-type="float">
            <text:p>5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0851768" calcext:value-type="float">
            <text:p>0.0851768</text:p>
          </table:table-cell>
          <table:table-cell table:style-name="ce19" office:value-type="float" office:value="5342" calcext:value-type="float">
            <text:p>5342</text:p>
          </table:table-cell>
          <table:table-cell table:style-name="ce43" office:value-type="float" office:value="0.00605959" calcext:value-type="float">
            <text:p>6.06E-03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94197" calcext:value-type="float">
            <text:p>0.494197</text:p>
          </table:table-cell>
          <table:table-cell table:style-name="ce19" office:value-type="float" office:value="5342" calcext:value-type="float">
            <text:p>5342</text:p>
          </table:table-cell>
          <table:table-cell table:style-name="ce28" office:value-type="float" office:value="0.485299" calcext:value-type="float">
            <text:p>0.485299</text:p>
          </table:table-cell>
          <table:table-cell table:style-name="ce66" table:formula="of:=100*([.E73]/[.B73]) - 100" office:value-type="float" office:value="0.262762762762762" calcext:value-type="float">
            <text:p>0.263</text:p>
          </table:table-cell>
          <table:table-cell table:style-name="ce69" table:formula="of:=100*([.G73]/[.B73]) - 100" office:value-type="float" office:value="0.262762762762762" calcext:value-type="float">
            <text:p>0.263</text:p>
          </table:table-cell>
          <table:table-cell table:style-name="ce71" table:formula="of:=100*([.I73]/[.B73]) - 100" office:value-type="float" office:value="0.262762762762762" calcext:value-type="float">
            <text:p>0.263</text:p>
          </table:table-cell>
          <table:table-cell table:style-name="ce73" table:formula="of:=100*([.K73]/[.B73]) - 100" office:value-type="float" office:value="0.262762762762762" calcext:value-type="float">
            <text:p>0.2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776" calcext:value-type="float">
            <text:p>577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125539" calcext:value-type="float">
            <text:p>0.125539</text:p>
          </table:table-cell>
          <table:table-cell table:style-name="ce19" office:value-type="float" office:value="5881" calcext:value-type="float">
            <text:p>5881</text:p>
          </table:table-cell>
          <table:table-cell table:style-name="ce43" office:value-type="float" office:value="0.00897654" calcext:value-type="float">
            <text:p>8.98E-03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499" calcext:value-type="float">
            <text:p>0.65499</text:p>
          </table:table-cell>
          <table:table-cell table:style-name="ce19" office:value-type="float" office:value="5881" calcext:value-type="float">
            <text:p>5881</text:p>
          </table:table-cell>
          <table:table-cell table:style-name="ce28" office:value-type="float" office:value="0.652919" calcext:value-type="float">
            <text:p>0.652919</text:p>
          </table:table-cell>
          <table:table-cell table:style-name="ce66" table:formula="of:=100*([.E74]/[.B74]) - 100" office:value-type="float" office:value="1.81786703601108" calcext:value-type="float">
            <text:p>1.818</text:p>
          </table:table-cell>
          <table:table-cell table:style-name="ce69" table:formula="of:=100*([.G74]/[.B74]) - 100" office:value-type="float" office:value="1.81786703601108" calcext:value-type="float">
            <text:p>1.818</text:p>
          </table:table-cell>
          <table:table-cell table:style-name="ce71" table:formula="of:=100*([.I74]/[.B74]) - 100" office:value-type="float" office:value="1.81786703601108" calcext:value-type="float">
            <text:p>1.818</text:p>
          </table:table-cell>
          <table:table-cell table:style-name="ce73" table:formula="of:=100*([.K74]/[.B74]) - 100" office:value-type="float" office:value="1.81786703601108" calcext:value-type="float">
            <text:p>1.8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62" calcext:value-type="float">
            <text:p>5362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47" calcext:value-type="float">
            <text:p>5447</text:p>
          </table:table-cell>
          <table:table-cell table:style-name="ce28" office:value-type="float" office:value="0.125577" calcext:value-type="float">
            <text:p>0.125577</text:p>
          </table:table-cell>
          <table:table-cell table:style-name="ce19" office:value-type="float" office:value="5447" calcext:value-type="float">
            <text:p>5447</text:p>
          </table:table-cell>
          <table:table-cell table:style-name="ce43" office:value-type="float" office:value="0.00885709" calcext:value-type="float">
            <text:p>8.86E-03</text:p>
          </table:table-cell>
          <table:table-cell table:style-name="ce19" office:value-type="float" office:value="5446" calcext:value-type="float">
            <text:p>5446</text:p>
          </table:table-cell>
          <table:table-cell table:style-name="ce28" office:value-type="float" office:value="0.660378" calcext:value-type="float">
            <text:p>0.660378</text:p>
          </table:table-cell>
          <table:table-cell table:style-name="ce19" office:value-type="float" office:value="5460" calcext:value-type="float">
            <text:p>5460</text:p>
          </table:table-cell>
          <table:table-cell table:style-name="ce28" office:value-type="float" office:value="0.652097" calcext:value-type="float">
            <text:p>0.652097</text:p>
          </table:table-cell>
          <table:table-cell table:style-name="ce66" table:formula="of:=100*([.E75]/[.B75]) - 100" office:value-type="float" office:value="1.58522939201791" calcext:value-type="float">
            <text:p>1.585</text:p>
          </table:table-cell>
          <table:table-cell table:style-name="ce69" table:formula="of:=100*([.G75]/[.B75]) - 100" office:value-type="float" office:value="1.58522939201791" calcext:value-type="float">
            <text:p>1.585</text:p>
          </table:table-cell>
          <table:table-cell table:style-name="ce71" table:formula="of:=100*([.I75]/[.B75]) - 100" office:value-type="float" office:value="1.56657963446476" calcext:value-type="float">
            <text:p>1.567</text:p>
          </table:table-cell>
          <table:table-cell table:style-name="ce73" table:formula="of:=100*([.K75]/[.B75]) - 100" office:value-type="float" office:value="1.82767624020887" calcext:value-type="float">
            <text:p>1.82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79" calcext:value-type="float">
            <text:p>56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68" calcext:value-type="float">
            <text:p>5768</text:p>
          </table:table-cell>
          <table:table-cell table:style-name="ce28" office:value-type="float" office:value="0.127855" calcext:value-type="float">
            <text:p>0.127855</text:p>
          </table:table-cell>
          <table:table-cell table:style-name="ce19" office:value-type="float" office:value="5768" calcext:value-type="float">
            <text:p>5768</text:p>
          </table:table-cell>
          <table:table-cell table:style-name="ce43" office:value-type="float" office:value="0.00933996" calcext:value-type="float">
            <text:p>9.34E-03</text:p>
          </table:table-cell>
          <table:table-cell table:style-name="ce19" office:value-type="float" office:value="5774" calcext:value-type="float">
            <text:p>5774</text:p>
          </table:table-cell>
          <table:table-cell table:style-name="ce28" office:value-type="float" office:value="0.664859" calcext:value-type="float">
            <text:p>0.664859</text:p>
          </table:table-cell>
          <table:table-cell table:style-name="ce19" office:value-type="float" office:value="5789" calcext:value-type="float">
            <text:p>5789</text:p>
          </table:table-cell>
          <table:table-cell table:style-name="ce28" office:value-type="float" office:value="0.66364" calcext:value-type="float">
            <text:p>0.66364</text:p>
          </table:table-cell>
          <table:table-cell table:style-name="ce66" table:formula="of:=100*([.E76]/[.B76]) - 100" office:value-type="float" office:value="1.56717731995069" calcext:value-type="float">
            <text:p>1.567</text:p>
          </table:table-cell>
          <table:table-cell table:style-name="ce69" table:formula="of:=100*([.G76]/[.B76]) - 100" office:value-type="float" office:value="1.56717731995069" calcext:value-type="float">
            <text:p>1.567</text:p>
          </table:table-cell>
          <table:table-cell table:style-name="ce71" table:formula="of:=100*([.I76]/[.B76]) - 100" office:value-type="float" office:value="1.67282972354288" calcext:value-type="float">
            <text:p>1.673</text:p>
          </table:table-cell>
          <table:table-cell table:style-name="ce73" table:formula="of:=100*([.K76]/[.B76]) - 100" office:value-type="float" office:value="1.93696073252335" calcext:value-type="float">
            <text:p>1.93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20" calcext:value-type="float">
            <text:p>58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126465" calcext:value-type="float">
            <text:p>0.126465</text:p>
          </table:table-cell>
          <table:table-cell table:style-name="ce19" office:value-type="float" office:value="5989" calcext:value-type="float">
            <text:p>5989</text:p>
          </table:table-cell>
          <table:table-cell table:style-name="ce43" office:value-type="float" office:value="0.00931389" calcext:value-type="float">
            <text:p>9.31E-03</text:p>
          </table:table-cell>
          <table:table-cell table:style-name="ce19" office:value-type="float" office:value="5989" calcext:value-type="float">
            <text:p>5989</text:p>
          </table:table-cell>
          <table:table-cell table:style-name="ce28" office:value-type="float" office:value="0.677806" calcext:value-type="float">
            <text:p>0.677806</text:p>
          </table:table-cell>
          <table:table-cell table:style-name="ce19" office:value-type="float" office:value="5993" calcext:value-type="float">
            <text:p>5993</text:p>
          </table:table-cell>
          <table:table-cell table:style-name="ce28" office:value-type="float" office:value="0.671603" calcext:value-type="float">
            <text:p>0.671603</text:p>
          </table:table-cell>
          <table:table-cell table:style-name="ce66" table:formula="of:=100*([.E77]/[.B77]) - 100" office:value-type="float" office:value="2.90378006872851" calcext:value-type="float">
            <text:p>2.904</text:p>
          </table:table-cell>
          <table:table-cell table:style-name="ce69" table:formula="of:=100*([.G77]/[.B77]) - 100" office:value-type="float" office:value="2.90378006872851" calcext:value-type="float">
            <text:p>2.904</text:p>
          </table:table-cell>
          <table:table-cell table:style-name="ce71" table:formula="of:=100*([.I77]/[.B77]) - 100" office:value-type="float" office:value="2.90378006872851" calcext:value-type="float">
            <text:p>2.904</text:p>
          </table:table-cell>
          <table:table-cell table:style-name="ce73" table:formula="of:=100*([.K77]/[.B77]) - 100" office:value-type="float" office:value="2.97250859106528" calcext:value-type="float">
            <text:p>2.9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491" calcext:value-type="float">
            <text:p>54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673" calcext:value-type="float">
            <text:p>5673</text:p>
          </table:table-cell>
          <table:table-cell table:style-name="ce28" office:value-type="float" office:value="0.127636" calcext:value-type="float">
            <text:p>0.127636</text:p>
          </table:table-cell>
          <table:table-cell table:style-name="ce19" office:value-type="float" office:value="5673" calcext:value-type="float">
            <text:p>5673</text:p>
          </table:table-cell>
          <table:table-cell table:style-name="ce43" office:value-type="float" office:value="0.00926653" calcext:value-type="float">
            <text:p>9.27E-03</text:p>
          </table:table-cell>
          <table:table-cell table:style-name="ce19" office:value-type="float" office:value="5670" calcext:value-type="float">
            <text:p>5670</text:p>
          </table:table-cell>
          <table:table-cell table:style-name="ce28" office:value-type="float" office:value="0.669269" calcext:value-type="float">
            <text:p>0.669269</text:p>
          </table:table-cell>
          <table:table-cell table:style-name="ce19" office:value-type="float" office:value="5695" calcext:value-type="float">
            <text:p>5695</text:p>
          </table:table-cell>
          <table:table-cell table:style-name="ce28" office:value-type="float" office:value="0.659505" calcext:value-type="float">
            <text:p>0.659505</text:p>
          </table:table-cell>
          <table:table-cell table:style-name="ce66" table:formula="of:=100*([.E78]/[.B78]) - 100" office:value-type="float" office:value="3.31451466035331" calcext:value-type="float">
            <text:p>3.315</text:p>
          </table:table-cell>
          <table:table-cell table:style-name="ce69" table:formula="of:=100*([.G78]/[.B78]) - 100" office:value-type="float" office:value="3.31451466035331" calcext:value-type="float">
            <text:p>3.315</text:p>
          </table:table-cell>
          <table:table-cell table:style-name="ce71" table:formula="of:=100*([.I78]/[.B78]) - 100" office:value-type="float" office:value="3.25987980331452" calcext:value-type="float">
            <text:p>3.260</text:p>
          </table:table-cell>
          <table:table-cell table:style-name="ce73" table:formula="of:=100*([.K78]/[.B78]) - 100" office:value-type="float" office:value="3.71517027863777" calcext:value-type="float">
            <text:p>3.71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303" calcext:value-type="float">
            <text:p>5303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420" calcext:value-type="float">
            <text:p>5420</text:p>
          </table:table-cell>
          <table:table-cell table:style-name="ce28" office:value-type="float" office:value="0.127436" calcext:value-type="float">
            <text:p>0.127436</text:p>
          </table:table-cell>
          <table:table-cell table:style-name="ce19" office:value-type="float" office:value="5420" calcext:value-type="float">
            <text:p>5420</text:p>
          </table:table-cell>
          <table:table-cell table:style-name="ce43" office:value-type="float" office:value="0.00851306" calcext:value-type="float">
            <text:p>8.51E-03</text:p>
          </table:table-cell>
          <table:table-cell table:style-name="ce19" office:value-type="float" office:value="5419" calcext:value-type="float">
            <text:p>5419</text:p>
          </table:table-cell>
          <table:table-cell table:style-name="ce28" office:value-type="float" office:value="0.665505" calcext:value-type="float">
            <text:p>0.665505</text:p>
          </table:table-cell>
          <table:table-cell table:style-name="ce19" office:value-type="float" office:value="5425" calcext:value-type="float">
            <text:p>5425</text:p>
          </table:table-cell>
          <table:table-cell table:style-name="ce28" office:value-type="float" office:value="0.655934" calcext:value-type="float">
            <text:p>0.655934</text:p>
          </table:table-cell>
          <table:table-cell table:style-name="ce66" table:formula="of:=100*([.E79]/[.B79]) - 100" office:value-type="float" office:value="2.20629832170469" calcext:value-type="float">
            <text:p>2.206</text:p>
          </table:table-cell>
          <table:table-cell table:style-name="ce69" table:formula="of:=100*([.G79]/[.B79]) - 100" office:value-type="float" office:value="2.20629832170469" calcext:value-type="float">
            <text:p>2.206</text:p>
          </table:table-cell>
          <table:table-cell table:style-name="ce71" table:formula="of:=100*([.I79]/[.B79]) - 100" office:value-type="float" office:value="2.18744107109184" calcext:value-type="float">
            <text:p>2.187</text:p>
          </table:table-cell>
          <table:table-cell table:style-name="ce73" table:formula="of:=100*([.K79]/[.B79]) - 100" office:value-type="float" office:value="2.300584574769" calcext:value-type="float">
            <text:p>2.30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00" calcext:value-type="float">
            <text:p>560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6" calcext:value-type="float">
            <text:p>5746</text:p>
          </table:table-cell>
          <table:table-cell table:style-name="ce28" office:value-type="float" office:value="0.126076" calcext:value-type="float">
            <text:p>0.126076</text:p>
          </table:table-cell>
          <table:table-cell table:style-name="ce19" office:value-type="float" office:value="5746" calcext:value-type="float">
            <text:p>5746</text:p>
          </table:table-cell>
          <table:table-cell table:style-name="ce43" office:value-type="float" office:value="0.0085787" calcext:value-type="float">
            <text:p>8.58E-03</text:p>
          </table:table-cell>
          <table:table-cell table:style-name="ce19" office:value-type="float" office:value="5737" calcext:value-type="float">
            <text:p>5737</text:p>
          </table:table-cell>
          <table:table-cell table:style-name="ce28" office:value-type="float" office:value="0.663863" calcext:value-type="float">
            <text:p>0.663863</text:p>
          </table:table-cell>
          <table:table-cell table:style-name="ce19" office:value-type="float" office:value="5757" calcext:value-type="float">
            <text:p>5757</text:p>
          </table:table-cell>
          <table:table-cell table:style-name="ce28" office:value-type="float" office:value="0.661879" calcext:value-type="float">
            <text:p>0.661879</text:p>
          </table:table-cell>
          <table:table-cell table:style-name="ce66" table:formula="of:=100*([.E80]/[.B80]) - 100" office:value-type="float" office:value="2.60714285714285" calcext:value-type="float">
            <text:p>2.607</text:p>
          </table:table-cell>
          <table:table-cell table:style-name="ce69" table:formula="of:=100*([.G80]/[.B80]) - 100" office:value-type="float" office:value="2.60714285714285" calcext:value-type="float">
            <text:p>2.607</text:p>
          </table:table-cell>
          <table:table-cell table:style-name="ce71" table:formula="of:=100*([.I80]/[.B80]) - 100" office:value-type="float" office:value="2.44642857142856" calcext:value-type="float">
            <text:p>2.446</text:p>
          </table:table-cell>
          <table:table-cell table:style-name="ce73" table:formula="of:=100*([.K80]/[.B80]) - 100" office:value-type="float" office:value="2.80357142857145" calcext:value-type="float">
            <text:p>2.8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640" calcext:value-type="float">
            <text:p>564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742" calcext:value-type="float">
            <text:p>5742</text:p>
          </table:table-cell>
          <table:table-cell table:style-name="ce28" office:value-type="float" office:value="0.127005" calcext:value-type="float">
            <text:p>0.127005</text:p>
          </table:table-cell>
          <table:table-cell table:style-name="ce19" office:value-type="float" office:value="5742" calcext:value-type="float">
            <text:p>5742</text:p>
          </table:table-cell>
          <table:table-cell table:style-name="ce43" office:value-type="float" office:value="0.0100557" calcext:value-type="float">
            <text:p>1.01E-02</text:p>
          </table:table-cell>
          <table:table-cell table:style-name="ce19" office:value-type="float" office:value="5726" calcext:value-type="float">
            <text:p>5726</text:p>
          </table:table-cell>
          <table:table-cell table:style-name="ce28" office:value-type="float" office:value="0.666834" calcext:value-type="float">
            <text:p>0.666834</text:p>
          </table:table-cell>
          <table:table-cell table:style-name="ce19" office:value-type="float" office:value="5745" calcext:value-type="float">
            <text:p>5745</text:p>
          </table:table-cell>
          <table:table-cell table:style-name="ce28" office:value-type="float" office:value="0.667156" calcext:value-type="float">
            <text:p>0.667156</text:p>
          </table:table-cell>
          <table:table-cell table:style-name="ce66" table:formula="of:=100*([.E81]/[.B81]) - 100" office:value-type="float" office:value="1.80851063829788" calcext:value-type="float">
            <text:p>1.809</text:p>
          </table:table-cell>
          <table:table-cell table:style-name="ce69" table:formula="of:=100*([.G81]/[.B81]) - 100" office:value-type="float" office:value="1.80851063829788" calcext:value-type="float">
            <text:p>1.809</text:p>
          </table:table-cell>
          <table:table-cell table:style-name="ce71" table:formula="of:=100*([.I81]/[.B81]) - 100" office:value-type="float" office:value="1.52482269503547" calcext:value-type="float">
            <text:p>1.525</text:p>
          </table:table-cell>
          <table:table-cell table:style-name="ce73" table:formula="of:=100*([.K81]/[.B81]) - 100" office:value-type="float" office:value="1.86170212765957" calcext:value-type="float">
            <text:p>1.86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91" calcext:value-type="float">
            <text:p>589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127039" calcext:value-type="float">
            <text:p>0.127039</text:p>
          </table:table-cell>
          <table:table-cell table:style-name="ce19" office:value-type="float" office:value="6017" calcext:value-type="float">
            <text:p>6017</text:p>
          </table:table-cell>
          <table:table-cell table:style-name="ce43" office:value-type="float" office:value="0.00876232" calcext:value-type="float">
            <text:p>8.76E-03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9858" calcext:value-type="float">
            <text:p>0.669858</text:p>
          </table:table-cell>
          <table:table-cell table:style-name="ce19" office:value-type="float" office:value="6017" calcext:value-type="float">
            <text:p>6017</text:p>
          </table:table-cell>
          <table:table-cell table:style-name="ce28" office:value-type="float" office:value="0.661148" calcext:value-type="float">
            <text:p>0.661148</text:p>
          </table:table-cell>
          <table:table-cell table:style-name="ce66" table:formula="of:=100*([.E82]/[.B82]) - 100" office:value-type="float" office:value="2.13885588185367" calcext:value-type="float">
            <text:p>2.139</text:p>
          </table:table-cell>
          <table:table-cell table:style-name="ce69" table:formula="of:=100*([.G82]/[.B82]) - 100" office:value-type="float" office:value="2.13885588185367" calcext:value-type="float">
            <text:p>2.139</text:p>
          </table:table-cell>
          <table:table-cell table:style-name="ce71" table:formula="of:=100*([.I82]/[.B82]) - 100" office:value-type="float" office:value="2.13885588185367" calcext:value-type="float">
            <text:p>2.139</text:p>
          </table:table-cell>
          <table:table-cell table:style-name="ce73" table:formula="of:=100*([.K82]/[.B82]) - 100" office:value-type="float" office:value="2.13885588185367" calcext:value-type="float">
            <text:p>2.13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5856" calcext:value-type="float">
            <text:p>585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5960" calcext:value-type="float">
            <text:p>5960</text:p>
          </table:table-cell>
          <table:table-cell table:style-name="ce28" office:value-type="float" office:value="0.126756" calcext:value-type="float">
            <text:p>0.126756</text:p>
          </table:table-cell>
          <table:table-cell table:style-name="ce19" office:value-type="float" office:value="5960" calcext:value-type="float">
            <text:p>5960</text:p>
          </table:table-cell>
          <table:table-cell table:style-name="ce43" office:value-type="float" office:value="0.00917476" calcext:value-type="float">
            <text:p>9.17E-03</text:p>
          </table:table-cell>
          <table:table-cell table:style-name="ce19" office:value-type="float" office:value="5937" calcext:value-type="float">
            <text:p>5937</text:p>
          </table:table-cell>
          <table:table-cell table:style-name="ce28" office:value-type="float" office:value="0.6625" calcext:value-type="float">
            <text:p>0.6625</text:p>
          </table:table-cell>
          <table:table-cell table:style-name="ce19" office:value-type="float" office:value="5985" calcext:value-type="float">
            <text:p>5985</text:p>
          </table:table-cell>
          <table:table-cell table:style-name="ce28" office:value-type="float" office:value="0.664061" calcext:value-type="float">
            <text:p>0.664061</text:p>
          </table:table-cell>
          <table:table-cell table:style-name="ce66" table:formula="of:=100*([.E83]/[.B83]) - 100" office:value-type="float" office:value="1.77595628415301" calcext:value-type="float">
            <text:p>1.776</text:p>
          </table:table-cell>
          <table:table-cell table:style-name="ce69" table:formula="of:=100*([.G83]/[.B83]) - 100" office:value-type="float" office:value="1.77595628415301" calcext:value-type="float">
            <text:p>1.776</text:p>
          </table:table-cell>
          <table:table-cell table:style-name="ce71" table:formula="of:=100*([.I83]/[.B83]) - 100" office:value-type="float" office:value="1.38319672131149" calcext:value-type="float">
            <text:p>1.383</text:p>
          </table:table-cell>
          <table:table-cell table:style-name="ce73" table:formula="of:=100*([.K83]/[.B83]) - 100" office:value-type="float" office:value="2.20286885245902" calcext:value-type="float">
            <text:p>2.20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0" calcext:value-type="float">
            <text:p>633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4" calcext:value-type="float">
            <text:p>6594</text:p>
          </table:table-cell>
          <table:table-cell table:style-name="ce28" office:value-type="float" office:value="0.200525" calcext:value-type="float">
            <text:p>0.200525</text:p>
          </table:table-cell>
          <table:table-cell table:style-name="ce19" office:value-type="float" office:value="6594" calcext:value-type="float">
            <text:p>6594</text:p>
          </table:table-cell>
          <table:table-cell table:style-name="ce43" office:value-type="float" office:value="0.0141799" calcext:value-type="float">
            <text:p>1.42E-02</text:p>
          </table:table-cell>
          <table:table-cell table:style-name="ce19" office:value-type="float" office:value="6598" calcext:value-type="float">
            <text:p>6598</text:p>
          </table:table-cell>
          <table:table-cell table:style-name="ce28" office:value-type="float" office:value="0.967653" calcext:value-type="float">
            <text:p>0.967653</text:p>
          </table:table-cell>
          <table:table-cell table:style-name="ce19" office:value-type="float" office:value="6595" calcext:value-type="float">
            <text:p>6595</text:p>
          </table:table-cell>
          <table:table-cell table:style-name="ce28" office:value-type="float" office:value="0.950154" calcext:value-type="float">
            <text:p>0.950154</text:p>
          </table:table-cell>
          <table:table-cell table:style-name="ce66" table:formula="of:=100*([.E84]/[.B84]) - 100" office:value-type="float" office:value="4.17061611374407" calcext:value-type="float">
            <text:p>4.171</text:p>
          </table:table-cell>
          <table:table-cell table:style-name="ce69" table:formula="of:=100*([.G84]/[.B84]) - 100" office:value-type="float" office:value="4.17061611374407" calcext:value-type="float">
            <text:p>4.171</text:p>
          </table:table-cell>
          <table:table-cell table:style-name="ce71" table:formula="of:=100*([.I84]/[.B84]) - 100" office:value-type="float" office:value="4.23380726698261" calcext:value-type="float">
            <text:p>4.234</text:p>
          </table:table-cell>
          <table:table-cell table:style-name="ce73" table:formula="of:=100*([.K84]/[.B84]) - 100" office:value-type="float" office:value="4.18641390205372" calcext:value-type="float">
            <text:p>4.18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20" calcext:value-type="float">
            <text:p>6320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65" calcext:value-type="float">
            <text:p>6565</text:p>
          </table:table-cell>
          <table:table-cell table:style-name="ce28" office:value-type="float" office:value="0.203121" calcext:value-type="float">
            <text:p>0.203121</text:p>
          </table:table-cell>
          <table:table-cell table:style-name="ce19" office:value-type="float" office:value="6565" calcext:value-type="float">
            <text:p>6565</text:p>
          </table:table-cell>
          <table:table-cell table:style-name="ce43" office:value-type="float" office:value="0.0145567" calcext:value-type="float">
            <text:p>1.46E-02</text:p>
          </table:table-cell>
          <table:table-cell table:style-name="ce19" office:value-type="float" office:value="6529" calcext:value-type="float">
            <text:p>6529</text:p>
          </table:table-cell>
          <table:table-cell table:style-name="ce28" office:value-type="float" office:value="0.953996" calcext:value-type="float">
            <text:p>0.953996</text:p>
          </table:table-cell>
          <table:table-cell table:style-name="ce19" office:value-type="float" office:value="6626" calcext:value-type="float">
            <text:p>6626</text:p>
          </table:table-cell>
          <table:table-cell table:style-name="ce28" office:value-type="float" office:value="0.941741" calcext:value-type="float">
            <text:p>0.941741</text:p>
          </table:table-cell>
          <table:table-cell table:style-name="ce66" table:formula="of:=100*([.E85]/[.B85]) - 100" office:value-type="float" office:value="3.87658227848102" calcext:value-type="float">
            <text:p>3.877</text:p>
          </table:table-cell>
          <table:table-cell table:style-name="ce69" table:formula="of:=100*([.G85]/[.B85]) - 100" office:value-type="float" office:value="3.87658227848102" calcext:value-type="float">
            <text:p>3.877</text:p>
          </table:table-cell>
          <table:table-cell table:style-name="ce71" table:formula="of:=100*([.I85]/[.B85]) - 100" office:value-type="float" office:value="3.30696202531647" calcext:value-type="float">
            <text:p>3.307</text:p>
          </table:table-cell>
          <table:table-cell table:style-name="ce73" table:formula="of:=100*([.K85]/[.B85]) - 100" office:value-type="float" office:value="4.84177215189874" calcext:value-type="float">
            <text:p>4.84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64" calcext:value-type="float">
            <text:p>636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39" calcext:value-type="float">
            <text:p>6639</text:p>
          </table:table-cell>
          <table:table-cell table:style-name="ce28" office:value-type="float" office:value="0.200957" calcext:value-type="float">
            <text:p>0.200957</text:p>
          </table:table-cell>
          <table:table-cell table:style-name="ce19" office:value-type="float" office:value="6639" calcext:value-type="float">
            <text:p>6639</text:p>
          </table:table-cell>
          <table:table-cell table:style-name="ce43" office:value-type="float" office:value="0.01421" calcext:value-type="float">
            <text:p>1.42E-02</text:p>
          </table:table-cell>
          <table:table-cell table:style-name="ce19" office:value-type="float" office:value="6607" calcext:value-type="float">
            <text:p>6607</text:p>
          </table:table-cell>
          <table:table-cell table:style-name="ce28" office:value-type="float" office:value="0.957922" calcext:value-type="float">
            <text:p>0.957922</text:p>
          </table:table-cell>
          <table:table-cell table:style-name="ce19" office:value-type="float" office:value="6649" calcext:value-type="float">
            <text:p>6649</text:p>
          </table:table-cell>
          <table:table-cell table:style-name="ce28" office:value-type="float" office:value="0.96198" calcext:value-type="float">
            <text:p>0.96198</text:p>
          </table:table-cell>
          <table:table-cell table:style-name="ce66" table:formula="of:=100*([.E86]/[.B86]) - 100" office:value-type="float" office:value="4.32118164676305" calcext:value-type="float">
            <text:p>4.321</text:p>
          </table:table-cell>
          <table:table-cell table:style-name="ce69" table:formula="of:=100*([.G86]/[.B86]) - 100" office:value-type="float" office:value="4.32118164676305" calcext:value-type="float">
            <text:p>4.321</text:p>
          </table:table-cell>
          <table:table-cell table:style-name="ce71" table:formula="of:=100*([.I86]/[.B86]) - 100" office:value-type="float" office:value="3.81835323695789" calcext:value-type="float">
            <text:p>3.818</text:p>
          </table:table-cell>
          <table:table-cell table:style-name="ce73" table:formula="of:=100*([.K86]/[.B86]) - 100" office:value-type="float" office:value="4.47831552482715" calcext:value-type="float">
            <text:p>4.47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31" calcext:value-type="float">
            <text:p>6331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592" calcext:value-type="float">
            <text:p>6592</text:p>
          </table:table-cell>
          <table:table-cell table:style-name="ce28" office:value-type="float" office:value="0.203008" calcext:value-type="float">
            <text:p>0.203008</text:p>
          </table:table-cell>
          <table:table-cell table:style-name="ce19" office:value-type="float" office:value="6592" calcext:value-type="float">
            <text:p>6592</text:p>
          </table:table-cell>
          <table:table-cell table:style-name="ce43" office:value-type="float" office:value="0.0144875" calcext:value-type="float">
            <text:p>1.45E-02</text:p>
          </table:table-cell>
          <table:table-cell table:style-name="ce19" office:value-type="float" office:value="6558" calcext:value-type="float">
            <text:p>6558</text:p>
          </table:table-cell>
          <table:table-cell table:style-name="ce28" office:value-type="float" office:value="0.975088" calcext:value-type="float">
            <text:p>0.975088</text:p>
          </table:table-cell>
          <table:table-cell table:style-name="ce19" office:value-type="float" office:value="6629" calcext:value-type="float">
            <text:p>6629</text:p>
          </table:table-cell>
          <table:table-cell table:style-name="ce28" office:value-type="float" office:value="0.965475" calcext:value-type="float">
            <text:p>0.965475</text:p>
          </table:table-cell>
          <table:table-cell table:style-name="ce66" table:formula="of:=100*([.E87]/[.B87]) - 100" office:value-type="float" office:value="4.12257147370083" calcext:value-type="float">
            <text:p>4.123</text:p>
          </table:table-cell>
          <table:table-cell table:style-name="ce69" table:formula="of:=100*([.G87]/[.B87]) - 100" office:value-type="float" office:value="4.12257147370083" calcext:value-type="float">
            <text:p>4.123</text:p>
          </table:table-cell>
          <table:table-cell table:style-name="ce71" table:formula="of:=100*([.I87]/[.B87]) - 100" office:value-type="float" office:value="3.58553151160955" calcext:value-type="float">
            <text:p>3.586</text:p>
          </table:table-cell>
          <table:table-cell table:style-name="ce73" table:formula="of:=100*([.K87]/[.B87]) - 100" office:value-type="float" office:value="4.70699731480021" calcext:value-type="float">
            <text:p>4.7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05" calcext:value-type="float">
            <text:p>6405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60" calcext:value-type="float">
            <text:p>6660</text:p>
          </table:table-cell>
          <table:table-cell table:style-name="ce28" office:value-type="float" office:value="0.208041" calcext:value-type="float">
            <text:p>0.208041</text:p>
          </table:table-cell>
          <table:table-cell table:style-name="ce19" office:value-type="float" office:value="6660" calcext:value-type="float">
            <text:p>6660</text:p>
          </table:table-cell>
          <table:table-cell table:style-name="ce43" office:value-type="float" office:value="0.0142613" calcext:value-type="float">
            <text:p>1.43E-02</text:p>
          </table:table-cell>
          <table:table-cell table:style-name="ce19" office:value-type="float" office:value="6688" calcext:value-type="float">
            <text:p>6688</text:p>
          </table:table-cell>
          <table:table-cell table:style-name="ce28" office:value-type="float" office:value="0.967593" calcext:value-type="float">
            <text:p>0.967593</text:p>
          </table:table-cell>
          <table:table-cell table:style-name="ce19" office:value-type="float" office:value="6839" calcext:value-type="float">
            <text:p>6839</text:p>
          </table:table-cell>
          <table:table-cell table:style-name="ce28" office:value-type="float" office:value="0.969095" calcext:value-type="float">
            <text:p>0.969095</text:p>
          </table:table-cell>
          <table:table-cell table:style-name="ce66" table:formula="of:=100*([.E88]/[.B88]) - 100" office:value-type="float" office:value="3.98126463700234" calcext:value-type="float">
            <text:p>3.981</text:p>
          </table:table-cell>
          <table:table-cell table:style-name="ce69" table:formula="of:=100*([.G88]/[.B88]) - 100" office:value-type="float" office:value="3.98126463700234" calcext:value-type="float">
            <text:p>3.981</text:p>
          </table:table-cell>
          <table:table-cell table:style-name="ce71" table:formula="of:=100*([.I88]/[.B88]) - 100" office:value-type="float" office:value="4.41842310694769" calcext:value-type="float">
            <text:p>4.418</text:p>
          </table:table-cell>
          <table:table-cell table:style-name="ce73" table:formula="of:=100*([.K88]/[.B88]) - 100" office:value-type="float" office:value="6.775956284153" calcext:value-type="float">
            <text:p>6.7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487" calcext:value-type="float">
            <text:p>6487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81" calcext:value-type="float">
            <text:p>6781</text:p>
          </table:table-cell>
          <table:table-cell table:style-name="ce28" office:value-type="float" office:value="0.204671" calcext:value-type="float">
            <text:p>0.204671</text:p>
          </table:table-cell>
          <table:table-cell table:style-name="ce19" office:value-type="float" office:value="6781" calcext:value-type="float">
            <text:p>6781</text:p>
          </table:table-cell>
          <table:table-cell table:style-name="ce43" office:value-type="float" office:value="0.0142976" calcext:value-type="float">
            <text:p>1.43E-02</text:p>
          </table:table-cell>
          <table:table-cell table:style-name="ce19" office:value-type="float" office:value="6745" calcext:value-type="float">
            <text:p>6745</text:p>
          </table:table-cell>
          <table:table-cell table:style-name="ce28" office:value-type="float" office:value="0.963711" calcext:value-type="float">
            <text:p>0.963711</text:p>
          </table:table-cell>
          <table:table-cell table:style-name="ce19" office:value-type="float" office:value="6804" calcext:value-type="float">
            <text:p>6804</text:p>
          </table:table-cell>
          <table:table-cell table:style-name="ce28" office:value-type="float" office:value="0.963017" calcext:value-type="float">
            <text:p>0.963017</text:p>
          </table:table-cell>
          <table:table-cell table:style-name="ce66" table:formula="of:=100*([.E89]/[.B89]) - 100" office:value-type="float" office:value="4.5321412054879" calcext:value-type="float">
            <text:p>4.532</text:p>
          </table:table-cell>
          <table:table-cell table:style-name="ce69" table:formula="of:=100*([.G89]/[.B89]) - 100" office:value-type="float" office:value="4.5321412054879" calcext:value-type="float">
            <text:p>4.532</text:p>
          </table:table-cell>
          <table:table-cell table:style-name="ce71" table:formula="of:=100*([.I89]/[.B89]) - 100" office:value-type="float" office:value="3.9771851395098" calcext:value-type="float">
            <text:p>3.977</text:p>
          </table:table-cell>
          <table:table-cell table:style-name="ce73" table:formula="of:=100*([.K89]/[.B89]) - 100" office:value-type="float" office:value="4.8866964698628" calcext:value-type="float">
            <text:p>4.88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79" calcext:value-type="float">
            <text:p>6379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76" calcext:value-type="float">
            <text:p>6676</text:p>
          </table:table-cell>
          <table:table-cell table:style-name="ce28" office:value-type="float" office:value="0.204029" calcext:value-type="float">
            <text:p>0.204029</text:p>
          </table:table-cell>
          <table:table-cell table:style-name="ce19" office:value-type="float" office:value="6676" calcext:value-type="float">
            <text:p>6676</text:p>
          </table:table-cell>
          <table:table-cell table:style-name="ce43" office:value-type="float" office:value="0.0139757" calcext:value-type="float">
            <text:p>1.40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0404" calcext:value-type="float">
            <text:p>0.960404</text:p>
          </table:table-cell>
          <table:table-cell table:style-name="ce19" office:value-type="float" office:value="6733" calcext:value-type="float">
            <text:p>6733</text:p>
          </table:table-cell>
          <table:table-cell table:style-name="ce28" office:value-type="float" office:value="0.954661" calcext:value-type="float">
            <text:p>0.954661</text:p>
          </table:table-cell>
          <table:table-cell table:style-name="ce66" table:formula="of:=100*([.E90]/[.B90]) - 100" office:value-type="float" office:value="4.65590217902492" calcext:value-type="float">
            <text:p>4.656</text:p>
          </table:table-cell>
          <table:table-cell table:style-name="ce69" table:formula="of:=100*([.G90]/[.B90]) - 100" office:value-type="float" office:value="4.65590217902492" calcext:value-type="float">
            <text:p>4.656</text:p>
          </table:table-cell>
          <table:table-cell table:style-name="ce71" table:formula="of:=100*([.I90]/[.B90]) - 100" office:value-type="float" office:value="4.37372628938707" calcext:value-type="float">
            <text:p>4.374</text:p>
          </table:table-cell>
          <table:table-cell table:style-name="ce73" table:formula="of:=100*([.K90]/[.B90]) - 100" office:value-type="float" office:value="5.54945916287819" calcext:value-type="float">
            <text:p>5.54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14" calcext:value-type="float">
            <text:p>651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39" calcext:value-type="float">
            <text:p>6739</text:p>
          </table:table-cell>
          <table:table-cell table:style-name="ce28" office:value-type="float" office:value="0.20257" calcext:value-type="float">
            <text:p>0.20257</text:p>
          </table:table-cell>
          <table:table-cell table:style-name="ce19" office:value-type="float" office:value="6739" calcext:value-type="float">
            <text:p>6739</text:p>
          </table:table-cell>
          <table:table-cell table:style-name="ce43" office:value-type="float" office:value="0.0143851" calcext:value-type="float">
            <text:p>1.44E-02</text:p>
          </table:table-cell>
          <table:table-cell table:style-name="ce19" office:value-type="float" office:value="6734" calcext:value-type="float">
            <text:p>6734</text:p>
          </table:table-cell>
          <table:table-cell table:style-name="ce28" office:value-type="float" office:value="0.965581" calcext:value-type="float">
            <text:p>0.965581</text:p>
          </table:table-cell>
          <table:table-cell table:style-name="ce19" office:value-type="float" office:value="6768" calcext:value-type="float">
            <text:p>6768</text:p>
          </table:table-cell>
          <table:table-cell table:style-name="ce28" office:value-type="float" office:value="0.965746" calcext:value-type="float">
            <text:p>0.965746</text:p>
          </table:table-cell>
          <table:table-cell table:style-name="ce66" table:formula="of:=100*([.E91]/[.B91]) - 100" office:value-type="float" office:value="3.45409886398527" calcext:value-type="float">
            <text:p>3.454</text:p>
          </table:table-cell>
          <table:table-cell table:style-name="ce69" table:formula="of:=100*([.G91]/[.B91]) - 100" office:value-type="float" office:value="3.45409886398527" calcext:value-type="float">
            <text:p>3.454</text:p>
          </table:table-cell>
          <table:table-cell table:style-name="ce71" table:formula="of:=100*([.I91]/[.B91]) - 100" office:value-type="float" office:value="3.37734111145225" calcext:value-type="float">
            <text:p>3.377</text:p>
          </table:table-cell>
          <table:table-cell table:style-name="ce73" table:formula="of:=100*([.K91]/[.B91]) - 100" office:value-type="float" office:value="3.89929382867669" calcext:value-type="float">
            <text:p>3.89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386" calcext:value-type="float">
            <text:p>6386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202283" calcext:value-type="float">
            <text:p>0.202283</text:p>
          </table:table-cell>
          <table:table-cell table:style-name="ce19" office:value-type="float" office:value="6658" calcext:value-type="float">
            <text:p>6658</text:p>
          </table:table-cell>
          <table:table-cell table:style-name="ce43" office:value-type="float" office:value="0.0142085" calcext:value-type="float">
            <text:p>1.42E-02</text:p>
          </table:table-cell>
          <table:table-cell table:style-name="ce19" office:value-type="float" office:value="6658" calcext:value-type="float">
            <text:p>6658</text:p>
          </table:table-cell>
          <table:table-cell table:style-name="ce28" office:value-type="float" office:value="0.966707" calcext:value-type="float">
            <text:p>0.966707</text:p>
          </table:table-cell>
          <table:table-cell table:style-name="ce19" office:value-type="float" office:value="6709" calcext:value-type="float">
            <text:p>6709</text:p>
          </table:table-cell>
          <table:table-cell table:style-name="ce28" office:value-type="float" office:value="0.960823" calcext:value-type="float">
            <text:p>0.960823</text:p>
          </table:table-cell>
          <table:table-cell table:style-name="ce66" table:formula="of:=100*([.E92]/[.B92]) - 100" office:value-type="float" office:value="4.25931725649859" calcext:value-type="float">
            <text:p>4.259</text:p>
          </table:table-cell>
          <table:table-cell table:style-name="ce69" table:formula="of:=100*([.G92]/[.B92]) - 100" office:value-type="float" office:value="4.25931725649859" calcext:value-type="float">
            <text:p>4.259</text:p>
          </table:table-cell>
          <table:table-cell table:style-name="ce71" table:formula="of:=100*([.I92]/[.B92]) - 100" office:value-type="float" office:value="4.25931725649859" calcext:value-type="float">
            <text:p>4.259</text:p>
          </table:table-cell>
          <table:table-cell table:style-name="ce73" table:formula="of:=100*([.K92]/[.B92]) - 100" office:value-type="float" office:value="5.05793924209208" calcext:value-type="float">
            <text:p>5.05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6534" calcext:value-type="float">
            <text:p>6534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6718" calcext:value-type="float">
            <text:p>6718</text:p>
          </table:table-cell>
          <table:table-cell table:style-name="ce28" office:value-type="float" office:value="0.205636" calcext:value-type="float">
            <text:p>0.205636</text:p>
          </table:table-cell>
          <table:table-cell table:style-name="ce19" office:value-type="float" office:value="6718" calcext:value-type="float">
            <text:p>6718</text:p>
          </table:table-cell>
          <table:table-cell table:style-name="ce43" office:value-type="float" office:value="0.0142599" calcext:value-type="float">
            <text:p>1.43E-02</text:p>
          </table:table-cell>
          <table:table-cell table:style-name="ce19" office:value-type="float" office:value="6698" calcext:value-type="float">
            <text:p>6698</text:p>
          </table:table-cell>
          <table:table-cell table:style-name="ce28" office:value-type="float" office:value="0.96493" calcext:value-type="float">
            <text:p>0.96493</text:p>
          </table:table-cell>
          <table:table-cell table:style-name="ce19" office:value-type="float" office:value="6711" calcext:value-type="float">
            <text:p>6711</text:p>
          </table:table-cell>
          <table:table-cell table:style-name="ce28" office:value-type="float" office:value="0.95853" calcext:value-type="float">
            <text:p>0.95853</text:p>
          </table:table-cell>
          <table:table-cell table:style-name="ce66" table:formula="of:=100*([.E93]/[.B93]) - 100" office:value-type="float" office:value="2.81603917967554" calcext:value-type="float">
            <text:p>2.816</text:p>
          </table:table-cell>
          <table:table-cell table:style-name="ce69" table:formula="of:=100*([.G93]/[.B93]) - 100" office:value-type="float" office:value="2.81603917967554" calcext:value-type="float">
            <text:p>2.816</text:p>
          </table:table-cell>
          <table:table-cell table:style-name="ce71" table:formula="of:=100*([.I93]/[.B93]) - 100" office:value-type="float" office:value="2.50994796449342" calcext:value-type="float">
            <text:p>2.510</text:p>
          </table:table-cell>
          <table:table-cell table:style-name="ce73" table:formula="of:=100*([.K93]/[.B93]) - 100" office:value-type="float" office:value="2.70890725436179" calcext:value-type="float">
            <text:p>2.70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72" calcext:value-type="float">
            <text:p>1087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0.972275" calcext:value-type="float">
            <text:p>0.972275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43" office:value-type="float" office:value="0.0358134" calcext:value-type="float">
            <text:p>3.58E-02</text:p>
          </table:table-cell>
          <table:table-cell table:style-name="ce19" office:value-type="float" office:value="10942" calcext:value-type="float">
            <text:p>10942</text:p>
          </table:table-cell>
          <table:table-cell table:style-name="ce28" office:value-type="float" office:value="1.85334" calcext:value-type="float">
            <text:p>1.85334</text:p>
          </table:table-cell>
          <table:table-cell table:style-name="ce19" office:value-type="float" office:value="10952" calcext:value-type="float">
            <text:p>10952</text:p>
          </table:table-cell>
          <table:table-cell table:style-name="ce28" office:value-type="float" office:value="1.86223" calcext:value-type="float">
            <text:p>1.86223</text:p>
          </table:table-cell>
          <table:table-cell table:style-name="ce66" table:formula="of:=100*([.E94]/[.B94]) - 100" office:value-type="float" office:value="0.643855776306097" calcext:value-type="float">
            <text:p>0.644</text:p>
          </table:table-cell>
          <table:table-cell table:style-name="ce69" table:formula="of:=100*([.G94]/[.B94]) - 100" office:value-type="float" office:value="0.643855776306097" calcext:value-type="float">
            <text:p>0.644</text:p>
          </table:table-cell>
          <table:table-cell table:style-name="ce71" table:formula="of:=100*([.I94]/[.B94]) - 100" office:value-type="float" office:value="0.643855776306097" calcext:value-type="float">
            <text:p>0.644</text:p>
          </table:table-cell>
          <table:table-cell table:style-name="ce73" table:formula="of:=100*([.K94]/[.B94]) - 100" office:value-type="float" office:value="0.73583517292125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00" calcext:value-type="float">
            <text:p>105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0.978669" calcext:value-type="float">
            <text:p>0.978669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43" office:value-type="float" office:value="0.0360575" calcext:value-type="float">
            <text:p>3.61E-02</text:p>
          </table:table-cell>
          <table:table-cell table:style-name="ce19" office:value-type="float" office:value="10715" calcext:value-type="float">
            <text:p>10715</text:p>
          </table:table-cell>
          <table:table-cell table:style-name="ce28" office:value-type="float" office:value="1.88761" calcext:value-type="float">
            <text:p>1.88761</text:p>
          </table:table-cell>
          <table:table-cell table:style-name="ce19" office:value-type="float" office:value="10718" calcext:value-type="float">
            <text:p>10718</text:p>
          </table:table-cell>
          <table:table-cell table:style-name="ce28" office:value-type="float" office:value="1.85289" calcext:value-type="float">
            <text:p>1.85289</text:p>
          </table:table-cell>
          <table:table-cell table:style-name="ce66" table:formula="of:=100*([.E95]/[.B95]) - 100" office:value-type="float" office:value="2.04761904761905" calcext:value-type="float">
            <text:p>2.048</text:p>
          </table:table-cell>
          <table:table-cell table:style-name="ce69" table:formula="of:=100*([.G95]/[.B95]) - 100" office:value-type="float" office:value="2.04761904761905" calcext:value-type="float">
            <text:p>2.048</text:p>
          </table:table-cell>
          <table:table-cell table:style-name="ce71" table:formula="of:=100*([.I95]/[.B95]) - 100" office:value-type="float" office:value="2.04761904761905" calcext:value-type="float">
            <text:p>2.048</text:p>
          </table:table-cell>
          <table:table-cell table:style-name="ce73" table:formula="of:=100*([.K95]/[.B95]) - 100" office:value-type="float" office:value="2.07619047619048" calcext:value-type="float">
            <text:p>2.076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956" calcext:value-type="float">
            <text:p>1095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0.972015" calcext:value-type="float">
            <text:p>0.972015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43" office:value-type="float" office:value="0.0347304" calcext:value-type="float">
            <text:p>3.47E-02</text:p>
          </table:table-cell>
          <table:table-cell table:style-name="ce19" office:value-type="float" office:value="11070" calcext:value-type="float">
            <text:p>11070</text:p>
          </table:table-cell>
          <table:table-cell table:style-name="ce28" office:value-type="float" office:value="1.8719" calcext:value-type="float">
            <text:p>1.8719</text:p>
          </table:table-cell>
          <table:table-cell table:style-name="ce19" office:value-type="float" office:value="11072" calcext:value-type="float">
            <text:p>11072</text:p>
          </table:table-cell>
          <table:table-cell table:style-name="ce28" office:value-type="float" office:value="1.88258" calcext:value-type="float">
            <text:p>1.88258</text:p>
          </table:table-cell>
          <table:table-cell table:style-name="ce66" table:formula="of:=100*([.E96]/[.B96]) - 100" office:value-type="float" office:value="1.04052573932091" calcext:value-type="float">
            <text:p>1.041</text:p>
          </table:table-cell>
          <table:table-cell table:style-name="ce69" table:formula="of:=100*([.G96]/[.B96]) - 100" office:value-type="float" office:value="1.04052573932091" calcext:value-type="float">
            <text:p>1.041</text:p>
          </table:table-cell>
          <table:table-cell table:style-name="ce71" table:formula="of:=100*([.I96]/[.B96]) - 100" office:value-type="float" office:value="1.04052573932091" calcext:value-type="float">
            <text:p>1.041</text:p>
          </table:table-cell>
          <table:table-cell table:style-name="ce73" table:formula="of:=100*([.K96]/[.B96]) - 100" office:value-type="float" office:value="1.05878057685287" calcext:value-type="float">
            <text:p>1.05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93" calcext:value-type="float">
            <text:p>108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28" office:value-type="float" office:value="0.979742" calcext:value-type="float">
            <text:p>0.979742</text:p>
          </table:table-cell>
          <table:table-cell table:style-name="ce19" office:value-type="float" office:value="11057" calcext:value-type="float">
            <text:p>11057</text:p>
          </table:table-cell>
          <table:table-cell table:style-name="ce43" office:value-type="float" office:value="0.0342943" calcext:value-type="float">
            <text:p>3.43E-02</text:p>
          </table:table-cell>
          <table:table-cell table:style-name="ce19" office:value-type="float" office:value="11032" calcext:value-type="float">
            <text:p>11032</text:p>
          </table:table-cell>
          <table:table-cell table:style-name="ce28" office:value-type="float" office:value="1.8488" calcext:value-type="float">
            <text:p>1.8488</text:p>
          </table:table-cell>
          <table:table-cell table:style-name="ce19" office:value-type="float" office:value="11059" calcext:value-type="float">
            <text:p>11059</text:p>
          </table:table-cell>
          <table:table-cell table:style-name="ce28" office:value-type="float" office:value="1.854" calcext:value-type="float">
            <text:p>1.854</text:p>
          </table:table-cell>
          <table:table-cell table:style-name="ce66" table:formula="of:=100*([.E97]/[.B97]) - 100" office:value-type="float" office:value="1.50555402552098" calcext:value-type="float">
            <text:p>1.506</text:p>
          </table:table-cell>
          <table:table-cell table:style-name="ce69" table:formula="of:=100*([.G97]/[.B97]) - 100" office:value-type="float" office:value="1.50555402552098" calcext:value-type="float">
            <text:p>1.506</text:p>
          </table:table-cell>
          <table:table-cell table:style-name="ce71" table:formula="of:=100*([.I97]/[.B97]) - 100" office:value-type="float" office:value="1.27604883870376" calcext:value-type="float">
            <text:p>1.276</text:p>
          </table:table-cell>
          <table:table-cell table:style-name="ce73" table:formula="of:=100*([.K97]/[.B97]) - 100" office:value-type="float" office:value="1.52391444046636" calcext:value-type="float">
            <text:p>1.5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537" calcext:value-type="float">
            <text:p>1053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28" office:value-type="float" office:value="0.973042" calcext:value-type="float">
            <text:p>0.973042</text:p>
          </table:table-cell>
          <table:table-cell table:style-name="ce19" office:value-type="float" office:value="10608" calcext:value-type="float">
            <text:p>10608</text:p>
          </table:table-cell>
          <table:table-cell table:style-name="ce43" office:value-type="float" office:value="0.0353444" calcext:value-type="float">
            <text:p>3.53E-02</text:p>
          </table:table-cell>
          <table:table-cell table:style-name="ce19" office:value-type="float" office:value="10589" calcext:value-type="float">
            <text:p>10589</text:p>
          </table:table-cell>
          <table:table-cell table:style-name="ce28" office:value-type="float" office:value="1.85745" calcext:value-type="float">
            <text:p>1.85745</text:p>
          </table:table-cell>
          <table:table-cell table:style-name="ce19" office:value-type="float" office:value="10601" calcext:value-type="float">
            <text:p>10601</text:p>
          </table:table-cell>
          <table:table-cell table:style-name="ce28" office:value-type="float" office:value="1.86323" calcext:value-type="float">
            <text:p>1.86323</text:p>
          </table:table-cell>
          <table:table-cell table:style-name="ce66" table:formula="of:=100*([.E98]/[.B98]) - 100" office:value-type="float" office:value="0.673816076682172" calcext:value-type="float">
            <text:p>0.674</text:p>
          </table:table-cell>
          <table:table-cell table:style-name="ce69" table:formula="of:=100*([.G98]/[.B98]) - 100" office:value-type="float" office:value="0.673816076682172" calcext:value-type="float">
            <text:p>0.674</text:p>
          </table:table-cell>
          <table:table-cell table:style-name="ce71" table:formula="of:=100*([.I98]/[.B98]) - 100" office:value-type="float" office:value="0.493499098415114" calcext:value-type="float">
            <text:p>0.493</text:p>
          </table:table-cell>
          <table:table-cell table:style-name="ce73" table:formula="of:=100*([.K98]/[.B98]) - 100" office:value-type="float" office:value="0.60738350574168" calcext:value-type="float">
            <text:p>0.60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347" calcext:value-type="float">
            <text:p>1034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0.980091" calcext:value-type="float">
            <text:p>0.980091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43" office:value-type="float" office:value="0.0341932" calcext:value-type="float">
            <text:p>3.42E-02</text:p>
          </table:table-cell>
          <table:table-cell table:style-name="ce19" office:value-type="float" office:value="10487" calcext:value-type="float">
            <text:p>10487</text:p>
          </table:table-cell>
          <table:table-cell table:style-name="ce28" office:value-type="float" office:value="1.85913" calcext:value-type="float">
            <text:p>1.85913</text:p>
          </table:table-cell>
          <table:table-cell table:style-name="ce19" office:value-type="float" office:value="10494" calcext:value-type="float">
            <text:p>10494</text:p>
          </table:table-cell>
          <table:table-cell table:style-name="ce28" office:value-type="float" office:value="1.85525" calcext:value-type="float">
            <text:p>1.85525</text:p>
          </table:table-cell>
          <table:table-cell table:style-name="ce66" table:formula="of:=100*([.E99]/[.B99]) - 100" office:value-type="float" office:value="1.3530491930028" calcext:value-type="float">
            <text:p>1.353</text:p>
          </table:table-cell>
          <table:table-cell table:style-name="ce69" table:formula="of:=100*([.G99]/[.B99]) - 100" office:value-type="float" office:value="1.3530491930028" calcext:value-type="float">
            <text:p>1.353</text:p>
          </table:table-cell>
          <table:table-cell table:style-name="ce71" table:formula="of:=100*([.I99]/[.B99]) - 100" office:value-type="float" office:value="1.3530491930028" calcext:value-type="float">
            <text:p>1.353</text:p>
          </table:table-cell>
          <table:table-cell table:style-name="ce73" table:formula="of:=100*([.K99]/[.B99]) - 100" office:value-type="float" office:value="1.42070165265294" calcext:value-type="float">
            <text:p>1.42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882" calcext:value-type="float">
            <text:p>1088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28" office:value-type="float" office:value="0.994131" calcext:value-type="float">
            <text:p>0.994131</text:p>
          </table:table-cell>
          <table:table-cell table:style-name="ce19" office:value-type="float" office:value="10985" calcext:value-type="float">
            <text:p>10985</text:p>
          </table:table-cell>
          <table:table-cell table:style-name="ce43" office:value-type="float" office:value="0.0342884" calcext:value-type="float">
            <text:p>3.43E-02</text:p>
          </table:table-cell>
          <table:table-cell table:style-name="ce19" office:value-type="float" office:value="10967" calcext:value-type="float">
            <text:p>10967</text:p>
          </table:table-cell>
          <table:table-cell table:style-name="ce28" office:value-type="float" office:value="1.8662" calcext:value-type="float">
            <text:p>1.8662</text:p>
          </table:table-cell>
          <table:table-cell table:style-name="ce19" office:value-type="float" office:value="10977" calcext:value-type="float">
            <text:p>10977</text:p>
          </table:table-cell>
          <table:table-cell table:style-name="ce28" office:value-type="float" office:value="1.85641" calcext:value-type="float">
            <text:p>1.85641</text:p>
          </table:table-cell>
          <table:table-cell table:style-name="ce66" table:formula="of:=100*([.E100]/[.B100]) - 100" office:value-type="float" office:value="0.946517184341104" calcext:value-type="float">
            <text:p>0.947</text:p>
          </table:table-cell>
          <table:table-cell table:style-name="ce69" table:formula="of:=100*([.G100]/[.B100]) - 100" office:value-type="float" office:value="0.946517184341104" calcext:value-type="float">
            <text:p>0.947</text:p>
          </table:table-cell>
          <table:table-cell table:style-name="ce71" table:formula="of:=100*([.I100]/[.B100]) - 100" office:value-type="float" office:value="0.781106414262084" calcext:value-type="float">
            <text:p>0.781</text:p>
          </table:table-cell>
          <table:table-cell table:style-name="ce73" table:formula="of:=100*([.K100]/[.B100]) - 100" office:value-type="float" office:value="0.873001286528208" calcext:value-type="float">
            <text:p>0.8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54" calcext:value-type="float">
            <text:p>1075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28" office:value-type="float" office:value="0.982771" calcext:value-type="float">
            <text:p>0.982771</text:p>
          </table:table-cell>
          <table:table-cell table:style-name="ce19" office:value-type="float" office:value="10821" calcext:value-type="float">
            <text:p>10821</text:p>
          </table:table-cell>
          <table:table-cell table:style-name="ce43" office:value-type="float" office:value="0.0325152" calcext:value-type="float">
            <text:p>3.25E-02</text:p>
          </table:table-cell>
          <table:table-cell table:style-name="ce19" office:value-type="float" office:value="10814" calcext:value-type="float">
            <text:p>10814</text:p>
          </table:table-cell>
          <table:table-cell table:style-name="ce28" office:value-type="float" office:value="1.85593" calcext:value-type="float">
            <text:p>1.85593</text:p>
          </table:table-cell>
          <table:table-cell table:style-name="ce19" office:value-type="float" office:value="10872" calcext:value-type="float">
            <text:p>10872</text:p>
          </table:table-cell>
          <table:table-cell table:style-name="ce28" office:value-type="float" office:value="1.84973" calcext:value-type="float">
            <text:p>1.84973</text:p>
          </table:table-cell>
          <table:table-cell table:style-name="ce66" table:formula="of:=100*([.E101]/[.B101]) - 100" office:value-type="float" office:value="0.623023991073083" calcext:value-type="float">
            <text:p>0.623</text:p>
          </table:table-cell>
          <table:table-cell table:style-name="ce69" table:formula="of:=100*([.G101]/[.B101]) - 100" office:value-type="float" office:value="0.623023991073083" calcext:value-type="float">
            <text:p>0.623</text:p>
          </table:table-cell>
          <table:table-cell table:style-name="ce71" table:formula="of:=100*([.I101]/[.B101]) - 100" office:value-type="float" office:value="0.557931932304271" calcext:value-type="float">
            <text:p>0.558</text:p>
          </table:table-cell>
          <table:table-cell table:style-name="ce73" table:formula="of:=100*([.K101]/[.B101]) - 100" office:value-type="float" office:value="1.09726613353172" calcext:value-type="float">
            <text:p>1.09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465" calcext:value-type="float">
            <text:p>1046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0.971013" calcext:value-type="float">
            <text:p>0.971013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43" office:value-type="float" office:value="0.0341593" calcext:value-type="float">
            <text:p>3.42E-02</text:p>
          </table:table-cell>
          <table:table-cell table:style-name="ce19" office:value-type="float" office:value="10553" calcext:value-type="float">
            <text:p>10553</text:p>
          </table:table-cell>
          <table:table-cell table:style-name="ce28" office:value-type="float" office:value="1.84799" calcext:value-type="float">
            <text:p>1.84799</text:p>
          </table:table-cell>
          <table:table-cell table:style-name="ce19" office:value-type="float" office:value="10556" calcext:value-type="float">
            <text:p>10556</text:p>
          </table:table-cell>
          <table:table-cell table:style-name="ce28" office:value-type="float" office:value="1.84483" calcext:value-type="float">
            <text:p>1.84483</text:p>
          </table:table-cell>
          <table:table-cell table:style-name="ce66" table:formula="of:=100*([.E102]/[.B102]) - 100" office:value-type="float" office:value="0.869565217391298" calcext:value-type="float">
            <text:p>0.870</text:p>
          </table:table-cell>
          <table:table-cell table:style-name="ce69" table:formula="of:=100*([.G102]/[.B102]) - 100" office:value-type="float" office:value="0.869565217391298" calcext:value-type="float">
            <text:p>0.870</text:p>
          </table:table-cell>
          <table:table-cell table:style-name="ce71" table:formula="of:=100*([.I102]/[.B102]) - 100" office:value-type="float" office:value="0.840898232202562" calcext:value-type="float">
            <text:p>0.841</text:p>
          </table:table-cell>
          <table:table-cell table:style-name="ce73" table:formula="of:=100*([.K102]/[.B102]) - 100" office:value-type="float" office:value="0.869565217391298" calcext:value-type="float">
            <text:p>0.87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0727" calcext:value-type="float">
            <text:p>107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10" calcext:value-type="float">
            <text:p>10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0.974827" calcext:value-type="float">
            <text:p>0.974827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43" office:value-type="float" office:value="0.0338569" calcext:value-type="float">
            <text:p>3.39E-02</text:p>
          </table:table-cell>
          <table:table-cell table:style-name="ce19" office:value-type="float" office:value="10846" calcext:value-type="float">
            <text:p>10846</text:p>
          </table:table-cell>
          <table:table-cell table:style-name="ce28" office:value-type="float" office:value="1.87074" calcext:value-type="float">
            <text:p>1.87074</text:p>
          </table:table-cell>
          <table:table-cell table:style-name="ce19" office:value-type="float" office:value="10850" calcext:value-type="float">
            <text:p>10850</text:p>
          </table:table-cell>
          <table:table-cell table:style-name="ce28" office:value-type="float" office:value="1.88037" calcext:value-type="float">
            <text:p>1.88037</text:p>
          </table:table-cell>
          <table:table-cell table:style-name="ce66" table:formula="of:=100*([.E103]/[.B103]) - 100" office:value-type="float" office:value="1.14663932133867" calcext:value-type="float">
            <text:p>1.147</text:p>
          </table:table-cell>
          <table:table-cell table:style-name="ce69" table:formula="of:=100*([.G103]/[.B103]) - 100" office:value-type="float" office:value="1.14663932133867" calcext:value-type="float">
            <text:p>1.147</text:p>
          </table:table-cell>
          <table:table-cell table:style-name="ce71" table:formula="of:=100*([.I103]/[.B103]) - 100" office:value-type="float" office:value="1.10935023771791" calcext:value-type="float">
            <text:p>1.109</text:p>
          </table:table-cell>
          <table:table-cell table:style-name="ce73" table:formula="of:=100*([.K103]/[.B103]) - 100" office:value-type="float" office:value="1.14663932133867" calcext:value-type="float">
            <text:p>1.147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93" calcext:value-type="float">
            <text:p>11393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1.55518" calcext:value-type="float">
            <text:p>1.55518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43" office:value-type="float" office:value="0.0489764" calcext:value-type="float">
            <text:p>4.90E-02</text:p>
          </table:table-cell>
          <table:table-cell table:style-name="ce19" office:value-type="float" office:value="11684" calcext:value-type="float">
            <text:p>11684</text:p>
          </table:table-cell>
          <table:table-cell table:style-name="ce28" office:value-type="float" office:value="2.85842" calcext:value-type="float">
            <text:p>2.85842</text:p>
          </table:table-cell>
          <table:table-cell table:style-name="ce19" office:value-type="float" office:value="11692" calcext:value-type="float">
            <text:p>11692</text:p>
          </table:table-cell>
          <table:table-cell table:style-name="ce28" office:value-type="float" office:value="2.8521" calcext:value-type="float">
            <text:p>2.8521</text:p>
          </table:table-cell>
          <table:table-cell table:style-name="ce66" table:formula="of:=100*([.E104]/[.B104]) - 100" office:value-type="float" office:value="2.55419994733607" calcext:value-type="float">
            <text:p>2.554</text:p>
          </table:table-cell>
          <table:table-cell table:style-name="ce69" table:formula="of:=100*([.G104]/[.B104]) - 100" office:value-type="float" office:value="2.55419994733607" calcext:value-type="float">
            <text:p>2.554</text:p>
          </table:table-cell>
          <table:table-cell table:style-name="ce71" table:formula="of:=100*([.I104]/[.B104]) - 100" office:value-type="float" office:value="2.55419994733607" calcext:value-type="float">
            <text:p>2.554</text:p>
          </table:table-cell>
          <table:table-cell table:style-name="ce73" table:formula="of:=100*([.K104]/[.B104]) - 100" office:value-type="float" office:value="2.62441850258929" calcext:value-type="float">
            <text:p>2.62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45" calcext:value-type="float">
            <text:p>11445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28" office:value-type="float" office:value="1.5499" calcext:value-type="float">
            <text:p>1.5499</text:p>
          </table:table-cell>
          <table:table-cell table:style-name="ce19" office:value-type="float" office:value="11680" calcext:value-type="float">
            <text:p>11680</text:p>
          </table:table-cell>
          <table:table-cell table:style-name="ce43" office:value-type="float" office:value="0.0482475" calcext:value-type="float">
            <text:p>4.82E-02</text:p>
          </table:table-cell>
          <table:table-cell table:style-name="ce19" office:value-type="float" office:value="11676" calcext:value-type="float">
            <text:p>11676</text:p>
          </table:table-cell>
          <table:table-cell table:style-name="ce28" office:value-type="float" office:value="2.84253" calcext:value-type="float">
            <text:p>2.84253</text:p>
          </table:table-cell>
          <table:table-cell table:style-name="ce19" office:value-type="float" office:value="11721" calcext:value-type="float">
            <text:p>11721</text:p>
          </table:table-cell>
          <table:table-cell table:style-name="ce28" office:value-type="float" office:value="2.82569" calcext:value-type="float">
            <text:p>2.82569</text:p>
          </table:table-cell>
          <table:table-cell table:style-name="ce66" table:formula="of:=100*([.E105]/[.B105]) - 100" office:value-type="float" office:value="2.05329838357362" calcext:value-type="float">
            <text:p>2.053</text:p>
          </table:table-cell>
          <table:table-cell table:style-name="ce69" table:formula="of:=100*([.G105]/[.B105]) - 100" office:value-type="float" office:value="2.05329838357362" calcext:value-type="float">
            <text:p>2.053</text:p>
          </table:table-cell>
          <table:table-cell table:style-name="ce71" table:formula="of:=100*([.I105]/[.B105]) - 100" office:value-type="float" office:value="2.01834862385321" calcext:value-type="float">
            <text:p>2.018</text:p>
          </table:table-cell>
          <table:table-cell table:style-name="ce73" table:formula="of:=100*([.K105]/[.B105]) - 100" office:value-type="float" office:value="2.41153342070773" calcext:value-type="float">
            <text:p>2.41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22" calcext:value-type="float">
            <text:p>1152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28" office:value-type="float" office:value="1.54812" calcext:value-type="float">
            <text:p>1.54812</text:p>
          </table:table-cell>
          <table:table-cell table:style-name="ce19" office:value-type="float" office:value="11853" calcext:value-type="float">
            <text:p>11853</text:p>
          </table:table-cell>
          <table:table-cell table:style-name="ce43" office:value-type="float" office:value="0.0493822" calcext:value-type="float">
            <text:p>4.94E-02</text:p>
          </table:table-cell>
          <table:table-cell table:style-name="ce19" office:value-type="float" office:value="11885" calcext:value-type="float">
            <text:p>11885</text:p>
          </table:table-cell>
          <table:table-cell table:style-name="ce28" office:value-type="float" office:value="2.8863" calcext:value-type="float">
            <text:p>2.8863</text:p>
          </table:table-cell>
          <table:table-cell table:style-name="ce19" office:value-type="float" office:value="11920" calcext:value-type="float">
            <text:p>11920</text:p>
          </table:table-cell>
          <table:table-cell table:style-name="ce28" office:value-type="float" office:value="2.86355" calcext:value-type="float">
            <text:p>2.86355</text:p>
          </table:table-cell>
          <table:table-cell table:style-name="ce66" table:formula="of:=100*([.E106]/[.B106]) - 100" office:value-type="float" office:value="2.8727651449401" calcext:value-type="float">
            <text:p>2.873</text:p>
          </table:table-cell>
          <table:table-cell table:style-name="ce69" table:formula="of:=100*([.G106]/[.B106]) - 100" office:value-type="float" office:value="2.8727651449401" calcext:value-type="float">
            <text:p>2.873</text:p>
          </table:table-cell>
          <table:table-cell table:style-name="ce71" table:formula="of:=100*([.I106]/[.B106]) - 100" office:value-type="float" office:value="3.15049470578023" calcext:value-type="float">
            <text:p>3.150</text:p>
          </table:table-cell>
          <table:table-cell table:style-name="ce73" table:formula="of:=100*([.K106]/[.B106]) - 100" office:value-type="float" office:value="3.45426141294914" calcext:value-type="float">
            <text:p>3.45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61" calcext:value-type="float">
            <text:p>11461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1.54733" calcext:value-type="float">
            <text:p>1.54733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43" office:value-type="float" office:value="0.0505025" calcext:value-type="float">
            <text:p>5.05E-02</text:p>
          </table:table-cell>
          <table:table-cell table:style-name="ce19" office:value-type="float" office:value="11769" calcext:value-type="float">
            <text:p>11769</text:p>
          </table:table-cell>
          <table:table-cell table:style-name="ce28" office:value-type="float" office:value="2.84715" calcext:value-type="float">
            <text:p>2.84715</text:p>
          </table:table-cell>
          <table:table-cell table:style-name="ce19" office:value-type="float" office:value="11795" calcext:value-type="float">
            <text:p>11795</text:p>
          </table:table-cell>
          <table:table-cell table:style-name="ce28" office:value-type="float" office:value="2.83411" calcext:value-type="float">
            <text:p>2.83411</text:p>
          </table:table-cell>
          <table:table-cell table:style-name="ce66" table:formula="of:=100*([.E107]/[.B107]) - 100" office:value-type="float" office:value="2.68737457464445" calcext:value-type="float">
            <text:p>2.687</text:p>
          </table:table-cell>
          <table:table-cell table:style-name="ce69" table:formula="of:=100*([.G107]/[.B107]) - 100" office:value-type="float" office:value="2.68737457464445" calcext:value-type="float">
            <text:p>2.687</text:p>
          </table:table-cell>
          <table:table-cell table:style-name="ce71" table:formula="of:=100*([.I107]/[.B107]) - 100" office:value-type="float" office:value="2.68737457464445" calcext:value-type="float">
            <text:p>2.687</text:p>
          </table:table-cell>
          <table:table-cell table:style-name="ce73" table:formula="of:=100*([.K107]/[.B107]) - 100" office:value-type="float" office:value="2.91423086990663" calcext:value-type="float">
            <text:p>2.9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7" calcext:value-type="float">
            <text:p>1142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28" office:value-type="float" office:value="1.56564" calcext:value-type="float">
            <text:p>1.56564</text:p>
          </table:table-cell>
          <table:table-cell table:style-name="ce19" office:value-type="float" office:value="11604" calcext:value-type="float">
            <text:p>11604</text:p>
          </table:table-cell>
          <table:table-cell table:style-name="ce43" office:value-type="float" office:value="0.0516014" calcext:value-type="float">
            <text:p>5.16E-02</text:p>
          </table:table-cell>
          <table:table-cell table:style-name="ce19" office:value-type="float" office:value="11586" calcext:value-type="float">
            <text:p>11586</text:p>
          </table:table-cell>
          <table:table-cell table:style-name="ce28" office:value-type="float" office:value="2.86287" calcext:value-type="float">
            <text:p>2.86287</text:p>
          </table:table-cell>
          <table:table-cell table:style-name="ce19" office:value-type="float" office:value="11666" calcext:value-type="float">
            <text:p>11666</text:p>
          </table:table-cell>
          <table:table-cell table:style-name="ce28" office:value-type="float" office:value="2.8717" calcext:value-type="float">
            <text:p>2.8717</text:p>
          </table:table-cell>
          <table:table-cell table:style-name="ce66" table:formula="of:=100*([.E108]/[.B108]) - 100" office:value-type="float" office:value="1.54896298241007" calcext:value-type="float">
            <text:p>1.549</text:p>
          </table:table-cell>
          <table:table-cell table:style-name="ce69" table:formula="of:=100*([.G108]/[.B108]) - 100" office:value-type="float" office:value="1.54896298241007" calcext:value-type="float">
            <text:p>1.549</text:p>
          </table:table-cell>
          <table:table-cell table:style-name="ce71" table:formula="of:=100*([.I108]/[.B108]) - 100" office:value-type="float" office:value="1.39144132318194" calcext:value-type="float">
            <text:p>1.391</text:p>
          </table:table-cell>
          <table:table-cell table:style-name="ce73" table:formula="of:=100*([.K108]/[.B108]) - 100" office:value-type="float" office:value="2.09153758641814" calcext:value-type="float">
            <text:p>2.092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368" calcext:value-type="float">
            <text:p>1136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28" office:value-type="float" office:value="1.57096" calcext:value-type="float">
            <text:p>1.57096</text:p>
          </table:table-cell>
          <table:table-cell table:style-name="ce19" office:value-type="float" office:value="11658" calcext:value-type="float">
            <text:p>11658</text:p>
          </table:table-cell>
          <table:table-cell table:style-name="ce43" office:value-type="float" office:value="0.0500469" calcext:value-type="float">
            <text:p>5.00E-02</text:p>
          </table:table-cell>
          <table:table-cell table:style-name="ce19" office:value-type="float" office:value="11618" calcext:value-type="float">
            <text:p>11618</text:p>
          </table:table-cell>
          <table:table-cell table:style-name="ce28" office:value-type="float" office:value="2.87633" calcext:value-type="float">
            <text:p>2.87633</text:p>
          </table:table-cell>
          <table:table-cell table:style-name="ce19" office:value-type="float" office:value="11683" calcext:value-type="float">
            <text:p>11683</text:p>
          </table:table-cell>
          <table:table-cell table:style-name="ce28" office:value-type="float" office:value="2.8867" calcext:value-type="float">
            <text:p>2.8867</text:p>
          </table:table-cell>
          <table:table-cell table:style-name="ce66" table:formula="of:=100*([.E109]/[.B109]) - 100" office:value-type="float" office:value="2.55102040816327" calcext:value-type="float">
            <text:p>2.551</text:p>
          </table:table-cell>
          <table:table-cell table:style-name="ce69" table:formula="of:=100*([.G109]/[.B109]) - 100" office:value-type="float" office:value="2.55102040816327" calcext:value-type="float">
            <text:p>2.551</text:p>
          </table:table-cell>
          <table:table-cell table:style-name="ce71" table:formula="of:=100*([.I109]/[.B109]) - 100" office:value-type="float" office:value="2.19915552427867" calcext:value-type="float">
            <text:p>2.199</text:p>
          </table:table-cell>
          <table:table-cell table:style-name="ce73" table:formula="of:=100*([.K109]/[.B109]) - 100" office:value-type="float" office:value="2.77093596059113" calcext:value-type="float">
            <text:p>2.771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36" calcext:value-type="float">
            <text:p>11536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28" office:value-type="float" office:value="1.55673" calcext:value-type="float">
            <text:p>1.55673</text:p>
          </table:table-cell>
          <table:table-cell table:style-name="ce19" office:value-type="float" office:value="11792" calcext:value-type="float">
            <text:p>11792</text:p>
          </table:table-cell>
          <table:table-cell table:style-name="ce43" office:value-type="float" office:value="0.0509937" calcext:value-type="float">
            <text:p>5.10E-02</text:p>
          </table:table-cell>
          <table:table-cell table:style-name="ce19" office:value-type="float" office:value="11766" calcext:value-type="float">
            <text:p>11766</text:p>
          </table:table-cell>
          <table:table-cell table:style-name="ce28" office:value-type="float" office:value="2.87085" calcext:value-type="float">
            <text:p>2.87085</text:p>
          </table:table-cell>
          <table:table-cell table:style-name="ce19" office:value-type="float" office:value="11902" calcext:value-type="float">
            <text:p>11902</text:p>
          </table:table-cell>
          <table:table-cell table:style-name="ce28" office:value-type="float" office:value="2.84164" calcext:value-type="float">
            <text:p>2.84164</text:p>
          </table:table-cell>
          <table:table-cell table:style-name="ce66" table:formula="of:=100*([.E110]/[.B110]) - 100" office:value-type="float" office:value="2.21914008321775" calcext:value-type="float">
            <text:p>2.219</text:p>
          </table:table-cell>
          <table:table-cell table:style-name="ce69" table:formula="of:=100*([.G110]/[.B110]) - 100" office:value-type="float" office:value="2.21914008321775" calcext:value-type="float">
            <text:p>2.219</text:p>
          </table:table-cell>
          <table:table-cell table:style-name="ce71" table:formula="of:=100*([.I110]/[.B110]) - 100" office:value-type="float" office:value="1.99375866851594" calcext:value-type="float">
            <text:p>1.994</text:p>
          </table:table-cell>
          <table:table-cell table:style-name="ce73" table:formula="of:=100*([.K110]/[.B110]) - 100" office:value-type="float" office:value="3.17267683772538" calcext:value-type="float">
            <text:p>3.17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4" calcext:value-type="float">
            <text:p>1154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28" office:value-type="float" office:value="1.55167" calcext:value-type="float">
            <text:p>1.55167</text:p>
          </table:table-cell>
          <table:table-cell table:style-name="ce19" office:value-type="float" office:value="11855" calcext:value-type="float">
            <text:p>11855</text:p>
          </table:table-cell>
          <table:table-cell table:style-name="ce43" office:value-type="float" office:value="0.0522884" calcext:value-type="float">
            <text:p>5.23E-02</text:p>
          </table:table-cell>
          <table:table-cell table:style-name="ce19" office:value-type="float" office:value="11830" calcext:value-type="float">
            <text:p>11830</text:p>
          </table:table-cell>
          <table:table-cell table:style-name="ce28" office:value-type="float" office:value="2.86631" calcext:value-type="float">
            <text:p>2.86631</text:p>
          </table:table-cell>
          <table:table-cell table:style-name="ce19" office:value-type="float" office:value="11863" calcext:value-type="float">
            <text:p>11863</text:p>
          </table:table-cell>
          <table:table-cell table:style-name="ce28" office:value-type="float" office:value="2.86015" calcext:value-type="float">
            <text:p>2.86015</text:p>
          </table:table-cell>
          <table:table-cell table:style-name="ce66" table:formula="of:=100*([.E111]/[.B111]) - 100" office:value-type="float" office:value="2.6940401940402" calcext:value-type="float">
            <text:p>2.694</text:p>
          </table:table-cell>
          <table:table-cell table:style-name="ce69" table:formula="of:=100*([.G111]/[.B111]) - 100" office:value-type="float" office:value="2.6940401940402" calcext:value-type="float">
            <text:p>2.694</text:p>
          </table:table-cell>
          <table:table-cell table:style-name="ce71" table:formula="of:=100*([.I111]/[.B111]) - 100" office:value-type="float" office:value="2.47747747747749" calcext:value-type="float">
            <text:p>2.477</text:p>
          </table:table-cell>
          <table:table-cell table:style-name="ce73" table:formula="of:=100*([.K111]/[.B111]) - 100" office:value-type="float" office:value="2.76334026334027" calcext:value-type="float">
            <text:p>2.76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424" calcext:value-type="float">
            <text:p>11424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28" office:value-type="float" office:value="1.55368" calcext:value-type="float">
            <text:p>1.55368</text:p>
          </table:table-cell>
          <table:table-cell table:style-name="ce19" office:value-type="float" office:value="11681" calcext:value-type="float">
            <text:p>11681</text:p>
          </table:table-cell>
          <table:table-cell table:style-name="ce43" office:value-type="float" office:value="0.0507485" calcext:value-type="float">
            <text:p>5.07E-02</text:p>
          </table:table-cell>
          <table:table-cell table:style-name="ce19" office:value-type="float" office:value="11677" calcext:value-type="float">
            <text:p>11677</text:p>
          </table:table-cell>
          <table:table-cell table:style-name="ce28" office:value-type="float" office:value="2.86177" calcext:value-type="float">
            <text:p>2.86177</text:p>
          </table:table-cell>
          <table:table-cell table:style-name="ce19" office:value-type="float" office:value="11741" calcext:value-type="float">
            <text:p>11741</text:p>
          </table:table-cell>
          <table:table-cell table:style-name="ce28" office:value-type="float" office:value="2.85937" calcext:value-type="float">
            <text:p>2.85937</text:p>
          </table:table-cell>
          <table:table-cell table:style-name="ce66" table:formula="of:=100*([.E112]/[.B112]) - 100" office:value-type="float" office:value="2.24964985994399" calcext:value-type="float">
            <text:p>2.250</text:p>
          </table:table-cell>
          <table:table-cell table:style-name="ce69" table:formula="of:=100*([.G112]/[.B112]) - 100" office:value-type="float" office:value="2.24964985994399" calcext:value-type="float">
            <text:p>2.250</text:p>
          </table:table-cell>
          <table:table-cell table:style-name="ce71" table:formula="of:=100*([.I112]/[.B112]) - 100" office:value-type="float" office:value="2.21463585434174" calcext:value-type="float">
            <text:p>2.215</text:p>
          </table:table-cell>
          <table:table-cell table:style-name="ce73" table:formula="of:=100*([.K112]/[.B112]) - 100" office:value-type="float" office:value="2.77485994397759" calcext:value-type="float">
            <text:p>2.77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11548" calcext:value-type="float">
            <text:p>11548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28" office:value-type="float" office:value="1.55958" calcext:value-type="float">
            <text:p>1.55958</text:p>
          </table:table-cell>
          <table:table-cell table:style-name="ce19" office:value-type="float" office:value="11758" calcext:value-type="float">
            <text:p>11758</text:p>
          </table:table-cell>
          <table:table-cell table:style-name="ce43" office:value-type="float" office:value="0.0509871" calcext:value-type="float">
            <text:p>5.10E-02</text:p>
          </table:table-cell>
          <table:table-cell table:style-name="ce19" office:value-type="float" office:value="11738" calcext:value-type="float">
            <text:p>11738</text:p>
          </table:table-cell>
          <table:table-cell table:style-name="ce28" office:value-type="float" office:value="2.8547" calcext:value-type="float">
            <text:p>2.8547</text:p>
          </table:table-cell>
          <table:table-cell table:style-name="ce19" office:value-type="float" office:value="11807" calcext:value-type="float">
            <text:p>11807</text:p>
          </table:table-cell>
          <table:table-cell table:style-name="ce28" office:value-type="float" office:value="2.83113" calcext:value-type="float">
            <text:p>2.83113</text:p>
          </table:table-cell>
          <table:table-cell table:style-name="ce66" table:formula="of:=100*([.E113]/[.B113]) - 100" office:value-type="float" office:value="1.81849670938689" calcext:value-type="float">
            <text:p>1.818</text:p>
          </table:table-cell>
          <table:table-cell table:style-name="ce69" table:formula="of:=100*([.G113]/[.B113]) - 100" office:value-type="float" office:value="1.81849670938689" calcext:value-type="float">
            <text:p>1.818</text:p>
          </table:table-cell>
          <table:table-cell table:style-name="ce71" table:formula="of:=100*([.I113]/[.B113]) - 100" office:value-type="float" office:value="1.64530654658815" calcext:value-type="float">
            <text:p>1.645</text:p>
          </table:table-cell>
          <table:table-cell table:style-name="ce73" table:formula="of:=100*([.K113]/[.B113]) - 100" office:value-type="float" office:value="2.24281260824387" calcext:value-type="float">
            <text:p>2.243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316" calcext:value-type="float">
            <text:p>2631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28" office:value-type="float" office:value="22.6431" calcext:value-type="float">
            <text:p>22.6431</text:p>
          </table:table-cell>
          <table:table-cell table:style-name="ce19" office:value-type="float" office:value="26752" calcext:value-type="float">
            <text:p>26752</text:p>
          </table:table-cell>
          <table:table-cell table:style-name="ce43" office:value-type="float" office:value="0.292443" calcext:value-type="float">
            <text:p>2.92E-01</text:p>
          </table:table-cell>
          <table:table-cell table:style-name="ce19" office:value-type="float" office:value="26726" calcext:value-type="float">
            <text:p>26726</text:p>
          </table:table-cell>
          <table:table-cell table:style-name="ce28" office:value-type="float" office:value="25.658" calcext:value-type="float">
            <text:p>25.658</text:p>
          </table:table-cell>
          <table:table-cell table:style-name="ce19" office:value-type="float" office:value="26767" calcext:value-type="float">
            <text:p>26767</text:p>
          </table:table-cell>
          <table:table-cell table:style-name="ce28" office:value-type="float" office:value="25.6447" calcext:value-type="float">
            <text:p>25.6447</text:p>
          </table:table-cell>
          <table:table-cell table:style-name="ce66" table:formula="of:=100*([.E114]/[.B114]) - 100" office:value-type="float" office:value="1.65678674570604" calcext:value-type="float">
            <text:p>1.657</text:p>
          </table:table-cell>
          <table:table-cell table:style-name="ce69" table:formula="of:=100*([.G114]/[.B114]) - 100" office:value-type="float" office:value="1.65678674570604" calcext:value-type="float">
            <text:p>1.657</text:p>
          </table:table-cell>
          <table:table-cell table:style-name="ce71" table:formula="of:=100*([.I114]/[.B114]) - 100" office:value-type="float" office:value="1.5579875360997" calcext:value-type="float">
            <text:p>1.558</text:p>
          </table:table-cell>
          <table:table-cell table:style-name="ce73" table:formula="of:=100*([.K114]/[.B114]) - 100" office:value-type="float" office:value="1.71378628970969" calcext:value-type="float">
            <text:p>1.71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807" calcext:value-type="float">
            <text:p>26807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2.8593" calcext:value-type="float">
            <text:p>22.8593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43" office:value-type="float" office:value="0.295864" calcext:value-type="float">
            <text:p>2.96E-01</text:p>
          </table:table-cell>
          <table:table-cell table:style-name="ce19" office:value-type="float" office:value="27147" calcext:value-type="float">
            <text:p>27147</text:p>
          </table:table-cell>
          <table:table-cell table:style-name="ce28" office:value-type="float" office:value="25.6716" calcext:value-type="float">
            <text:p>25.6716</text:p>
          </table:table-cell>
          <table:table-cell table:style-name="ce19" office:value-type="float" office:value="27260" calcext:value-type="float">
            <text:p>27260</text:p>
          </table:table-cell>
          <table:table-cell table:style-name="ce28" office:value-type="float" office:value="25.6372" calcext:value-type="float">
            <text:p>25.6372</text:p>
          </table:table-cell>
          <table:table-cell table:style-name="ce66" table:formula="of:=100*([.E115]/[.B115]) - 100" office:value-type="float" office:value="1.26832543738576" calcext:value-type="float">
            <text:p>1.268</text:p>
          </table:table-cell>
          <table:table-cell table:style-name="ce69" table:formula="of:=100*([.G115]/[.B115]) - 100" office:value-type="float" office:value="1.26832543738576" calcext:value-type="float">
            <text:p>1.268</text:p>
          </table:table-cell>
          <table:table-cell table:style-name="ce71" table:formula="of:=100*([.I115]/[.B115]) - 100" office:value-type="float" office:value="1.26832543738576" calcext:value-type="float">
            <text:p>1.268</text:p>
          </table:table-cell>
          <table:table-cell table:style-name="ce73" table:formula="of:=100*([.K115]/[.B115]) - 100" office:value-type="float" office:value="1.68985712686984" calcext:value-type="float">
            <text:p>1.6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26" calcext:value-type="float">
            <text:p>26626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28" office:value-type="float" office:value="22.7458" calcext:value-type="float">
            <text:p>22.7458</text:p>
          </table:table-cell>
          <table:table-cell table:style-name="ce19" office:value-type="float" office:value="26924" calcext:value-type="float">
            <text:p>26924</text:p>
          </table:table-cell>
          <table:table-cell table:style-name="ce43" office:value-type="float" office:value="0.292288" calcext:value-type="float">
            <text:p>2.92E-01</text:p>
          </table:table-cell>
          <table:table-cell table:style-name="ce19" office:value-type="float" office:value="26911" calcext:value-type="float">
            <text:p>26911</text:p>
          </table:table-cell>
          <table:table-cell table:style-name="ce28" office:value-type="float" office:value="25.5007" calcext:value-type="float">
            <text:p>25.5007</text:p>
          </table:table-cell>
          <table:table-cell table:style-name="ce19" office:value-type="float" office:value="26980" calcext:value-type="float">
            <text:p>26980</text:p>
          </table:table-cell>
          <table:table-cell table:style-name="ce28" office:value-type="float" office:value="25.6029" calcext:value-type="float">
            <text:p>25.6029</text:p>
          </table:table-cell>
          <table:table-cell table:style-name="ce66" table:formula="of:=100*([.E116]/[.B116]) - 100" office:value-type="float" office:value="1.11920679035529" calcext:value-type="float">
            <text:p>1.119</text:p>
          </table:table-cell>
          <table:table-cell table:style-name="ce69" table:formula="of:=100*([.G116]/[.B116]) - 100" office:value-type="float" office:value="1.11920679035529" calcext:value-type="float">
            <text:p>1.119</text:p>
          </table:table-cell>
          <table:table-cell table:style-name="ce71" table:formula="of:=100*([.I116]/[.B116]) - 100" office:value-type="float" office:value="1.07038233305792" calcext:value-type="float">
            <text:p>1.070</text:p>
          </table:table-cell>
          <table:table-cell table:style-name="ce73" table:formula="of:=100*([.K116]/[.B116]) - 100" office:value-type="float" office:value="1.32952752948245" calcext:value-type="float">
            <text:p>1.33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42" calcext:value-type="float">
            <text:p>2664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28" office:value-type="float" office:value="22.8578" calcext:value-type="float">
            <text:p>22.8578</text:p>
          </table:table-cell>
          <table:table-cell table:style-name="ce19" office:value-type="float" office:value="27076" calcext:value-type="float">
            <text:p>27076</text:p>
          </table:table-cell>
          <table:table-cell table:style-name="ce43" office:value-type="float" office:value="0.301204" calcext:value-type="float">
            <text:p>3.01E-01</text:p>
          </table:table-cell>
          <table:table-cell table:style-name="ce19" office:value-type="float" office:value="27056" calcext:value-type="float">
            <text:p>27056</text:p>
          </table:table-cell>
          <table:table-cell table:style-name="ce28" office:value-type="float" office:value="26.01" calcext:value-type="float">
            <text:p>26.01</text:p>
          </table:table-cell>
          <table:table-cell table:style-name="ce19" office:value-type="float" office:value="27083" calcext:value-type="float">
            <text:p>27083</text:p>
          </table:table-cell>
          <table:table-cell table:style-name="ce28" office:value-type="float" office:value="25.9627" calcext:value-type="float">
            <text:p>25.9627</text:p>
          </table:table-cell>
          <table:table-cell table:style-name="ce66" table:formula="of:=100*([.E117]/[.B117]) - 100" office:value-type="float" office:value="1.62900683131898" calcext:value-type="float">
            <text:p>1.629</text:p>
          </table:table-cell>
          <table:table-cell table:style-name="ce69" table:formula="of:=100*([.G117]/[.B117]) - 100" office:value-type="float" office:value="1.62900683131898" calcext:value-type="float">
            <text:p>1.629</text:p>
          </table:table-cell>
          <table:table-cell table:style-name="ce71" table:formula="of:=100*([.I117]/[.B117]) - 100" office:value-type="float" office:value="1.55393739208769" calcext:value-type="float">
            <text:p>1.554</text:p>
          </table:table-cell>
          <table:table-cell table:style-name="ce73" table:formula="of:=100*([.K117]/[.B117]) - 100" office:value-type="float" office:value="1.65528113504992" calcext:value-type="float">
            <text:p>1.655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09" calcext:value-type="float">
            <text:p>26509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2.6087" calcext:value-type="float">
            <text:p>22.6087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43" office:value-type="float" office:value="0.29532" calcext:value-type="float">
            <text:p>2.95E-01</text:p>
          </table:table-cell>
          <table:table-cell table:style-name="ce19" office:value-type="float" office:value="26833" calcext:value-type="float">
            <text:p>26833</text:p>
          </table:table-cell>
          <table:table-cell table:style-name="ce28" office:value-type="float" office:value="25.5661" calcext:value-type="float">
            <text:p>25.5661</text:p>
          </table:table-cell>
          <table:table-cell table:style-name="ce19" office:value-type="float" office:value="26851" calcext:value-type="float">
            <text:p>26851</text:p>
          </table:table-cell>
          <table:table-cell table:style-name="ce28" office:value-type="float" office:value="25.565" calcext:value-type="float">
            <text:p>25.565</text:p>
          </table:table-cell>
          <table:table-cell table:style-name="ce66" table:formula="of:=100*([.E118]/[.B118]) - 100" office:value-type="float" office:value="1.22222641367082" calcext:value-type="float">
            <text:p>1.222</text:p>
          </table:table-cell>
          <table:table-cell table:style-name="ce69" table:formula="of:=100*([.G118]/[.B118]) - 100" office:value-type="float" office:value="1.22222641367082" calcext:value-type="float">
            <text:p>1.222</text:p>
          </table:table-cell>
          <table:table-cell table:style-name="ce71" table:formula="of:=100*([.I118]/[.B118]) - 100" office:value-type="float" office:value="1.22222641367082" calcext:value-type="float">
            <text:p>1.222</text:p>
          </table:table-cell>
          <table:table-cell table:style-name="ce73" table:formula="of:=100*([.K118]/[.B118]) - 100" office:value-type="float" office:value="1.29012788109699" calcext:value-type="float">
            <text:p>1.29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54" calcext:value-type="float">
            <text:p>2665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28" office:value-type="float" office:value="22.6371" calcext:value-type="float">
            <text:p>22.6371</text:p>
          </table:table-cell>
          <table:table-cell table:style-name="ce19" office:value-type="float" office:value="27070" calcext:value-type="float">
            <text:p>27070</text:p>
          </table:table-cell>
          <table:table-cell table:style-name="ce43" office:value-type="float" office:value="0.293233" calcext:value-type="float">
            <text:p>2.93E-01</text:p>
          </table:table-cell>
          <table:table-cell table:style-name="ce19" office:value-type="float" office:value="27042" calcext:value-type="float">
            <text:p>27042</text:p>
          </table:table-cell>
          <table:table-cell table:style-name="ce28" office:value-type="float" office:value="25.71" calcext:value-type="float">
            <text:p>25.71</text:p>
          </table:table-cell>
          <table:table-cell table:style-name="ce19" office:value-type="float" office:value="27112" calcext:value-type="float">
            <text:p>27112</text:p>
          </table:table-cell>
          <table:table-cell table:style-name="ce28" office:value-type="float" office:value="25.7003" calcext:value-type="float">
            <text:p>25.7003</text:p>
          </table:table-cell>
          <table:table-cell table:style-name="ce66" table:formula="of:=100*([.E119]/[.B119]) - 100" office:value-type="float" office:value="1.56074135214226" calcext:value-type="float">
            <text:p>1.561</text:p>
          </table:table-cell>
          <table:table-cell table:style-name="ce69" table:formula="of:=100*([.G119]/[.B119]) - 100" office:value-type="float" office:value="1.56074135214226" calcext:value-type="float">
            <text:p>1.561</text:p>
          </table:table-cell>
          <table:table-cell table:style-name="ce71" table:formula="of:=100*([.I119]/[.B119]) - 100" office:value-type="float" office:value="1.45569145344038" calcext:value-type="float">
            <text:p>1.456</text:p>
          </table:table-cell>
          <table:table-cell table:style-name="ce73" table:formula="of:=100*([.K119]/[.B119]) - 100" office:value-type="float" office:value="1.71831620019509" calcext:value-type="float">
            <text:p>1.718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575" calcext:value-type="float">
            <text:p>26575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2.8755" calcext:value-type="float">
            <text:p>22.8755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43" office:value-type="float" office:value="0.292727" calcext:value-type="float">
            <text:p>2.93E-01</text:p>
          </table:table-cell>
          <table:table-cell table:style-name="ce19" office:value-type="float" office:value="26854" calcext:value-type="float">
            <text:p>26854</text:p>
          </table:table-cell>
          <table:table-cell table:style-name="ce28" office:value-type="float" office:value="25.5869" calcext:value-type="float">
            <text:p>25.5869</text:p>
          </table:table-cell>
          <table:table-cell table:style-name="ce19" office:value-type="float" office:value="26875" calcext:value-type="float">
            <text:p>26875</text:p>
          </table:table-cell>
          <table:table-cell table:style-name="ce28" office:value-type="float" office:value="25.5068" calcext:value-type="float">
            <text:p>25.5068</text:p>
          </table:table-cell>
          <table:table-cell table:style-name="ce66" table:formula="of:=100*([.E120]/[.B120]) - 100" office:value-type="float" office:value="1.04985888993414" calcext:value-type="float">
            <text:p>1.050</text:p>
          </table:table-cell>
          <table:table-cell table:style-name="ce69" table:formula="of:=100*([.G120]/[.B120]) - 100" office:value-type="float" office:value="1.04985888993414" calcext:value-type="float">
            <text:p>1.050</text:p>
          </table:table-cell>
          <table:table-cell table:style-name="ce71" table:formula="of:=100*([.I120]/[.B120]) - 100" office:value-type="float" office:value="1.04985888993414" calcext:value-type="float">
            <text:p>1.050</text:p>
          </table:table-cell>
          <table:table-cell table:style-name="ce73" table:formula="of:=100*([.K120]/[.B120]) - 100" office:value-type="float" office:value="1.1288805268109" calcext:value-type="float">
            <text:p>1.129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794" calcext:value-type="float">
            <text:p>26794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28" office:value-type="float" office:value="22.8764" calcext:value-type="float">
            <text:p>22.8764</text:p>
          </table:table-cell>
          <table:table-cell table:style-name="ce19" office:value-type="float" office:value="27216" calcext:value-type="float">
            <text:p>27216</text:p>
          </table:table-cell>
          <table:table-cell table:style-name="ce43" office:value-type="float" office:value="0.300325" calcext:value-type="float">
            <text:p>3.00E-01</text:p>
          </table:table-cell>
          <table:table-cell table:style-name="ce19" office:value-type="float" office:value="27201" calcext:value-type="float">
            <text:p>27201</text:p>
          </table:table-cell>
          <table:table-cell table:style-name="ce28" office:value-type="float" office:value="25.8562" calcext:value-type="float">
            <text:p>25.8562</text:p>
          </table:table-cell>
          <table:table-cell table:style-name="ce19" office:value-type="float" office:value="27228" calcext:value-type="float">
            <text:p>27228</text:p>
          </table:table-cell>
          <table:table-cell table:style-name="ce28" office:value-type="float" office:value="25.9432" calcext:value-type="float">
            <text:p>25.9432</text:p>
          </table:table-cell>
          <table:table-cell table:style-name="ce66" table:formula="of:=100*([.E121]/[.B121]) - 100" office:value-type="float" office:value="1.57497947301634" calcext:value-type="float">
            <text:p>1.575</text:p>
          </table:table-cell>
          <table:table-cell table:style-name="ce69" table:formula="of:=100*([.G121]/[.B121]) - 100" office:value-type="float" office:value="1.57497947301634" calcext:value-type="float">
            <text:p>1.575</text:p>
          </table:table-cell>
          <table:table-cell table:style-name="ce71" table:formula="of:=100*([.I121]/[.B121]) - 100" office:value-type="float" office:value="1.51899679032618" calcext:value-type="float">
            <text:p>1.519</text:p>
          </table:table-cell>
          <table:table-cell table:style-name="ce73" table:formula="of:=100*([.K121]/[.B121]) - 100" office:value-type="float" office:value="1.61976561916848" calcext:value-type="float">
            <text:p>1.620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241" calcext:value-type="float">
            <text:p>26241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2.7731" calcext:value-type="float">
            <text:p>22.773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43" office:value-type="float" office:value="0.295424" calcext:value-type="float">
            <text:p>2.95E-01</text:p>
          </table:table-cell>
          <table:table-cell table:style-name="ce19" office:value-type="float" office:value="26555" calcext:value-type="float">
            <text:p>26555</text:p>
          </table:table-cell>
          <table:table-cell table:style-name="ce28" office:value-type="float" office:value="25.6892" calcext:value-type="float">
            <text:p>25.6892</text:p>
          </table:table-cell>
          <table:table-cell table:style-name="ce19" office:value-type="float" office:value="26557" calcext:value-type="float">
            <text:p>26557</text:p>
          </table:table-cell>
          <table:table-cell table:style-name="ce28" office:value-type="float" office:value="26.1554" calcext:value-type="float">
            <text:p>26.1554</text:p>
          </table:table-cell>
          <table:table-cell table:style-name="ce66" table:formula="of:=100*([.E122]/[.B122]) - 100" office:value-type="float" office:value="1.1966007393011" calcext:value-type="float">
            <text:p>1.197</text:p>
          </table:table-cell>
          <table:table-cell table:style-name="ce69" table:formula="of:=100*([.G122]/[.B122]) - 100" office:value-type="float" office:value="1.1966007393011" calcext:value-type="float">
            <text:p>1.197</text:p>
          </table:table-cell>
          <table:table-cell table:style-name="ce71" table:formula="of:=100*([.I122]/[.B122]) - 100" office:value-type="float" office:value="1.1966007393011" calcext:value-type="float">
            <text:p>1.197</text:p>
          </table:table-cell>
          <table:table-cell table:style-name="ce73" table:formula="of:=100*([.K122]/[.B122]) - 100" office:value-type="float" office:value="1.20422240006097" calcext:value-type="float">
            <text:p>1.204</text:p>
          </table:table-cell>
          <table:table-cell table:number-columns-repeated="2"/>
        </table:table-row>
        <table:table-row table:style-name="ro1">
          <table:table-cell/>
          <table:table-cell table:style-name="ce62" office:value-type="float" office:value="26662" calcext:value-type="float">
            <text:p>26662</text:p>
          </table:table-cell>
          <table:table-cell table:style-name="ce39" office:value-type="float" office:value="500" calcext:value-type="float">
            <text:p>500</text:p>
          </table:table-cell>
          <table:table-cell table:style-name="ce39" office:value-type="float" office:value="20" calcext:value-type="float">
            <text:p>20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28" office:value-type="float" office:value="22.6462" calcext:value-type="float">
            <text:p>22.6462</text:p>
          </table:table-cell>
          <table:table-cell table:style-name="ce19" office:value-type="float" office:value="27032" calcext:value-type="float">
            <text:p>27032</text:p>
          </table:table-cell>
          <table:table-cell table:style-name="ce43" office:value-type="float" office:value="0.295037" calcext:value-type="float">
            <text:p>2.95E-01</text:p>
          </table:table-cell>
          <table:table-cell table:style-name="ce19" office:value-type="float" office:value="26998" calcext:value-type="float">
            <text:p>26998</text:p>
          </table:table-cell>
          <table:table-cell table:style-name="ce28" office:value-type="float" office:value="25.7063" calcext:value-type="float">
            <text:p>25.7063</text:p>
          </table:table-cell>
          <table:table-cell table:style-name="ce19" office:value-type="float" office:value="27085" calcext:value-type="float">
            <text:p>27085</text:p>
          </table:table-cell>
          <table:table-cell table:style-name="ce28" office:value-type="float" office:value="25.705" calcext:value-type="float">
            <text:p>25.705</text:p>
          </table:table-cell>
          <table:table-cell table:style-name="ce66" table:formula="of:=100*([.E123]/[.B123]) - 100" office:value-type="float" office:value="1.38774285499963" calcext:value-type="float">
            <text:p>1.388</text:p>
          </table:table-cell>
          <table:table-cell table:style-name="ce69" table:formula="of:=100*([.G123]/[.B123]) - 100" office:value-type="float" office:value="1.38774285499963" calcext:value-type="float">
            <text:p>1.388</text:p>
          </table:table-cell>
          <table:table-cell table:style-name="ce71" table:formula="of:=100*([.I123]/[.B123]) - 100" office:value-type="float" office:value="1.26022053859425" calcext:value-type="float">
            <text:p>1.260</text:p>
          </table:table-cell>
          <table:table-cell table:style-name="ce73" table:formula="of:=100*([.K123]/[.B123]) - 100" office:value-type="float" office:value="1.5865276423374" calcext:value-type="float">
            <text:p>1.587</text:p>
          </table:table-cell>
          <table:table-cell table:number-columns-repeated="2"/>
        </table:table-row>
        <table:table-row table:style-name="ro1" table:number-rows-repeated="104845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asz_x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 table:number-rows-repeated="2">
          <table:table-cell table:number-columns-repeated="17"/>
        </table:table-row>
        <table:table-row table:style-name="ro2">
          <table:table-cell table:number-columns-repeated="2"/>
          <table:table-cell table:style-name="ce30" office:value-type="string" calcext:value-type="string">
            <text:p>Rozmiar instancji (liczba masz. Zad. przedzial)</text:p>
          </table:table-cell>
          <table:table-cell table:style-name="ce18" office:value-type="string" calcext:value-type="string">
            <text:p>Wartość kryt. PZ</text:p>
          </table:table-cell>
          <table:table-cell table:style-name="ce27" office:value-type="string" calcext:value-type="string">
            <text:p>Czas działania PZ [s]</text:p>
          </table:table-cell>
          <table:table-cell table:style-name="ce18" office:value-type="string" calcext:value-type="string">
            <text:p>Wartość kryt. NEH</text:p>
          </table:table-cell>
          <table:table-cell table:style-name="ce27" office:value-type="string" calcext:value-type="string">
            <text:p>Czas działania NEH [s]</text:p>
          </table:table-cell>
          <table:table-cell table:style-name="ce18" office:value-type="string" calcext:value-type="string">
            <text:p>Wartość kryt. FNEH</text:p>
          </table:table-cell>
          <table:table-cell table:style-name="ce27" office:value-type="string" calcext:value-type="string">
            <text:p>Czas działania FNEH [s]</text:p>
          </table:table-cell>
          <table:table-cell table:style-name="ce18" office:value-type="string" calcext:value-type="string">
            <text:p>Wartość kryt. Podz I ogr.</text:p>
          </table:table-cell>
          <table:table-cell table:style-name="ce27" office:value-type="string" calcext:value-type="string">
            <text:p>Czas działania podz. I ogr[s]</text:p>
          </table:table-cell>
          <table:table-cell table:style-name="ce18" office:value-type="string" calcext:value-type="string">
            <text:p>Wartość kryt. Met1</text:p>
          </table:table-cell>
          <table:table-cell table:style-name="ce27" office:value-type="string" calcext:value-type="string">
            <text:p>Czas działania Met1 [s]</text:p>
          </table:table-cell>
          <table:table-cell table:style-name="ce18" office:value-type="string" calcext:value-type="string">
            <text:p>Wartość kryt. Met2</text:p>
          </table:table-cell>
          <table:table-cell table:style-name="ce27" office:value-type="string" calcext:value-type="string">
            <text:p>Czas działania Met2 [s]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10 [1-10]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042" calcext:value-type="float">
            <text:p>6.04E-06</text:p>
          </table:table-cell>
          <table:table-cell table:style-name="ce19" office:value-type="float" office:value="10" calcext:value-type="float">
            <text:p>10</text:p>
          </table:table-cell>
          <table:table-cell table:style-name="ce43" office:value-type="float" office:value="0.000006253" calcext:value-type="float">
            <text:p>6.25E-06</text:p>
          </table:table-cell>
          <table:table-cell table:style-name="ce19" office:value-type="float" office:value="12" calcext:value-type="float">
            <text:p>12</text:p>
          </table:table-cell>
          <table:table-cell table:style-name="ce43" office:value-type="float" office:value="0.000008047" calcext:value-type="float">
            <text:p>8.05E-06</text:p>
          </table:table-cell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10 [1-10]</text:p>
          </table:table-cell>
          <table:table-cell table:style-name="ce19" office:value-type="float" office:value="11" calcext:value-type="float">
            <text:p>11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10 [1-10]</text:p>
          </table:table-cell>
          <table:table-cell table:style-name="ce19" office:value-type="float" office:value="12" calcext:value-type="float">
            <text:p>12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/40 [30-70]</text:p>
          </table:table-cell>
          <table:table-cell table:style-name="ce19" office:value-type="float" office:value="13" calcext:value-type="float">
            <text:p>13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5/40 [30-70]</text:p>
          </table:table-cell>
          <table:table-cell table:style-name="ce19" office:value-type="float" office:value="14" calcext:value-type="float">
            <text:p>14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10/40 [30-70]</text:p>
          </table:table-cell>
          <table:table-cell table:style-name="ce19" office:value-type="float" office:value="15" calcext:value-type="float">
            <text:p>15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 calcext:value-type="string">
            <text:p>30/40 [30-70]</text:p>
          </table:table-cell>
          <table:table-cell table:style-name="ce19" office:value-type="float" office:value="16" calcext:value-type="float">
            <text:p>16</text:p>
          </table:table-cell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style-name="ce19"/>
          <table:table-cell table:style-name="ce28"/>
          <table:table-cell table:number-columns-repeated="2"/>
        </table:table-row>
        <table:table-row table:style-name="ro1" table:number-rows-repeated="6">
          <table:table-cell table:number-columns-repeated="17"/>
        </table:table-row>
        <table:table-row table:style-name="ro3">
          <table:table-cell/>
          <table:table-cell table:style-name="ce30" office:value-type="string" calcext:value-type="string" table:number-columns-spanned="1" table:number-rows-spanned="2">
            <text:p>Rozmiar instancji (liczba masz. Zad. przedzial)</text:p>
          </table:table-cell>
          <table:table-cell table:style-name="ce34" office:value-type="string" calcext:value-type="string" table:number-columns-spanned="5" table:number-rows-spanned="1">
            <text:p>Błąd względny [%]</text:p>
          </table:table-cell>
          <table:covered-table-cell table:number-columns-repeated="4" table:style-name="ce31"/>
          <table:table-cell table:style-name="ce53" office:value-type="string" calcext:value-type="string" table:number-columns-spanned="1" table:number-rows-spanned="2">
            <text:p>Najmniejsza wartość kryt.</text:p>
          </table:table-cell>
          <table:table-cell table:style-name="ce54"/>
          <table:table-cell table:number-columns-repeated="8"/>
        </table:table-row>
        <table:table-row table:style-name="ro3">
          <table:table-cell/>
          <table:covered-table-cell table:style-name="ce31"/>
          <table:table-cell table:style-name="ce35" office:value-type="string" calcext:value-type="string">
            <text:p>NEH</text:p>
          </table:table-cell>
          <table:table-cell table:style-name="ce45" office:value-type="string" calcext:value-type="string">
            <text:p>FNEH</text:p>
          </table:table-cell>
          <table:table-cell table:style-name="ce47" office:value-type="string" calcext:value-type="string">
            <text:p>Podz I ogr</text:p>
          </table:table-cell>
          <table:table-cell table:style-name="ce49" office:value-type="string" calcext:value-type="string">
            <text:p>Met1</text:p>
          </table:table-cell>
          <table:table-cell table:style-name="ce51" office:value-type="string" calcext:value-type="string">
            <text:p>Met2</text:p>
          </table:table-cell>
          <table:covered-table-cell table:style-name="ce31"/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10 [1-10]</text:p>
          </table:table-cell>
          <table:table-cell table:style-name="ce36" table:formula="of:=100*(([.F4]/[.H19])-1)" office:value-type="float" office:value="0" calcext:value-type="float">
            <text:p>0.00</text:p>
          </table:table-cell>
          <table:table-cell table:style-name="ce46" table:formula="of:=100*(([.H4]/[.H19])-1)" office:value-type="float" office:value="20" calcext:value-type="float">
            <text:p>20.00</text:p>
          </table:table-cell>
          <table:table-cell table:style-name="ce48" table:formula="of:=100*(([.J4]/[.H19])-1)" office:value-type="float" office:value="-100" calcext:value-type="float">
            <text:p>-100.00</text:p>
          </table:table-cell>
          <table:table-cell table:style-name="ce50" table:formula="of:=100*(([.L4]/[.H19])-1)" office:value-type="float" office:value="-100" calcext:value-type="float">
            <text:p>-100.00</text:p>
          </table:table-cell>
          <table:table-cell table:style-name="ce52" table:formula="of:=100*(([.N4]/[.H19])-1)" office:value-type="float" office:value="-100" calcext:value-type="float">
            <text:p>-100.00</text:p>
          </table:table-cell>
          <table:table-cell table:style-name="ce2" table:formula="of:=MIN([.D4];[.F4];[.H4];[.J4];[.L4];[.N4]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10 [1-10]</text:p>
          </table:table-cell>
          <table:table-cell table:style-name="ce36" table:formula="of:=100*(([.F5]/[.H20])-1)" office:value-type="float" office:value="-100" calcext:value-type="float">
            <text:p>-100.00</text:p>
          </table:table-cell>
          <table:table-cell table:style-name="ce46" table:formula="of:=100*(([.H5]/[.H20])-1)" office:value-type="float" office:value="-100" calcext:value-type="float">
            <text:p>-100.00</text:p>
          </table:table-cell>
          <table:table-cell table:style-name="ce48" table:formula="of:=100*(([.J5]/[.H20])-1)" office:value-type="float" office:value="-100" calcext:value-type="float">
            <text:p>-100.00</text:p>
          </table:table-cell>
          <table:table-cell table:style-name="ce50" table:formula="of:=100*(([.L5]/[.H20])-1)" office:value-type="float" office:value="-100" calcext:value-type="float">
            <text:p>-100.00</text:p>
          </table:table-cell>
          <table:table-cell table:style-name="ce52" table:formula="of:=100*(([.N5]/[.H20])-1)" office:value-type="float" office:value="-100" calcext:value-type="float">
            <text:p>-100.00</text:p>
          </table:table-cell>
          <table:table-cell table:style-name="ce2" table:formula="of:=MIN([.D5];[.F5];[.H5];[.J5];[.L5];[.N5]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10 [1-10]</text:p>
          </table:table-cell>
          <table:table-cell table:style-name="ce36" table:formula="of:=100*(([.F6]/[.H21])-1)" office:value-type="float" office:value="-100" calcext:value-type="float">
            <text:p>-100.00</text:p>
          </table:table-cell>
          <table:table-cell table:style-name="ce46" table:formula="of:=100*(([.H6]/[.H21])-1)" office:value-type="float" office:value="-100" calcext:value-type="float">
            <text:p>-100.00</text:p>
          </table:table-cell>
          <table:table-cell table:style-name="ce48" table:formula="of:=100*(([.J6]/[.H21])-1)" office:value-type="float" office:value="-100" calcext:value-type="float">
            <text:p>-100.00</text:p>
          </table:table-cell>
          <table:table-cell table:style-name="ce50" table:formula="of:=100*(([.L6]/[.H21])-1)" office:value-type="float" office:value="-100" calcext:value-type="float">
            <text:p>-100.00</text:p>
          </table:table-cell>
          <table:table-cell table:style-name="ce52" table:formula="of:=100*(([.N6]/[.H21])-1)" office:value-type="float" office:value="-100" calcext:value-type="float">
            <text:p>-100.00</text:p>
          </table:table-cell>
          <table:table-cell table:style-name="ce2" table:formula="of:=MIN([.D6];[.F6];[.H6];[.J6];[.L6];[.N6]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/40 [30-70]</text:p>
          </table:table-cell>
          <table:table-cell table:style-name="ce36" table:formula="of:=100*(([.F7]/[.H22])-1)" office:value-type="float" office:value="-100" calcext:value-type="float">
            <text:p>-100.00</text:p>
          </table:table-cell>
          <table:table-cell table:style-name="ce46" table:formula="of:=100*(([.H7]/[.H22])-1)" office:value-type="float" office:value="-100" calcext:value-type="float">
            <text:p>-100.00</text:p>
          </table:table-cell>
          <table:table-cell table:style-name="ce48" table:formula="of:=100*(([.J7]/[.H22])-1)" office:value-type="float" office:value="-100" calcext:value-type="float">
            <text:p>-100.00</text:p>
          </table:table-cell>
          <table:table-cell table:style-name="ce50" table:formula="of:=100*(([.L7]/[.H22])-1)" office:value-type="float" office:value="-100" calcext:value-type="float">
            <text:p>-100.00</text:p>
          </table:table-cell>
          <table:table-cell table:style-name="ce52" table:formula="of:=100*(([.N7]/[.H22])-1)" office:value-type="float" office:value="-100" calcext:value-type="float">
            <text:p>-100.00</text:p>
          </table:table-cell>
          <table:table-cell table:style-name="ce2" table:formula="of:=MIN([.D7];[.F7];[.H7];[.J7];[.L7];[.N7]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5/40 [30-70]</text:p>
          </table:table-cell>
          <table:table-cell table:style-name="ce36" table:formula="of:=100*(([.F8]/[.H23])-1)" office:value-type="float" office:value="-100" calcext:value-type="float">
            <text:p>-100.00</text:p>
          </table:table-cell>
          <table:table-cell table:style-name="ce46" table:formula="of:=100*(([.H8]/[.H23])-1)" office:value-type="float" office:value="-100" calcext:value-type="float">
            <text:p>-100.00</text:p>
          </table:table-cell>
          <table:table-cell table:style-name="ce48" table:formula="of:=100*(([.J8]/[.H23])-1)" office:value-type="float" office:value="-100" calcext:value-type="float">
            <text:p>-100.00</text:p>
          </table:table-cell>
          <table:table-cell table:style-name="ce50" table:formula="of:=100*(([.L8]/[.H23])-1)" office:value-type="float" office:value="-100" calcext:value-type="float">
            <text:p>-100.00</text:p>
          </table:table-cell>
          <table:table-cell table:style-name="ce52" table:formula="of:=100*(([.N8]/[.H23])-1)" office:value-type="float" office:value="-100" calcext:value-type="float">
            <text:p>-100.00</text:p>
          </table:table-cell>
          <table:table-cell table:style-name="ce2" table:formula="of:=MIN([.D8];[.F8];[.H8];[.J8];[.L8];[.N8]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10/40 [30-70]</text:p>
          </table:table-cell>
          <table:table-cell table:style-name="ce36" table:formula="of:=100*(([.F9]/[.H24])-1)" office:value-type="float" office:value="-100" calcext:value-type="float">
            <text:p>-100.00</text:p>
          </table:table-cell>
          <table:table-cell table:style-name="ce46" table:formula="of:=100*(([.H9]/[.H24])-1)" office:value-type="float" office:value="-100" calcext:value-type="float">
            <text:p>-100.00</text:p>
          </table:table-cell>
          <table:table-cell table:style-name="ce48" table:formula="of:=100*(([.J9]/[.H24])-1)" office:value-type="float" office:value="-100" calcext:value-type="float">
            <text:p>-100.00</text:p>
          </table:table-cell>
          <table:table-cell table:style-name="ce50" table:formula="of:=100*(([.L9]/[.H24])-1)" office:value-type="float" office:value="-100" calcext:value-type="float">
            <text:p>-100.00</text:p>
          </table:table-cell>
          <table:table-cell table:style-name="ce52" table:formula="of:=100*(([.N9]/[.H24])-1)" office:value-type="float" office:value="-100" calcext:value-type="float">
            <text:p>-100.00</text:p>
          </table:table-cell>
          <table:table-cell table:style-name="ce2" table:formula="of:=MIN([.D9];[.F9];[.H9];[.J9];[.L9];[.N9]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30/40 [30-70]</text:p>
          </table:table-cell>
          <table:table-cell table:style-name="ce36" table:formula="of:=100*(([.F10]/[.H25])-1)" office:value-type="float" office:value="-100" calcext:value-type="float">
            <text:p>-100.00</text:p>
          </table:table-cell>
          <table:table-cell table:style-name="ce46" table:formula="of:=100*(([.H10]/[.H25])-1)" office:value-type="float" office:value="-100" calcext:value-type="float">
            <text:p>-100.00</text:p>
          </table:table-cell>
          <table:table-cell table:style-name="ce48" table:formula="of:=100*(([.J10]/[.H25])-1)" office:value-type="float" office:value="-100" calcext:value-type="float">
            <text:p>-100.00</text:p>
          </table:table-cell>
          <table:table-cell table:style-name="ce50" table:formula="of:=100*(([.L10]/[.H25])-1)" office:value-type="float" office:value="-100" calcext:value-type="float">
            <text:p>-100.00</text:p>
          </table:table-cell>
          <table:table-cell table:style-name="ce52" table:formula="of:=100*(([.N10]/[.H25])-1)" office:value-type="float" office:value="-100" calcext:value-type="float">
            <text:p>-100.00</text:p>
          </table:table-cell>
          <table:table-cell table:style-name="ce2" table:formula="of:=MIN([.D10];[.F10];[.H10];[.J10];[.L10];[.N10])" office:value-type="float" office:value="16" calcext:value-type="float">
            <text:p>16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column table:style-name="co1" table:number-columns-repeated="3" table:default-cell-style-name="ce42"/>
        <table:table-column table:style-name="co12" table:default-cell-style-name="ce57"/>
        <table:table-column table:style-name="co13" table:default-cell-style-name="ce59"/>
        <table:table-column table:style-name="co1" table:default-cell-style-name="ce57"/>
        <table:table-column table:style-name="co1" table:default-cell-style-name="ce59"/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ce75" office:value-type="string" calcext:value-type="string" table:number-columns-spanned="1" table:number-rows-spanned="2">
            <text:p>Temp. start.</text:p>
          </table:table-cell>
          <table:table-cell table:style-name="ce75" office:value-type="string" calcext:value-type="string" table:number-columns-spanned="1" table:number-rows-spanned="2">
            <text:p>Temp. końc.</text:p>
          </table:table-cell>
          <table:table-cell table:style-name="ce75" office:value-type="string" calcext:value-type="string" table:number-columns-spanned="1" table:number-rows-spanned="2">
            <text:p>Max Iteracji</text:p>
          </table:table-cell>
          <table:table-cell table:style-name="ce55" office:value-type="string" calcext:value-type="string" table:number-columns-spanned="2" table:number-rows-spanned="1">
            <text:p>Symulowane wyżarzanie</text:p>
          </table:table-cell>
          <table:covered-table-cell table:style-name="ce31"/>
          <table:table-cell table:style-name="ce60" office:value-type="string" calcext:value-type="string" table:number-columns-spanned="2" table:number-rows-spanned="1">
            <text:p>Akceptacja progu</text:p>
          </table:table-cell>
          <table:covered-table-cell table:style-name="ce31"/>
        </table:table-row>
        <table:table-row table:style-name="ro1">
          <table:table-cell/>
          <table:covered-table-cell table:number-columns-repeated="3" table:style-name="ce75"/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  <table:table-cell table:style-name="ce56" office:value-type="string" calcext:value-type="string">
            <text:p>Kryterium</text:p>
          </table:table-cell>
          <table:table-cell table:style-name="ce58" office:value-type="string" calcext:value-type="string">
            <text:p>Czas dział.[s]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63" calcext:value-type="float">
            <text:p>63</text:p>
          </table:table-cell>
          <table:table-cell office:value-type="float" office:value="0.00104602" calcext:value-type="float">
            <text:p>0.00104602</text:p>
          </table:table-cell>
          <table:table-cell office:value-type="float" office:value="66" calcext:value-type="float">
            <text:p>66</text:p>
          </table:table-cell>
          <table:table-cell office:value-type="float" office:value="0.0989269" calcext:value-type="float">
            <text:p>0.0989269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62" calcext:value-type="float">
            <text:p>62</text:p>
          </table:table-cell>
          <table:table-cell office:value-type="float" office:value="0.0103744" calcext:value-type="float">
            <text:p>0.0103744</text:p>
          </table:table-cell>
          <table:table-cell office:value-type="float" office:value="62" calcext:value-type="float">
            <text:p>62</text:p>
          </table:table-cell>
          <table:table-cell office:value-type="float" office:value="1.00055" calcext:value-type="float">
            <text:p>1.00055</text:p>
          </table:table-cell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10000" calcext:value-type="float">
            <text:p>10000</text:p>
          </table:table-cell>
          <table:table-cell office:value-type="float" office:value="56" calcext:value-type="float">
            <text:p>56</text:p>
          </table:table-cell>
          <table:table-cell office:value-type="float" office:value="0.101099" calcext:value-type="float">
            <text:p>0.101099</text:p>
          </table:table-cell>
          <table:table-cell office:value-type="float" office:value="56" calcext:value-type="float">
            <text:p>56</text:p>
          </table:table-cell>
          <table:table-cell office:value-type="float" office:value="9.86873" calcext:value-type="float">
            <text:p>9.86873</text:p>
          </table:table-cell>
        </table:table-row>
        <table:table-row table:style-name="ro1">
          <table:table-cell/>
          <table:table-cell table:style-name="ce34" office:value-type="float" office:value="100" calcext:value-type="float">
            <text:p>1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6" calcext:value-type="float">
            <text:p>56</text:p>
          </table:table-cell>
          <table:table-cell office:value-type="float" office:value="0.00970278" calcext:value-type="float">
            <text:p>0.00970278</text:p>
          </table:table-cell>
          <table:table-cell office:value-type="float" office:value="56" calcext:value-type="float">
            <text:p>56</text:p>
          </table:table-cell>
          <table:table-cell office:value-type="float" office:value="0.967866" calcext:value-type="float">
            <text:p>0.967866</text:p>
          </table:table-cell>
        </table:table-row>
        <table:table-row table:style-name="ro1">
          <table:table-cell/>
          <table:table-cell table:style-name="ce34" office:value-type="float" office:value="1000" calcext:value-type="float">
            <text:p>1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55" calcext:value-type="float">
            <text:p>55</text:p>
          </table:table-cell>
          <table:table-cell office:value-type="float" office:value="0.00979873" calcext:value-type="float">
            <text:p>0.00979873</text:p>
          </table:table-cell>
          <table:table-cell office:value-type="float" office:value="58" calcext:value-type="float">
            <text:p>58</text:p>
          </table:table-cell>
          <table:table-cell office:value-type="float" office:value="0.968873" calcext:value-type="float">
            <text:p>0.968873</text:p>
          </table:table-cell>
        </table:table-row>
        <table:table-row table:style-name="ro1">
          <table:table-cell/>
          <table:table-cell table:style-name="ce34" office:value-type="float" office:value="10000" calcext:value-type="float">
            <text:p>10000</text:p>
          </table:table-cell>
          <table:table-cell table:style-name="ce34" office:value-type="float" office:value="0.1" calcext:value-type="float">
            <text:p>0.1</text:p>
          </table:table-cell>
          <table:table-cell table:style-name="ce34" office:value-type="float" office:value="1000" calcext:value-type="float">
            <text:p>1000</text:p>
          </table:table-cell>
          <table:table-cell office:value-type="float" office:value="49" calcext:value-type="float">
            <text:p>49</text:p>
          </table:table-cell>
          <table:table-cell office:value-type="float" office:value="0.00985135" calcext:value-type="float">
            <text:p>0.00985135</text:p>
          </table:table-cell>
          <table:table-cell office:value-type="float" office:value="58" calcext:value-type="float">
            <text:p>58</text:p>
          </table:table-cell>
          <table:table-cell office:value-type="float" office:value="0.973366" calcext:value-type="float">
            <text:p>0.97336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0.1" calcext:value-type="float">
            <text:p>0.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59" calcext:value-type="float">
            <text:p>59</text:p>
          </table:table-cell>
          <table:table-cell office:value-type="float" office:value="0.00981215" calcext:value-type="float">
            <text:p>0.00981215</text:p>
          </table:table-cell>
          <table:table-cell office:value-type="float" office:value="61" calcext:value-type="float">
            <text:p>61</text:p>
          </table:table-cell>
          <table:table-cell office:value-type="float" office:value="0.967368" calcext:value-type="float">
            <text:p>0.967368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60" calcext:value-type="float">
            <text:p>60</text:p>
          </table:table-cell>
          <table:table-cell office:value-type="float" office:value="0.00958581" calcext:value-type="float">
            <text:p>0.00958581</text:p>
          </table:table-cell>
          <table:table-cell office:value-type="float" office:value="59" calcext:value-type="float">
            <text:p>59</text:p>
          </table:table-cell>
          <table:table-cell office:value-type="float" office:value="0.950216" calcext:value-type="float">
            <text:p>0.950216</text:p>
          </table:table-cell>
        </table:table-row>
        <table:table-row table:style-name="ro1">
          <table:table-cell/>
          <table:table-cell table:style-name="ce44" office:value-type="float" office:value="1000" calcext:value-type="float">
            <text:p>1000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1000" calcext:value-type="float">
            <text:p>1000</text:p>
          </table:table-cell>
          <table:table-cell office:value-type="float" office:value="70" calcext:value-type="float">
            <text:p>70</text:p>
          </table:table-cell>
          <table:table-cell office:value-type="float" office:value="0.00971914" calcext:value-type="float">
            <text:p>0.00971914</text:p>
          </table:table-cell>
          <table:table-cell office:value-type="float" office:value="67" calcext:value-type="float">
            <text:p>67</text:p>
          </table:table-cell>
          <table:table-cell office:value-type="float" office:value="0.96763" calcext:value-type="float">
            <text:p>0.967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21:50:32.1699570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3T13:54:32.751715699</meta:creation-date>
    <meta:generator>LibreOffice/24.2.7.2$Linux_X86_64 LibreOffice_project/420$Build-2</meta:generator>
    <dc:date>2025-06-27T00:36:14.388109749</dc:date>
    <meta:editing-duration>PT7H9M55S</meta:editing-duration>
    <meta:editing-cycles>112</meta:editing-cycles>
    <meta:document-statistic meta:table-count="6" meta:cell-count="2206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29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4cm" svg:height="13.688cm" xlink:href=".." xlink:type="simple" chart:class="chart:scatter" chart:style-name="ch1">
        <chart:title svg:x="10.542cm" svg:y="0.409cm" chart:style-name="ch2">
          <text:p>Błędy względne</text:p>
        </chart:title>
        <chart:legend chart:legend-position="end" svg:x="22.163cm" svg:y="6.047cm" style:legend-expansion="high" chart:style-name="ch3"/>
        <chart:plot-area chart:style-name="ch4" table:cell-range-address="masz_2_2.B4:masz_2_2.B123 masz_2_2.M4:masz_2_2.M123 masz_2_2.O4:masz_2_2.P123" chart:data-source-has-labels="row" svg:x="1.499cm" svg:y="1.461cm" svg:width="20.176cm" svg:height="10.973cm">
          <chart:coordinate-region svg:x="2.782cm" svg:y="1.66cm" svg:width="18.416cm" svg:height="10.127cm"/>
          <chart:axis chart:dimension="x" chart:name="primary-x" chart:style-name="ch5">
            <chart:title svg:x="10.895cm" svg:y="12.707cm" chart:style-name="ch6">
              <text:p>Instancje</text:p>
            </chart:title>
          </chart:axis>
          <chart:axis chart:dimension="y" chart:name="primary-y" chart:style-name="ch7">
            <chart:title svg:x="0.451cm" svg:y="8.301cm" chart:style-name="ch8">
              <text:p>Błąd względny [%]</text:p>
            </chart:title>
            <chart:grid chart:style-name="ch9" chart:class="major"/>
          </chart:axis>
          <chart:series chart:style-name="ch10" chart:values-cell-range-address="masz_2_2.M4:masz_2_2.M123" loext:label-string="neh" chart:class="chart:scatter">
            <chart:domain table:cell-range-address="masz_2_2.B4:masz_2_2.B123"/>
            <chart:data-point chart:repeated="120"/>
          </chart:series>
          <chart:series chart:style-name="ch11" chart:values-cell-range-address="masz_2_2.O4:masz_2_2.O123" loext:label-string="sym_wyz" chart:class="chart:scatter">
            <chart:data-point chart:repeated="120"/>
          </chart:series>
          <chart:series chart:style-name="ch12" chart:values-cell-range-address="masz_2_2.P4:masz_2_2.P123" loext:label-string="thres_acc" chart:class="chart:scatter">
            <chart:data-point chart:repeated="1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neh</text:p>
              </table:table-cell>
              <table:table-cell office:value-type="string">
                <text:p>sym_wyz</text:p>
              </table:table-cell>
              <table:table-cell office:value-type="string">
                <text:p>thres_ac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8">
                <text:p>1278</text:p>
                <draw:g>
                  <svg:desc>masz_2_2.B4:masz_2_2.B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M4:masz_2_2.M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O4:masz_2_2.O123</svg:desc>
                </draw:g>
              </table:table-cell>
              <table:table-cell office:value-type="float" office:value="0.625978090766836">
                <text:p>0.625978090766836</text:p>
                <draw:g>
                  <svg:desc>masz_2_2.P4:masz_2_2.P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9">
                <text:p>1359</text:p>
              </table:table-cell>
              <table:table-cell office:value-type="float" office:value="0.441501103752756">
                <text:p>0.441501103752756</text:p>
              </table:table-cell>
              <table:table-cell office:value-type="float" office:value="0.588668138337027">
                <text:p>0.588668138337027</text:p>
              </table:table-cell>
              <table:table-cell office:value-type="float" office:value="0.588668138337027">
                <text:p>0.588668138337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81">
                <text:p>1081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  <table:table-cell office:value-type="float" office:value="5.45790934320074">
                <text:p>5.457909343200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93">
                <text:p>129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  <table:table-cell office:value-type="float" office:value="2.47486465583913">
                <text:p>2.474864655839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35">
                <text:p>1235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  <table:table-cell office:value-type="float" office:value="5.668016194332">
                <text:p>5.668016194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5">
                <text:p>1195</text:p>
              </table:table-cell>
              <table:table-cell office:value-type="float" office:value="2.76150627615064">
                <text:p>2.76150627615064</text:p>
              </table:table-cell>
              <table:table-cell office:value-type="float" office:value="2.42677824267783">
                <text:p>2.42677824267783</text:p>
              </table:table-cell>
              <table:table-cell office:value-type="float" office:value="2.42677824267783">
                <text:p>2.426778242677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9">
                <text:p>1239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  <table:table-cell office:value-type="float" office:value="3.22841000807101">
                <text:p>3.228410008071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6">
                <text:p>1206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  <table:table-cell office:value-type="float" office:value="1.40961857379769">
                <text:p>1.409618573797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30">
                <text:p>1230</text:p>
              </table:table-cell>
              <table:table-cell office:value-type="float" office:value="4.95934959349593">
                <text:p>4.95934959349593</text:p>
              </table:table-cell>
              <table:table-cell office:value-type="float" office:value="4.63414634146342">
                <text:p>4.63414634146342</text:p>
              </table:table-cell>
              <table:table-cell office:value-type="float" office:value="5.52845528455283">
                <text:p>5.52845528455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08">
                <text:p>1108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  <table:table-cell office:value-type="float" office:value="3.88086642599279">
                <text:p>3.880866425992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82">
                <text:p>1582</text:p>
              </table:table-cell>
              <table:table-cell office:value-type="float" office:value="6.19469026548674">
                <text:p>6.19469026548674</text:p>
              </table:table-cell>
              <table:table-cell office:value-type="float" office:value="3.85587863463969">
                <text:p>3.85587863463969</text:p>
              </table:table-cell>
              <table:table-cell office:value-type="float" office:value="6.32111251580278">
                <text:p>6.32111251580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59">
                <text:p>1659</text:p>
              </table:table-cell>
              <table:table-cell office:value-type="float" office:value="7.65521398432792">
                <text:p>7.65521398432792</text:p>
              </table:table-cell>
              <table:table-cell office:value-type="float" office:value="6.75105485232068">
                <text:p>6.75105485232068</text:p>
              </table:table-cell>
              <table:table-cell office:value-type="float" office:value="9.22242314647379">
                <text:p>9.222423146473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96">
                <text:p>1496</text:p>
              </table:table-cell>
              <table:table-cell office:value-type="float" office:value="4.07754010695187">
                <text:p>4.07754010695187</text:p>
              </table:table-cell>
              <table:table-cell office:value-type="float" office:value="2.33957219251337">
                <text:p>2.33957219251337</text:p>
              </table:table-cell>
              <table:table-cell office:value-type="float" office:value="3.81016042780749">
                <text:p>3.810160427807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77">
                <text:p>1377</text:p>
              </table:table-cell>
              <table:table-cell office:value-type="float" office:value="4.50254175744371">
                <text:p>4.50254175744371</text:p>
              </table:table-cell>
              <table:table-cell office:value-type="float" office:value="2.54175744371823">
                <text:p>2.54175744371823</text:p>
              </table:table-cell>
              <table:table-cell office:value-type="float" office:value="3.921568627451">
                <text:p>3.9215686274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19">
                <text:p>1419</text:p>
              </table:table-cell>
              <table:table-cell office:value-type="float" office:value="5.84918957011979">
                <text:p>5.84918957011979</text:p>
              </table:table-cell>
              <table:table-cell office:value-type="float" office:value="5.21494009866103">
                <text:p>5.21494009866103</text:p>
              </table:table-cell>
              <table:table-cell office:value-type="float" office:value="5.99013389711065">
                <text:p>5.990133897110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97">
                <text:p>1397</text:p>
              </table:table-cell>
              <table:table-cell office:value-type="float" office:value="4.00858983536151">
                <text:p>4.00858983536151</text:p>
              </table:table-cell>
              <table:table-cell office:value-type="float" office:value="2.93486041517537">
                <text:p>2.93486041517537</text:p>
              </table:table-cell>
              <table:table-cell office:value-type="float" office:value="6.08446671438799">
                <text:p>6.08446671438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4">
                <text:p>1484</text:p>
              </table:table-cell>
              <table:table-cell office:value-type="float" office:value="5.25606469002695">
                <text:p>5.25606469002695</text:p>
              </table:table-cell>
              <table:table-cell office:value-type="float" office:value="2.8301886792453">
                <text:p>2.8301886792453</text:p>
              </table:table-cell>
              <table:table-cell office:value-type="float" office:value="2.8301886792453">
                <text:p>2.83018867924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8">
                <text:p>1538</text:p>
              </table:table-cell>
              <table:table-cell office:value-type="float" office:value="4.61638491547464">
                <text:p>4.61638491547464</text:p>
              </table:table-cell>
              <table:table-cell office:value-type="float" office:value="4.29128738621587">
                <text:p>4.29128738621587</text:p>
              </table:table-cell>
              <table:table-cell office:value-type="float" office:value="5.07152145643693">
                <text:p>5.071521456436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93">
                <text:p>1593</text:p>
              </table:table-cell>
              <table:table-cell office:value-type="float" office:value="3.38983050847457">
                <text:p>3.38983050847457</text:p>
              </table:table-cell>
              <table:table-cell office:value-type="float" office:value="1.9460138104206">
                <text:p>1.9460138104206</text:p>
              </table:table-cell>
              <table:table-cell office:value-type="float" office:value="1.82046453232894">
                <text:p>1.820464532328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91">
                <text:p>1591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3.89692017598995">
                <text:p>3.89692017598995</text:p>
              </table:table-cell>
              <table:table-cell office:value-type="float" office:value="5.15399120050284">
                <text:p>5.153991200502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97">
                <text:p>2297</text:p>
              </table:table-cell>
              <table:table-cell office:value-type="float" office:value="4.91946016543317">
                <text:p>4.91946016543317</text:p>
              </table:table-cell>
              <table:table-cell office:value-type="float" office:value="2.0896821941663">
                <text:p>2.0896821941663</text:p>
              </table:table-cell>
              <table:table-cell office:value-type="float" office:value="5.87723117109273">
                <text:p>5.877231171092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9">
                <text:p>2099</text:p>
              </table:table-cell>
              <table:table-cell office:value-type="float" office:value="2.42972844211529">
                <text:p>2.42972844211529</text:p>
              </table:table-cell>
              <table:table-cell office:value-type="float" office:value="3.00142925202478">
                <text:p>3.00142925202478</text:p>
              </table:table-cell>
              <table:table-cell office:value-type="float" office:value="9.43306336350642">
                <text:p>9.433063363506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6">
                <text:p>2326</text:p>
              </table:table-cell>
              <table:table-cell office:value-type="float" office:value="3.65434221840069">
                <text:p>3.65434221840069</text:p>
              </table:table-cell>
              <table:table-cell office:value-type="float" office:value="1.46173688736026">
                <text:p>1.46173688736026</text:p>
              </table:table-cell>
              <table:table-cell office:value-type="float" office:value="6.06190885640585">
                <text:p>6.0619088564058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23">
                <text:p>2223</text:p>
              </table:table-cell>
              <table:table-cell office:value-type="float" office:value="1.75438596491229">
                <text:p>1.75438596491229</text:p>
              </table:table-cell>
              <table:table-cell office:value-type="float" office:value="2.02429149797571">
                <text:p>2.02429149797571</text:p>
              </table:table-cell>
              <table:table-cell office:value-type="float" office:value="9.7165991902834">
                <text:p>9.7165991902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91">
                <text:p>2291</text:p>
              </table:table-cell>
              <table:table-cell office:value-type="float" office:value="4.62680052378875">
                <text:p>4.62680052378875</text:p>
              </table:table-cell>
              <table:table-cell office:value-type="float" office:value="2.66259275425578">
                <text:p>2.66259275425578</text:p>
              </table:table-cell>
              <table:table-cell office:value-type="float" office:value="6.63465735486687">
                <text:p>6.6346573548668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6">
                <text:p>2226</text:p>
              </table:table-cell>
              <table:table-cell office:value-type="float" office:value="5.52560646900268">
                <text:p>5.52560646900268</text:p>
              </table:table-cell>
              <table:table-cell office:value-type="float" office:value="1.61725067385446">
                <text:p>1.61725067385446</text:p>
              </table:table-cell>
              <table:table-cell office:value-type="float" office:value="6.91823899371069">
                <text:p>6.918238993710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73">
                <text:p>2273</text:p>
              </table:table-cell>
              <table:table-cell office:value-type="float" office:value="3.91553013638364">
                <text:p>3.91553013638364</text:p>
              </table:table-cell>
              <table:table-cell office:value-type="float" office:value="3.47558293004839">
                <text:p>3.47558293004839</text:p>
              </table:table-cell>
              <table:table-cell office:value-type="float" office:value="6.73119225692918">
                <text:p>6.731192256929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00">
                <text:p>2200</text:p>
              </table:table-cell>
              <table:table-cell office:value-type="float" office:value="2.22727272727272">
                <text:p>2.22727272727272</text:p>
              </table:table-cell>
              <table:table-cell office:value-type="float" office:value="2.86363636363636">
                <text:p>2.863636363636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37">
                <text:p>2237</text:p>
              </table:table-cell>
              <table:table-cell office:value-type="float" office:value="3.08448815377737">
                <text:p>3.08448815377737</text:p>
              </table:table-cell>
              <table:table-cell office:value-type="float" office:value="2.77156906571301">
                <text:p>2.77156906571301</text:p>
              </table:table-cell>
              <table:table-cell office:value-type="float" office:value="11.1309789897184">
                <text:p>11.130978989718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78">
                <text:p>2178</text:p>
              </table:table-cell>
              <table:table-cell office:value-type="float" office:value="4.54545454545455">
                <text:p>4.54545454545455</text:p>
              </table:table-cell>
              <table:table-cell office:value-type="float" office:value="1.65289256198346">
                <text:p>1.65289256198346</text:p>
              </table:table-cell>
              <table:table-cell office:value-type="float" office:value="8.08080808080808">
                <text:p>8.080808080808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24">
                <text:p>2724</text:p>
              </table:table-cell>
              <table:table-cell office:value-type="float" office:value="0.330396475770939">
                <text:p>0.330396475770939</text:p>
              </table:table-cell>
              <table:table-cell office:value-type="float" office:value="0.183553597650516">
                <text:p>0.183553597650516</text:p>
              </table:table-cell>
              <table:table-cell office:value-type="float" office:value="0.330396475770939">
                <text:p>0.3303964757709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36">
                <text:p>2836</text:p>
              </table:table-cell>
              <table:table-cell office:value-type="float" office:value="0.24682651622004">
                <text:p>0.24682651622004</text:p>
              </table:table-cell>
              <table:table-cell office:value-type="float" office:value="0.0705218617771664">
                <text:p>0.0705218617771664</text:p>
              </table:table-cell>
              <table:table-cell office:value-type="float" office:value="0.24682651622004">
                <text:p>0.246826516220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21">
                <text:p>2621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0.152613506295324">
                <text:p>0.152613506295324</text:p>
              </table:table-cell>
              <table:table-cell office:value-type="float" office:value="1.06829454406716">
                <text:p>1.068294544067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51">
                <text:p>2751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  <table:table-cell office:value-type="float" office:value="1.16321337695385">
                <text:p>1.16321337695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863">
                <text:p>2863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  <table:table-cell office:value-type="float" office:value="0.174641983932929">
                <text:p>0.1746419839329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829">
                <text:p>2829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318133616118772">
                <text:p>0.318133616118772</text:p>
              </table:table-cell>
              <table:table-cell office:value-type="float" office:value="0.600919052668786">
                <text:p>0.60091905266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25">
                <text:p>2725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9908256880734">
                <text:p>0.9908256880734</text:p>
              </table:table-cell>
              <table:table-cell office:value-type="float" office:value="0.844036697247702">
                <text:p>0.84403669724770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683">
                <text:p>2683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409988818486767">
                <text:p>0.409988818486767</text:p>
              </table:table-cell>
              <table:table-cell office:value-type="float" office:value="0.782705926202027">
                <text:p>0.7827059262020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54">
                <text:p>2554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0.783085356303843">
                <text:p>0.783085356303843</text:p>
              </table:table-cell>
              <table:table-cell office:value-type="float" office:value="1.05716523101019">
                <text:p>1.057165231010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782">
                <text:p>2782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  <table:table-cell office:value-type="float" office:value="0.359453630481667">
                <text:p>0.3594536304816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37">
                <text:p>3037</text:p>
              </table:table-cell>
              <table:table-cell office:value-type="float" office:value="4.31346723740533">
                <text:p>4.31346723740533</text:p>
              </table:table-cell>
              <table:table-cell office:value-type="float" office:value="4.14883108330591">
                <text:p>4.14883108330591</text:p>
              </table:table-cell>
              <table:table-cell office:value-type="float" office:value="6.42081000987818">
                <text:p>6.420810009878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11">
                <text:p>2911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  <table:table-cell office:value-type="float" office:value="3.77877018206803">
                <text:p>3.778770182068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71">
                <text:p>2871</text:p>
              </table:table-cell>
              <table:table-cell office:value-type="float" office:value="5.74712643678161">
                <text:p>5.74712643678161</text:p>
              </table:table-cell>
              <table:table-cell office:value-type="float" office:value="4.77185649599443">
                <text:p>4.77185649599443</text:p>
              </table:table-cell>
              <table:table-cell office:value-type="float" office:value="4.98084291187739">
                <text:p>4.9808429118773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7">
                <text:p>3067</text:p>
              </table:table-cell>
              <table:table-cell office:value-type="float" office:value="4.14085425497228">
                <text:p>4.14085425497228</text:p>
              </table:table-cell>
              <table:table-cell office:value-type="float" office:value="3.48875122269318">
                <text:p>3.48875122269318</text:p>
              </table:table-cell>
              <table:table-cell office:value-type="float" office:value="3.48875122269318">
                <text:p>3.48875122269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11">
                <text:p>3011</text:p>
              </table:table-cell>
              <table:table-cell office:value-type="float" office:value="4.91531052806377">
                <text:p>4.91531052806377</text:p>
              </table:table-cell>
              <table:table-cell office:value-type="float" office:value="4.61640650946529">
                <text:p>4.61640650946529</text:p>
              </table:table-cell>
              <table:table-cell office:value-type="float" office:value="5.77881102623714">
                <text:p>5.77881102623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21">
                <text:p>3021</text:p>
              </table:table-cell>
              <table:table-cell office:value-type="float" office:value="5.1969546507779">
                <text:p>5.1969546507779</text:p>
              </table:table-cell>
              <table:table-cell office:value-type="float" office:value="4.99834491890103">
                <text:p>4.99834491890103</text:p>
              </table:table-cell>
              <table:table-cell office:value-type="float" office:value="4.99834491890103">
                <text:p>4.9983449189010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24">
                <text:p>3124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89756722151088">
                <text:p>4.89756722151088</text:p>
              </table:table-cell>
              <table:table-cell office:value-type="float" office:value="4.92957746478872">
                <text:p>4.929577464788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48">
                <text:p>3048</text:p>
              </table:table-cell>
              <table:table-cell office:value-type="float" office:value="4.75721784776904">
                <text:p>4.75721784776904</text:p>
              </table:table-cell>
              <table:table-cell office:value-type="float" office:value="4.72440944881889">
                <text:p>4.72440944881889</text:p>
              </table:table-cell>
              <table:table-cell office:value-type="float" office:value="5.77427821522309">
                <text:p>5.7742782152230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10">
                <text:p>2910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60824742268042">
                <text:p>3.60824742268042</text:p>
              </table:table-cell>
              <table:table-cell office:value-type="float" office:value="3.95189003436427">
                <text:p>3.9518900343642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100">
                <text:p>3100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06451612903224">
                <text:p>5.06451612903224</text:p>
              </table:table-cell>
              <table:table-cell office:value-type="float" office:value="5.29032258064517">
                <text:p>5.2903225806451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886">
                <text:p>3886</text:p>
              </table:table-cell>
              <table:table-cell office:value-type="float" office:value="3.55120946989192">
                <text:p>3.55120946989192</text:p>
              </table:table-cell>
              <table:table-cell office:value-type="float" office:value="3.86001029336079">
                <text:p>3.86001029336079</text:p>
              </table:table-cell>
              <table:table-cell office:value-type="float" office:value="5.42974781266084">
                <text:p>5.429747812660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733">
                <text:p>3733</text:p>
              </table:table-cell>
              <table:table-cell office:value-type="float" office:value="5.0361639432092">
                <text:p>5.0361639432092</text:p>
              </table:table-cell>
              <table:table-cell office:value-type="float" office:value="5.27725689793732">
                <text:p>5.27725689793732</text:p>
              </table:table-cell>
              <table:table-cell office:value-type="float" office:value="7.76855076346101">
                <text:p>7.76855076346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673">
                <text:p>3673</text:p>
              </table:table-cell>
              <table:table-cell office:value-type="float" office:value="5.90797713041111">
                <text:p>5.90797713041111</text:p>
              </table:table-cell>
              <table:table-cell office:value-type="float" office:value="5.14565750068063">
                <text:p>5.14565750068063</text:p>
              </table:table-cell>
              <table:table-cell office:value-type="float" office:value="7.24203648243942">
                <text:p>7.2420364824394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755">
                <text:p>3755</text:p>
              </table:table-cell>
              <table:table-cell office:value-type="float" office:value="6.17842876165113">
                <text:p>6.17842876165113</text:p>
              </table:table-cell>
              <table:table-cell office:value-type="float" office:value="5.40612516644474">
                <text:p>5.40612516644474</text:p>
              </table:table-cell>
              <table:table-cell office:value-type="float" office:value="7.43009320905459">
                <text:p>7.430093209054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648">
                <text:p>3648</text:p>
              </table:table-cell>
              <table:table-cell office:value-type="float" office:value="5.12609649122805">
                <text:p>5.12609649122805</text:p>
              </table:table-cell>
              <table:table-cell office:value-type="float" office:value="5.42763157894737">
                <text:p>5.42763157894737</text:p>
              </table:table-cell>
              <table:table-cell office:value-type="float" office:value="6.9078947368421">
                <text:p>6.90789473684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9">
                <text:p>3719</text:p>
              </table:table-cell>
              <table:table-cell office:value-type="float" office:value="5.40467867706373">
                <text:p>5.40467867706373</text:p>
              </table:table-cell>
              <table:table-cell office:value-type="float" office:value="3.979564399032">
                <text:p>3.979564399032</text:p>
              </table:table-cell>
              <table:table-cell office:value-type="float" office:value="6.02312449583222">
                <text:p>6.02312449583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730">
                <text:p>3730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5.95174262734584">
                <text:p>5.95174262734584</text:p>
              </table:table-cell>
              <table:table-cell office:value-type="float" office:value="8.04289544235925">
                <text:p>8.042895442359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37">
                <text:p>3737</text:p>
              </table:table-cell>
              <table:table-cell office:value-type="float" office:value="5.16457051110517">
                <text:p>5.16457051110517</text:p>
              </table:table-cell>
              <table:table-cell office:value-type="float" office:value="5.24484880920524">
                <text:p>5.24484880920524</text:p>
              </table:table-cell>
              <table:table-cell office:value-type="float" office:value="7.65319775220765">
                <text:p>7.653197752207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772">
                <text:p>3772</text:p>
              </table:table-cell>
              <table:table-cell office:value-type="float" office:value="4.77200424178155">
                <text:p>4.77200424178155</text:p>
              </table:table-cell>
              <table:table-cell office:value-type="float" office:value="4.66595970307529">
                <text:p>4.66595970307529</text:p>
              </table:table-cell>
              <table:table-cell office:value-type="float" office:value="7.44962884411453">
                <text:p>7.449628844114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791">
                <text:p>3791</text:p>
              </table:table-cell>
              <table:table-cell office:value-type="float" office:value="7.59694012134003">
                <text:p>7.59694012134003</text:p>
              </table:table-cell>
              <table:table-cell office:value-type="float" office:value="6.17251384858876">
                <text:p>6.17251384858876</text:p>
              </table:table-cell>
              <table:table-cell office:value-type="float" office:value="9.94460564494857">
                <text:p>9.9446056449485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493">
                <text:p>5493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  <table:table-cell office:value-type="float" office:value="0.473329692335682">
                <text:p>0.4733296923356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274">
                <text:p>5274</text:p>
              </table:table-cell>
              <table:table-cell office:value-type="float" office:value="0.189609404626466">
                <text:p>0.189609404626466</text:p>
              </table:table-cell>
              <table:table-cell office:value-type="float" office:value="0.265453166477059">
                <text:p>0.265453166477059</text:p>
              </table:table-cell>
              <table:table-cell office:value-type="float" office:value="0.265453166477059">
                <text:p>0.26545316647705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175">
                <text:p>5175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657004830917884">
                <text:p>0.657004830917884</text:p>
              </table:table-cell>
              <table:table-cell office:value-type="float" office:value="0.579710144927532">
                <text:p>0.5797101449275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018">
                <text:p>5018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  <table:table-cell office:value-type="float" office:value="0.0996412913511335">
                <text:p>0.09964129135113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250">
                <text:p>5250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09523809523816">
                <text:p>0.209523809523816</text:p>
              </table:table-cell>
              <table:table-cell office:value-type="float" office:value="0.266666666666666">
                <text:p>0.2666666666666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135">
                <text:p>5135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  <table:table-cell office:value-type="float" office:value="0.0778967867575346">
                <text:p>0.077896786757534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247">
                <text:p>5247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171526586620914">
                <text:p>0.171526586620914</text:p>
              </table:table-cell>
              <table:table-cell office:value-type="float" office:value="0.26681913474367">
                <text:p>0.2668191347436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94">
                <text:p>5094</text:p>
              </table:table-cell>
              <table:table-cell office:value-type="float" office:value="0.628190027483313">
                <text:p>0.628190027483313</text:p>
              </table:table-cell>
              <table:table-cell office:value-type="float" office:value="0.608559089124455">
                <text:p>0.608559089124455</text:p>
              </table:table-cell>
              <table:table-cell office:value-type="float" office:value="0.608559089124455">
                <text:p>0.608559089124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448">
                <text:p>5448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0.752569750367101">
                <text:p>0.752569750367101</text:p>
              </table:table-cell>
              <table:table-cell office:value-type="float" office:value="1.10132158590308">
                <text:p>1.1013215859030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328">
                <text:p>5328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  <table:table-cell office:value-type="float" office:value="0.262762762762762">
                <text:p>0.2627627627627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776">
                <text:p>5776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  <table:table-cell office:value-type="float" office:value="1.81786703601108">
                <text:p>1.817867036011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362">
                <text:p>5362</text:p>
              </table:table-cell>
              <table:table-cell office:value-type="float" office:value="1.58522939201791">
                <text:p>1.58522939201791</text:p>
              </table:table-cell>
              <table:table-cell office:value-type="float" office:value="1.56657963446476">
                <text:p>1.56657963446476</text:p>
              </table:table-cell>
              <table:table-cell office:value-type="float" office:value="1.82767624020887">
                <text:p>1.827676240208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679">
                <text:p>5679</text:p>
              </table:table-cell>
              <table:table-cell office:value-type="float" office:value="1.56717731995069">
                <text:p>1.56717731995069</text:p>
              </table:table-cell>
              <table:table-cell office:value-type="float" office:value="1.67282972354288">
                <text:p>1.67282972354288</text:p>
              </table:table-cell>
              <table:table-cell office:value-type="float" office:value="1.93696073252335">
                <text:p>1.936960732523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820">
                <text:p>5820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0378006872851">
                <text:p>2.90378006872851</text:p>
              </table:table-cell>
              <table:table-cell office:value-type="float" office:value="2.97250859106528">
                <text:p>2.97250859106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91">
                <text:p>5491</text:p>
              </table:table-cell>
              <table:table-cell office:value-type="float" office:value="3.31451466035331">
                <text:p>3.31451466035331</text:p>
              </table:table-cell>
              <table:table-cell office:value-type="float" office:value="3.25987980331452">
                <text:p>3.25987980331452</text:p>
              </table:table-cell>
              <table:table-cell office:value-type="float" office:value="3.71517027863777">
                <text:p>3.7151702786377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303">
                <text:p>5303</text:p>
              </table:table-cell>
              <table:table-cell office:value-type="float" office:value="2.20629832170469">
                <text:p>2.20629832170469</text:p>
              </table:table-cell>
              <table:table-cell office:value-type="float" office:value="2.18744107109184">
                <text:p>2.18744107109184</text:p>
              </table:table-cell>
              <table:table-cell office:value-type="float" office:value="2.300584574769">
                <text:p>2.30058457476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600">
                <text:p>5600</text:p>
              </table:table-cell>
              <table:table-cell office:value-type="float" office:value="2.60714285714285">
                <text:p>2.60714285714285</text:p>
              </table:table-cell>
              <table:table-cell office:value-type="float" office:value="2.44642857142856">
                <text:p>2.44642857142856</text:p>
              </table:table-cell>
              <table:table-cell office:value-type="float" office:value="2.80357142857145">
                <text:p>2.8035714285714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640">
                <text:p>5640</text:p>
              </table:table-cell>
              <table:table-cell office:value-type="float" office:value="1.80851063829788">
                <text:p>1.80851063829788</text:p>
              </table:table-cell>
              <table:table-cell office:value-type="float" office:value="1.52482269503547">
                <text:p>1.52482269503547</text:p>
              </table:table-cell>
              <table:table-cell office:value-type="float" office:value="1.86170212765957">
                <text:p>1.861702127659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891">
                <text:p>5891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  <table:table-cell office:value-type="float" office:value="2.13885588185367">
                <text:p>2.138855881853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856">
                <text:p>5856</text:p>
              </table:table-cell>
              <table:table-cell office:value-type="float" office:value="1.77595628415301">
                <text:p>1.77595628415301</text:p>
              </table:table-cell>
              <table:table-cell office:value-type="float" office:value="1.38319672131149">
                <text:p>1.38319672131149</text:p>
              </table:table-cell>
              <table:table-cell office:value-type="float" office:value="2.20286885245902">
                <text:p>2.202868852459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330">
                <text:p>6330</text:p>
              </table:table-cell>
              <table:table-cell office:value-type="float" office:value="4.17061611374407">
                <text:p>4.17061611374407</text:p>
              </table:table-cell>
              <table:table-cell office:value-type="float" office:value="4.23380726698261">
                <text:p>4.23380726698261</text:p>
              </table:table-cell>
              <table:table-cell office:value-type="float" office:value="4.18641390205372">
                <text:p>4.186413902053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320">
                <text:p>6320</text:p>
              </table:table-cell>
              <table:table-cell office:value-type="float" office:value="3.87658227848102">
                <text:p>3.87658227848102</text:p>
              </table:table-cell>
              <table:table-cell office:value-type="float" office:value="3.30696202531647">
                <text:p>3.30696202531647</text:p>
              </table:table-cell>
              <table:table-cell office:value-type="float" office:value="4.84177215189874">
                <text:p>4.841772151898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364">
                <text:p>6364</text:p>
              </table:table-cell>
              <table:table-cell office:value-type="float" office:value="4.32118164676305">
                <text:p>4.32118164676305</text:p>
              </table:table-cell>
              <table:table-cell office:value-type="float" office:value="3.81835323695789">
                <text:p>3.81835323695789</text:p>
              </table:table-cell>
              <table:table-cell office:value-type="float" office:value="4.47831552482715">
                <text:p>4.478315524827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331">
                <text:p>6331</text:p>
              </table:table-cell>
              <table:table-cell office:value-type="float" office:value="4.12257147370083">
                <text:p>4.12257147370083</text:p>
              </table:table-cell>
              <table:table-cell office:value-type="float" office:value="3.58553151160955">
                <text:p>3.58553151160955</text:p>
              </table:table-cell>
              <table:table-cell office:value-type="float" office:value="4.70699731480021">
                <text:p>4.706997314800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05">
                <text:p>6405</text:p>
              </table:table-cell>
              <table:table-cell office:value-type="float" office:value="3.98126463700234">
                <text:p>3.98126463700234</text:p>
              </table:table-cell>
              <table:table-cell office:value-type="float" office:value="4.41842310694769">
                <text:p>4.41842310694769</text:p>
              </table:table-cell>
              <table:table-cell office:value-type="float" office:value="6.775956284153">
                <text:p>6.7759562841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487">
                <text:p>6487</text:p>
              </table:table-cell>
              <table:table-cell office:value-type="float" office:value="4.5321412054879">
                <text:p>4.5321412054879</text:p>
              </table:table-cell>
              <table:table-cell office:value-type="float" office:value="3.9771851395098">
                <text:p>3.9771851395098</text:p>
              </table:table-cell>
              <table:table-cell office:value-type="float" office:value="4.8866964698628">
                <text:p>4.88669646986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379">
                <text:p>6379</text:p>
              </table:table-cell>
              <table:table-cell office:value-type="float" office:value="4.65590217902492">
                <text:p>4.65590217902492</text:p>
              </table:table-cell>
              <table:table-cell office:value-type="float" office:value="4.37372628938707">
                <text:p>4.37372628938707</text:p>
              </table:table-cell>
              <table:table-cell office:value-type="float" office:value="5.54945916287819">
                <text:p>5.549459162878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514">
                <text:p>6514</text:p>
              </table:table-cell>
              <table:table-cell office:value-type="float" office:value="3.45409886398527">
                <text:p>3.45409886398527</text:p>
              </table:table-cell>
              <table:table-cell office:value-type="float" office:value="3.37734111145225">
                <text:p>3.37734111145225</text:p>
              </table:table-cell>
              <table:table-cell office:value-type="float" office:value="3.89929382867669">
                <text:p>3.89929382867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86">
                <text:p>6386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4.25931725649859">
                <text:p>4.25931725649859</text:p>
              </table:table-cell>
              <table:table-cell office:value-type="float" office:value="5.05793924209208">
                <text:p>5.0579392420920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534">
                <text:p>6534</text:p>
              </table:table-cell>
              <table:table-cell office:value-type="float" office:value="2.81603917967554">
                <text:p>2.81603917967554</text:p>
              </table:table-cell>
              <table:table-cell office:value-type="float" office:value="2.50994796449342">
                <text:p>2.50994796449342</text:p>
              </table:table-cell>
              <table:table-cell office:value-type="float" office:value="2.70890725436179">
                <text:p>2.7089072543617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872">
                <text:p>10872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643855776306097">
                <text:p>0.643855776306097</text:p>
              </table:table-cell>
              <table:table-cell office:value-type="float" office:value="0.735835172921256">
                <text:p>0.7358351729212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500">
                <text:p>10500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4761904761905">
                <text:p>2.04761904761905</text:p>
              </table:table-cell>
              <table:table-cell office:value-type="float" office:value="2.07619047619048">
                <text:p>2.0761904761904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956">
                <text:p>10956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4052573932091">
                <text:p>1.04052573932091</text:p>
              </table:table-cell>
              <table:table-cell office:value-type="float" office:value="1.05878057685287">
                <text:p>1.058780576852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93">
                <text:p>10893</text:p>
              </table:table-cell>
              <table:table-cell office:value-type="float" office:value="1.50555402552098">
                <text:p>1.50555402552098</text:p>
              </table:table-cell>
              <table:table-cell office:value-type="float" office:value="1.27604883870376">
                <text:p>1.27604883870376</text:p>
              </table:table-cell>
              <table:table-cell office:value-type="float" office:value="1.52391444046636">
                <text:p>1.523914440466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37">
                <text:p>10537</text:p>
              </table:table-cell>
              <table:table-cell office:value-type="float" office:value="0.673816076682172">
                <text:p>0.673816076682172</text:p>
              </table:table-cell>
              <table:table-cell office:value-type="float" office:value="0.493499098415114">
                <text:p>0.493499098415114</text:p>
              </table:table-cell>
              <table:table-cell office:value-type="float" office:value="0.60738350574168">
                <text:p>0.607383505741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347">
                <text:p>10347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3530491930028">
                <text:p>1.3530491930028</text:p>
              </table:table-cell>
              <table:table-cell office:value-type="float" office:value="1.42070165265294">
                <text:p>1.4207016526529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882">
                <text:p>10882</text:p>
              </table:table-cell>
              <table:table-cell office:value-type="float" office:value="0.946517184341104">
                <text:p>0.946517184341104</text:p>
              </table:table-cell>
              <table:table-cell office:value-type="float" office:value="0.781106414262084">
                <text:p>0.781106414262084</text:p>
              </table:table-cell>
              <table:table-cell office:value-type="float" office:value="0.873001286528208">
                <text:p>0.87300128652820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754">
                <text:p>10754</text:p>
              </table:table-cell>
              <table:table-cell office:value-type="float" office:value="0.623023991073083">
                <text:p>0.623023991073083</text:p>
              </table:table-cell>
              <table:table-cell office:value-type="float" office:value="0.557931932304271">
                <text:p>0.557931932304271</text:p>
              </table:table-cell>
              <table:table-cell office:value-type="float" office:value="1.09726613353172">
                <text:p>1.0972661335317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465">
                <text:p>10465</text:p>
              </table:table-cell>
              <table:table-cell office:value-type="float" office:value="0.869565217391298">
                <text:p>0.869565217391298</text:p>
              </table:table-cell>
              <table:table-cell office:value-type="float" office:value="0.840898232202562">
                <text:p>0.840898232202562</text:p>
              </table:table-cell>
              <table:table-cell office:value-type="float" office:value="0.869565217391298">
                <text:p>0.86956521739129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727">
                <text:p>10727</text:p>
              </table:table-cell>
              <table:table-cell office:value-type="float" office:value="1.14663932133867">
                <text:p>1.14663932133867</text:p>
              </table:table-cell>
              <table:table-cell office:value-type="float" office:value="1.10935023771791">
                <text:p>1.10935023771791</text:p>
              </table:table-cell>
              <table:table-cell office:value-type="float" office:value="1.14663932133867">
                <text:p>1.146639321338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393">
                <text:p>11393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55419994733607">
                <text:p>2.55419994733607</text:p>
              </table:table-cell>
              <table:table-cell office:value-type="float" office:value="2.62441850258929">
                <text:p>2.624418502589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445">
                <text:p>11445</text:p>
              </table:table-cell>
              <table:table-cell office:value-type="float" office:value="2.05329838357362">
                <text:p>2.05329838357362</text:p>
              </table:table-cell>
              <table:table-cell office:value-type="float" office:value="2.01834862385321">
                <text:p>2.01834862385321</text:p>
              </table:table-cell>
              <table:table-cell office:value-type="float" office:value="2.41153342070773">
                <text:p>2.4115334207077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522">
                <text:p>11522</text:p>
              </table:table-cell>
              <table:table-cell office:value-type="float" office:value="2.8727651449401">
                <text:p>2.8727651449401</text:p>
              </table:table-cell>
              <table:table-cell office:value-type="float" office:value="3.15049470578023">
                <text:p>3.15049470578023</text:p>
              </table:table-cell>
              <table:table-cell office:value-type="float" office:value="3.45426141294914">
                <text:p>3.4542614129491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461">
                <text:p>11461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68737457464445">
                <text:p>2.68737457464445</text:p>
              </table:table-cell>
              <table:table-cell office:value-type="float" office:value="2.91423086990663">
                <text:p>2.9142308699066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427">
                <text:p>11427</text:p>
              </table:table-cell>
              <table:table-cell office:value-type="float" office:value="1.54896298241007">
                <text:p>1.54896298241007</text:p>
              </table:table-cell>
              <table:table-cell office:value-type="float" office:value="1.39144132318194">
                <text:p>1.39144132318194</text:p>
              </table:table-cell>
              <table:table-cell office:value-type="float" office:value="2.09153758641814">
                <text:p>2.091537586418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368">
                <text:p>11368</text:p>
              </table:table-cell>
              <table:table-cell office:value-type="float" office:value="2.55102040816327">
                <text:p>2.55102040816327</text:p>
              </table:table-cell>
              <table:table-cell office:value-type="float" office:value="2.19915552427867">
                <text:p>2.19915552427867</text:p>
              </table:table-cell>
              <table:table-cell office:value-type="float" office:value="2.77093596059113">
                <text:p>2.77093596059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36">
                <text:p>11536</text:p>
              </table:table-cell>
              <table:table-cell office:value-type="float" office:value="2.21914008321775">
                <text:p>2.21914008321775</text:p>
              </table:table-cell>
              <table:table-cell office:value-type="float" office:value="1.99375866851594">
                <text:p>1.99375866851594</text:p>
              </table:table-cell>
              <table:table-cell office:value-type="float" office:value="3.17267683772538">
                <text:p>3.1726768377253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544">
                <text:p>11544</text:p>
              </table:table-cell>
              <table:table-cell office:value-type="float" office:value="2.6940401940402">
                <text:p>2.6940401940402</text:p>
              </table:table-cell>
              <table:table-cell office:value-type="float" office:value="2.47747747747749">
                <text:p>2.47747747747749</text:p>
              </table:table-cell>
              <table:table-cell office:value-type="float" office:value="2.76334026334027">
                <text:p>2.7633402633402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424">
                <text:p>11424</text:p>
              </table:table-cell>
              <table:table-cell office:value-type="float" office:value="2.24964985994399">
                <text:p>2.24964985994399</text:p>
              </table:table-cell>
              <table:table-cell office:value-type="float" office:value="2.21463585434174">
                <text:p>2.21463585434174</text:p>
              </table:table-cell>
              <table:table-cell office:value-type="float" office:value="2.77485994397759">
                <text:p>2.774859943977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548">
                <text:p>11548</text:p>
              </table:table-cell>
              <table:table-cell office:value-type="float" office:value="1.81849670938689">
                <text:p>1.81849670938689</text:p>
              </table:table-cell>
              <table:table-cell office:value-type="float" office:value="1.64530654658815">
                <text:p>1.64530654658815</text:p>
              </table:table-cell>
              <table:table-cell office:value-type="float" office:value="2.24281260824387">
                <text:p>2.242812608243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6316">
                <text:p>26316</text:p>
              </table:table-cell>
              <table:table-cell office:value-type="float" office:value="1.65678674570604">
                <text:p>1.65678674570604</text:p>
              </table:table-cell>
              <table:table-cell office:value-type="float" office:value="1.5579875360997">
                <text:p>1.5579875360997</text:p>
              </table:table-cell>
              <table:table-cell office:value-type="float" office:value="1.71378628970969">
                <text:p>1.713786289709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6807">
                <text:p>26807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26832543738576">
                <text:p>1.26832543738576</text:p>
              </table:table-cell>
              <table:table-cell office:value-type="float" office:value="1.68985712686984">
                <text:p>1.6898571268698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6626">
                <text:p>26626</text:p>
              </table:table-cell>
              <table:table-cell office:value-type="float" office:value="1.11920679035529">
                <text:p>1.11920679035529</text:p>
              </table:table-cell>
              <table:table-cell office:value-type="float" office:value="1.07038233305792">
                <text:p>1.07038233305792</text:p>
              </table:table-cell>
              <table:table-cell office:value-type="float" office:value="1.32952752948245">
                <text:p>1.3295275294824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6642">
                <text:p>26642</text:p>
              </table:table-cell>
              <table:table-cell office:value-type="float" office:value="1.62900683131898">
                <text:p>1.62900683131898</text:p>
              </table:table-cell>
              <table:table-cell office:value-type="float" office:value="1.55393739208769">
                <text:p>1.55393739208769</text:p>
              </table:table-cell>
              <table:table-cell office:value-type="float" office:value="1.65528113504992">
                <text:p>1.6552811350499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6509">
                <text:p>26509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2222641367082">
                <text:p>1.22222641367082</text:p>
              </table:table-cell>
              <table:table-cell office:value-type="float" office:value="1.29012788109699">
                <text:p>1.2901278810969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6654">
                <text:p>26654</text:p>
              </table:table-cell>
              <table:table-cell office:value-type="float" office:value="1.56074135214226">
                <text:p>1.56074135214226</text:p>
              </table:table-cell>
              <table:table-cell office:value-type="float" office:value="1.45569145344038">
                <text:p>1.45569145344038</text:p>
              </table:table-cell>
              <table:table-cell office:value-type="float" office:value="1.71831620019509">
                <text:p>1.7183162001950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6575">
                <text:p>26575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04985888993414">
                <text:p>1.04985888993414</text:p>
              </table:table-cell>
              <table:table-cell office:value-type="float" office:value="1.1288805268109">
                <text:p>1.12888052681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6794">
                <text:p>26794</text:p>
              </table:table-cell>
              <table:table-cell office:value-type="float" office:value="1.57497947301634">
                <text:p>1.57497947301634</text:p>
              </table:table-cell>
              <table:table-cell office:value-type="float" office:value="1.51899679032618">
                <text:p>1.51899679032618</text:p>
              </table:table-cell>
              <table:table-cell office:value-type="float" office:value="1.61976561916848">
                <text:p>1.619765619168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6241">
                <text:p>2624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1966007393011">
                <text:p>1.1966007393011</text:p>
              </table:table-cell>
              <table:table-cell office:value-type="float" office:value="1.20422240006097">
                <text:p>1.204222400060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6662">
                <text:p>26662</text:p>
              </table:table-cell>
              <table:table-cell office:value-type="float" office:value="1.38774285499963">
                <text:p>1.38774285499963</text:p>
              </table:table-cell>
              <table:table-cell office:value-type="float" office:value="1.26022053859425">
                <text:p>1.26022053859425</text:p>
              </table:table-cell>
              <table:table-cell office:value-type="float" office:value="1.5865276423374">
                <text:p>1.586527642337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C4:masz_2_2.C123 masz_2_2.F4:masz_2_2.F123 masz_2_2.H4:masz_2_2.H123" chart:data-source-has-labels="row" svg:x="1.331cm" svg:y="1.275cm" svg:width="12.264cm" svg:height="6.564cm">
          <chart:coordinate-region svg:x="3.064cm" svg:y="1.474cm" svg:width="10.251cm" svg:height="5.718cm"/>
          <chart:axis chart:dimension="x" chart:name="primary-x" chart:style-name="ch5">
            <chart:title svg:x="6.48cm" svg:y="8.019cm" chart:style-name="ch6">
              <text:p>Liczba zadań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C4:masz_2_2.C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">
                <text:p>20</text:p>
                <draw:g>
                  <svg:desc>masz_2_2.C4:masz_2_2.C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">
                <text:p>2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">
                <text:p>2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0">
                <text:p>50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0">
                <text:p>50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0">
                <text:p>5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0">
                <text:p>5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">
                <text:p>5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0">
                <text:p>5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0">
                <text:p>100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0">
                <text:p>100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00">
                <text:p>100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00">
                <text:p>100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0">
                <text:p>100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00">
                <text:p>100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0">
                <text:p>100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0">
                <text:p>10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0">
                <text:p>10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0">
                <text:p>10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0">
                <text:p>10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0">
                <text:p>10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0">
                <text:p>10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0">
                <text:p>10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0">
                <text:p>10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0">
                <text:p>10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0">
                <text:p>10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0">
                <text:p>10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0">
                <text:p>10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0">
                <text:p>10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0">
                <text:p>10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0">
                <text:p>10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00">
                <text:p>20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0">
                <text:p>20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">
                <text:p>20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">
                <text:p>20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0">
                <text:p>20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">
                <text:p>20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0">
                <text:p>20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0">
                <text:p>20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00">
                <text:p>20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0">
                <text:p>20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0">
                <text:p>20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0">
                <text:p>20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0">
                <text:p>20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0">
                <text:p>20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0">
                <text:p>20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0">
                <text:p>20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0">
                <text:p>20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0">
                <text:p>20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0">
                <text:p>20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00">
                <text:p>50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00">
                <text:p>50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00">
                <text:p>50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0">
                <text:p>50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00">
                <text:p>50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00">
                <text:p>50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00">
                <text:p>50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00">
                <text:p>50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00">
                <text:p>50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00">
                <text:p>50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8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091cm" svg:y="0.316cm" chart:style-name="ch2">
          <text:p>Czas trwania NEH</text:p>
        </chart:title>
        <chart:legend chart:legend-position="end" svg:x="13.915cm" svg:y="3.952cm" style:legend-expansion="high" chart:style-name="ch3"/>
        <chart:plot-area chart:style-name="ch4" table:cell-range-address="masz_2_2.D4:masz_2_2.D123 masz_2_2.F4:masz_2_2.F123 masz_2_2.H4:masz_2_2.H123" chart:data-source-has-labels="row" svg:x="1.331cm" svg:y="1.275cm" svg:width="12.264cm" svg:height="6.564cm">
          <chart:coordinate-region svg:x="3.064cm" svg:y="1.474cm" svg:width="10.344cm" svg:height="5.718cm"/>
          <chart:axis chart:dimension="x" chart:name="primary-x" chart:style-name="ch5">
            <chart:title svg:x="6.361cm" svg:y="8.019cm" chart:style-name="ch6">
              <text:p>Liczba maszyn</text:p>
            </chart:title>
          </chart:axis>
          <chart:axis chart:dimension="y" chart:name="primary-y" chart:style-name="ch7">
            <chart:title svg:x="0.451cm" svg:y="5.183cm" chart:style-name="ch8">
              <text:p>Czas [s]</text:p>
            </chart:title>
            <chart:grid chart:style-name="ch9" chart:class="major"/>
          </chart:axis>
          <chart:series chart:style-name="ch10" chart:values-cell-range-address="masz_2_2.F4:masz_2_2.F123" loext:label-string="neh" chart:class="chart:scatter">
            <chart:domain table:cell-range-address="masz_2_2.D4:masz_2_2.D123"/>
            <chart:data-point chart:repeated="120"/>
          </chart:series>
          <chart:series chart:style-name="ch11" chart:values-cell-range-address="masz_2_2.H4:masz_2_2.H123" loext:label-string="qneh" chart:class="chart:scatter">
            <chart:data-point chart:repeated="1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eh</text:p>
              </table:table-cell>
              <table:table-cell office:value-type="string">
                <text:p>qne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masz_2_2.D4:masz_2_2.D123</svg:desc>
                </draw:g>
              </table:table-cell>
              <table:table-cell office:value-type="float" office:value="0.000826898">
                <text:p>0.000826898</text:p>
                <draw:g>
                  <svg:desc>masz_2_2.F4:masz_2_2.F123</svg:desc>
                </draw:g>
              </table:table-cell>
              <table:table-cell office:value-type="float" office:value="0.000325816">
                <text:p>0.000325816</text:p>
                <draw:g>
                  <svg:desc>masz_2_2.H4:masz_2_2.H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000824682">
                <text:p>0.000824682</text:p>
              </table:table-cell>
              <table:table-cell office:value-type="float" office:value="0.000333105">
                <text:p>0.0003331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000778464">
                <text:p>0.000778464</text:p>
              </table:table-cell>
              <table:table-cell office:value-type="float" office:value="0.000308174">
                <text:p>0.0003081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000760888">
                <text:p>0.000760888</text:p>
              </table:table-cell>
              <table:table-cell office:value-type="float" office:value="0.000300864">
                <text:p>0.0003008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782745">
                <text:p>0.000782745</text:p>
              </table:table-cell>
              <table:table-cell office:value-type="float" office:value="0.000293746">
                <text:p>0.000293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00758169">
                <text:p>0.000758169</text:p>
              </table:table-cell>
              <table:table-cell office:value-type="float" office:value="0.000301241">
                <text:p>0.0003012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000749912">
                <text:p>0.000749912</text:p>
              </table:table-cell>
              <table:table-cell office:value-type="float" office:value="0.000301748">
                <text:p>0.0003017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000791854">
                <text:p>0.000791854</text:p>
              </table:table-cell>
              <table:table-cell office:value-type="float" office:value="0.000317451">
                <text:p>0.0003174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.000763505">
                <text:p>0.000763505</text:p>
              </table:table-cell>
              <table:table-cell office:value-type="float" office:value="0.000296977">
                <text:p>0.0002969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000758796">
                <text:p>0.000758796</text:p>
              </table:table-cell>
              <table:table-cell office:value-type="float" office:value="0.000307487">
                <text:p>0.0003074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119207">
                <text:p>0.00119207</text:p>
              </table:table-cell>
              <table:table-cell office:value-type="float" office:value="0.000474901">
                <text:p>0.0004749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.00114228">
                <text:p>0.00114228</text:p>
              </table:table-cell>
              <table:table-cell office:value-type="float" office:value="0.00047245">
                <text:p>0.000472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0.00115599">
                <text:p>0.00115599</text:p>
              </table:table-cell>
              <table:table-cell office:value-type="float" office:value="0.00048811">
                <text:p>0.000488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  <table:table-cell office:value-type="float" office:value="0.00105041">
                <text:p>0.00105041</text:p>
              </table:table-cell>
              <table:table-cell office:value-type="float" office:value="0.000443083">
                <text:p>0.000443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0.00115259">
                <text:p>0.00115259</text:p>
              </table:table-cell>
              <table:table-cell office:value-type="float" office:value="0.000413601">
                <text:p>0.000413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0.00110013">
                <text:p>0.00110013</text:p>
              </table:table-cell>
              <table:table-cell office:value-type="float" office:value="0.000462495">
                <text:p>0.000462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0.00115502">
                <text:p>0.00115502</text:p>
              </table:table-cell>
              <table:table-cell office:value-type="float" office:value="0.000393704">
                <text:p>0.0003937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0.00113554">
                <text:p>0.00113554</text:p>
              </table:table-cell>
              <table:table-cell office:value-type="float" office:value="0.000460446">
                <text:p>0.0004604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">
                <text:p>10</text:p>
              </table:table-cell>
              <table:table-cell office:value-type="float" office:value="0.00125788">
                <text:p>0.00125788</text:p>
              </table:table-cell>
              <table:table-cell office:value-type="float" office:value="0.000427653">
                <text:p>0.0004276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.00119346">
                <text:p>0.00119346</text:p>
              </table:table-cell>
              <table:table-cell office:value-type="float" office:value="0.000412328">
                <text:p>0.0004123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173472">
                <text:p>0.00173472</text:p>
              </table:table-cell>
              <table:table-cell office:value-type="float" office:value="0.000569995">
                <text:p>0.00056999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">
                <text:p>20</text:p>
              </table:table-cell>
              <table:table-cell office:value-type="float" office:value="0.00185031">
                <text:p>0.00185031</text:p>
              </table:table-cell>
              <table:table-cell office:value-type="float" office:value="0.00070533">
                <text:p>0.000705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">
                <text:p>20</text:p>
              </table:table-cell>
              <table:table-cell office:value-type="float" office:value="0.00195622">
                <text:p>0.00195622</text:p>
              </table:table-cell>
              <table:table-cell office:value-type="float" office:value="0.000637789">
                <text:p>0.0006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0.00191734">
                <text:p>0.00191734</text:p>
              </table:table-cell>
              <table:table-cell office:value-type="float" office:value="0.000594487">
                <text:p>0.000594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">
                <text:p>20</text:p>
              </table:table-cell>
              <table:table-cell office:value-type="float" office:value="0.00175325">
                <text:p>0.00175325</text:p>
              </table:table-cell>
              <table:table-cell office:value-type="float" office:value="0.000582838">
                <text:p>0.0005828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">
                <text:p>20</text:p>
              </table:table-cell>
              <table:table-cell office:value-type="float" office:value="0.0018606">
                <text:p>0.0018606</text:p>
              </table:table-cell>
              <table:table-cell office:value-type="float" office:value="0.000569177">
                <text:p>0.000569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0.00192531">
                <text:p>0.00192531</text:p>
              </table:table-cell>
              <table:table-cell office:value-type="float" office:value="0.000581464">
                <text:p>0.00058146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">
                <text:p>20</text:p>
              </table:table-cell>
              <table:table-cell office:value-type="float" office:value="0.00181569">
                <text:p>0.00181569</text:p>
              </table:table-cell>
              <table:table-cell office:value-type="float" office:value="0.000578899">
                <text:p>0.0005788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0.0018211">
                <text:p>0.0018211</text:p>
              </table:table-cell>
              <table:table-cell office:value-type="float" office:value="0.000613344">
                <text:p>0.0006133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0.00176975">
                <text:p>0.00176975</text:p>
              </table:table-cell>
              <table:table-cell office:value-type="float" office:value="0.000572906">
                <text:p>0.0005729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0110126">
                <text:p>0.0110126</text:p>
              </table:table-cell>
              <table:table-cell office:value-type="float" office:value="0.00171044">
                <text:p>0.0017104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0.0110324">
                <text:p>0.0110324</text:p>
              </table:table-cell>
              <table:table-cell office:value-type="float" office:value="0.0018513">
                <text:p>0.00185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0106987">
                <text:p>0.0106987</text:p>
              </table:table-cell>
              <table:table-cell office:value-type="float" office:value="0.00173646">
                <text:p>0.001736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0.0102849">
                <text:p>0.0102849</text:p>
              </table:table-cell>
              <table:table-cell office:value-type="float" office:value="0.00163812">
                <text:p>0.0016381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">
                <text:p>5</text:p>
              </table:table-cell>
              <table:table-cell office:value-type="float" office:value="0.0106695">
                <text:p>0.0106695</text:p>
              </table:table-cell>
              <table:table-cell office:value-type="float" office:value="0.00165118">
                <text:p>0.001651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.0105514">
                <text:p>0.0105514</text:p>
              </table:table-cell>
              <table:table-cell office:value-type="float" office:value="0.00158743">
                <text:p>0.001587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">
                <text:p>5</text:p>
              </table:table-cell>
              <table:table-cell office:value-type="float" office:value="0.0105353">
                <text:p>0.0105353</text:p>
              </table:table-cell>
              <table:table-cell office:value-type="float" office:value="0.00163208">
                <text:p>0.001632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0103357">
                <text:p>0.0103357</text:p>
              </table:table-cell>
              <table:table-cell office:value-type="float" office:value="0.00160901">
                <text:p>0.001609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">
                <text:p>5</text:p>
              </table:table-cell>
              <table:table-cell office:value-type="float" office:value="0.0107182">
                <text:p>0.0107182</text:p>
              </table:table-cell>
              <table:table-cell office:value-type="float" office:value="0.00178566">
                <text:p>0.001785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">
                <text:p>5</text:p>
              </table:table-cell>
              <table:table-cell office:value-type="float" office:value="0.0105347">
                <text:p>0.0105347</text:p>
              </table:table-cell>
              <table:table-cell office:value-type="float" office:value="0.00163931">
                <text:p>0.001639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">
                <text:p>10</text:p>
              </table:table-cell>
              <table:table-cell office:value-type="float" office:value="0.0164254">
                <text:p>0.0164254</text:p>
              </table:table-cell>
              <table:table-cell office:value-type="float" office:value="0.00256195">
                <text:p>0.002561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0">
                <text:p>10</text:p>
              </table:table-cell>
              <table:table-cell office:value-type="float" office:value="0.0163804">
                <text:p>0.0163804</text:p>
              </table:table-cell>
              <table:table-cell office:value-type="float" office:value="0.00231645">
                <text:p>0.002316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">
                <text:p>10</text:p>
              </table:table-cell>
              <table:table-cell office:value-type="float" office:value="0.0171083">
                <text:p>0.0171083</text:p>
              </table:table-cell>
              <table:table-cell office:value-type="float" office:value="0.00237218">
                <text:p>0.002372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0">
                <text:p>10</text:p>
              </table:table-cell>
              <table:table-cell office:value-type="float" office:value="0.0160485">
                <text:p>0.0160485</text:p>
              </table:table-cell>
              <table:table-cell office:value-type="float" office:value="0.00247362">
                <text:p>0.002473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">
                <text:p>10</text:p>
              </table:table-cell>
              <table:table-cell office:value-type="float" office:value="0.0165512">
                <text:p>0.0165512</text:p>
              </table:table-cell>
              <table:table-cell office:value-type="float" office:value="0.00226293">
                <text:p>0.0022629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">
                <text:p>10</text:p>
              </table:table-cell>
              <table:table-cell office:value-type="float" office:value="0.0171159">
                <text:p>0.0171159</text:p>
              </table:table-cell>
              <table:table-cell office:value-type="float" office:value="0.00251938">
                <text:p>0.002519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">
                <text:p>10</text:p>
              </table:table-cell>
              <table:table-cell office:value-type="float" office:value="0.0163922">
                <text:p>0.0163922</text:p>
              </table:table-cell>
              <table:table-cell office:value-type="float" office:value="0.00217502">
                <text:p>0.002175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0.0159489">
                <text:p>0.0159489</text:p>
              </table:table-cell>
              <table:table-cell office:value-type="float" office:value="0.00222801">
                <text:p>0.0022280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0">
                <text:p>10</text:p>
              </table:table-cell>
              <table:table-cell office:value-type="float" office:value="0.0162315">
                <text:p>0.0162315</text:p>
              </table:table-cell>
              <table:table-cell office:value-type="float" office:value="0.00221066">
                <text:p>0.002210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0.01625">
                <text:p>0.01625</text:p>
              </table:table-cell>
              <table:table-cell office:value-type="float" office:value="0.0024261">
                <text:p>0.00242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">
                <text:p>20</text:p>
              </table:table-cell>
              <table:table-cell office:value-type="float" office:value="0.0268164">
                <text:p>0.0268164</text:p>
              </table:table-cell>
              <table:table-cell office:value-type="float" office:value="0.00350503">
                <text:p>0.00350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  <table:table-cell office:value-type="float" office:value="0.0263293">
                <text:p>0.0263293</text:p>
              </table:table-cell>
              <table:table-cell office:value-type="float" office:value="0.0032347">
                <text:p>0.00323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0.0264788">
                <text:p>0.0264788</text:p>
              </table:table-cell>
              <table:table-cell office:value-type="float" office:value="0.00327099">
                <text:p>0.0032709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0265375">
                <text:p>0.0265375</text:p>
              </table:table-cell>
              <table:table-cell office:value-type="float" office:value="0.0033592">
                <text:p>0.00335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0">
                <text:p>20</text:p>
              </table:table-cell>
              <table:table-cell office:value-type="float" office:value="0.0263112">
                <text:p>0.0263112</text:p>
              </table:table-cell>
              <table:table-cell office:value-type="float" office:value="0.00350558">
                <text:p>0.0035055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  <table:table-cell office:value-type="float" office:value="0.0258203">
                <text:p>0.0258203</text:p>
              </table:table-cell>
              <table:table-cell office:value-type="float" office:value="0.00332205">
                <text:p>0.003322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">
                <text:p>20</text:p>
              </table:table-cell>
              <table:table-cell office:value-type="float" office:value="0.0266811">
                <text:p>0.0266811</text:p>
              </table:table-cell>
              <table:table-cell office:value-type="float" office:value="0.00342707">
                <text:p>0.003427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">
                <text:p>20</text:p>
              </table:table-cell>
              <table:table-cell office:value-type="float" office:value="0.0266141">
                <text:p>0.0266141</text:p>
              </table:table-cell>
              <table:table-cell office:value-type="float" office:value="0.003548">
                <text:p>0.0035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">
                <text:p>20</text:p>
              </table:table-cell>
              <table:table-cell office:value-type="float" office:value="0.0259362">
                <text:p>0.0259362</text:p>
              </table:table-cell>
              <table:table-cell office:value-type="float" office:value="0.00334719">
                <text:p>0.00334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">
                <text:p>20</text:p>
              </table:table-cell>
              <table:table-cell office:value-type="float" office:value="0.0268427">
                <text:p>0.0268427</text:p>
              </table:table-cell>
              <table:table-cell office:value-type="float" office:value="0.00350155">
                <text:p>0.003501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">
                <text:p>5</text:p>
              </table:table-cell>
              <table:table-cell office:value-type="float" office:value="0.0856423">
                <text:p>0.0856423</text:p>
              </table:table-cell>
              <table:table-cell office:value-type="float" office:value="0.00683819">
                <text:p>0.0068381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">
                <text:p>5</text:p>
              </table:table-cell>
              <table:table-cell office:value-type="float" office:value="0.0860108">
                <text:p>0.0860108</text:p>
              </table:table-cell>
              <table:table-cell office:value-type="float" office:value="0.00630683">
                <text:p>0.0063068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5">
                <text:p>5</text:p>
              </table:table-cell>
              <table:table-cell office:value-type="float" office:value="0.0849709">
                <text:p>0.0849709</text:p>
              </table:table-cell>
              <table:table-cell office:value-type="float" office:value="0.00620164">
                <text:p>0.006201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">
                <text:p>5</text:p>
              </table:table-cell>
              <table:table-cell office:value-type="float" office:value="0.0847871">
                <text:p>0.0847871</text:p>
              </table:table-cell>
              <table:table-cell office:value-type="float" office:value="0.00623566">
                <text:p>0.006235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">
                <text:p>5</text:p>
              </table:table-cell>
              <table:table-cell office:value-type="float" office:value="0.0849879">
                <text:p>0.0849879</text:p>
              </table:table-cell>
              <table:table-cell office:value-type="float" office:value="0.00657483">
                <text:p>0.0065748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0.0831584">
                <text:p>0.0831584</text:p>
              </table:table-cell>
              <table:table-cell office:value-type="float" office:value="0.00632003">
                <text:p>0.006320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0827333">
                <text:p>0.0827333</text:p>
              </table:table-cell>
              <table:table-cell office:value-type="float" office:value="0.00597168">
                <text:p>0.005971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0.0823426">
                <text:p>0.0823426</text:p>
              </table:table-cell>
              <table:table-cell office:value-type="float" office:value="0.00640379">
                <text:p>0.00640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">
                <text:p>5</text:p>
              </table:table-cell>
              <table:table-cell office:value-type="float" office:value="0.0840499">
                <text:p>0.0840499</text:p>
              </table:table-cell>
              <table:table-cell office:value-type="float" office:value="0.00688638">
                <text:p>0.00688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">
                <text:p>5</text:p>
              </table:table-cell>
              <table:table-cell office:value-type="float" office:value="0.0851768">
                <text:p>0.0851768</text:p>
              </table:table-cell>
              <table:table-cell office:value-type="float" office:value="0.00605959">
                <text:p>0.006059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">
                <text:p>10</text:p>
              </table:table-cell>
              <table:table-cell office:value-type="float" office:value="0.125539">
                <text:p>0.125539</text:p>
              </table:table-cell>
              <table:table-cell office:value-type="float" office:value="0.00897654">
                <text:p>0.008976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">
                <text:p>10</text:p>
              </table:table-cell>
              <table:table-cell office:value-type="float" office:value="0.125577">
                <text:p>0.125577</text:p>
              </table:table-cell>
              <table:table-cell office:value-type="float" office:value="0.00885709">
                <text:p>0.008857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">
                <text:p>10</text:p>
              </table:table-cell>
              <table:table-cell office:value-type="float" office:value="0.127855">
                <text:p>0.127855</text:p>
              </table:table-cell>
              <table:table-cell office:value-type="float" office:value="0.00933996">
                <text:p>0.009339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  <table:table-cell office:value-type="float" office:value="0.126465">
                <text:p>0.126465</text:p>
              </table:table-cell>
              <table:table-cell office:value-type="float" office:value="0.00931389">
                <text:p>0.0093138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27636">
                <text:p>0.127636</text:p>
              </table:table-cell>
              <table:table-cell office:value-type="float" office:value="0.00926653">
                <text:p>0.0092665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0">
                <text:p>10</text:p>
              </table:table-cell>
              <table:table-cell office:value-type="float" office:value="0.127436">
                <text:p>0.127436</text:p>
              </table:table-cell>
              <table:table-cell office:value-type="float" office:value="0.00851306">
                <text:p>0.008513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0.126076">
                <text:p>0.126076</text:p>
              </table:table-cell>
              <table:table-cell office:value-type="float" office:value="0.0085787">
                <text:p>0.00857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">
                <text:p>10</text:p>
              </table:table-cell>
              <table:table-cell office:value-type="float" office:value="0.127005">
                <text:p>0.127005</text:p>
              </table:table-cell>
              <table:table-cell office:value-type="float" office:value="0.0100557">
                <text:p>0.010055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">
                <text:p>10</text:p>
              </table:table-cell>
              <table:table-cell office:value-type="float" office:value="0.127039">
                <text:p>0.127039</text:p>
              </table:table-cell>
              <table:table-cell office:value-type="float" office:value="0.00876232">
                <text:p>0.00876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">
                <text:p>10</text:p>
              </table:table-cell>
              <table:table-cell office:value-type="float" office:value="0.126756">
                <text:p>0.126756</text:p>
              </table:table-cell>
              <table:table-cell office:value-type="float" office:value="0.00917476">
                <text:p>0.009174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0">
                <text:p>20</text:p>
              </table:table-cell>
              <table:table-cell office:value-type="float" office:value="0.200525">
                <text:p>0.200525</text:p>
              </table:table-cell>
              <table:table-cell office:value-type="float" office:value="0.0141799">
                <text:p>0.01417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0.203121">
                <text:p>0.203121</text:p>
              </table:table-cell>
              <table:table-cell office:value-type="float" office:value="0.0145567">
                <text:p>0.01455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">
                <text:p>20</text:p>
              </table:table-cell>
              <table:table-cell office:value-type="float" office:value="0.200957">
                <text:p>0.200957</text:p>
              </table:table-cell>
              <table:table-cell office:value-type="float" office:value="0.01421">
                <text:p>0.0142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0">
                <text:p>20</text:p>
              </table:table-cell>
              <table:table-cell office:value-type="float" office:value="0.203008">
                <text:p>0.203008</text:p>
              </table:table-cell>
              <table:table-cell office:value-type="float" office:value="0.0144875">
                <text:p>0.0144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">
                <text:p>20</text:p>
              </table:table-cell>
              <table:table-cell office:value-type="float" office:value="0.208041">
                <text:p>0.208041</text:p>
              </table:table-cell>
              <table:table-cell office:value-type="float" office:value="0.0142613">
                <text:p>0.01426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0">
                <text:p>20</text:p>
              </table:table-cell>
              <table:table-cell office:value-type="float" office:value="0.204671">
                <text:p>0.204671</text:p>
              </table:table-cell>
              <table:table-cell office:value-type="float" office:value="0.0142976">
                <text:p>0.01429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">
                <text:p>20</text:p>
              </table:table-cell>
              <table:table-cell office:value-type="float" office:value="0.204029">
                <text:p>0.204029</text:p>
              </table:table-cell>
              <table:table-cell office:value-type="float" office:value="0.0139757">
                <text:p>0.0139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0">
                <text:p>20</text:p>
              </table:table-cell>
              <table:table-cell office:value-type="float" office:value="0.20257">
                <text:p>0.20257</text:p>
              </table:table-cell>
              <table:table-cell office:value-type="float" office:value="0.0143851">
                <text:p>0.014385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">
                <text:p>20</text:p>
              </table:table-cell>
              <table:table-cell office:value-type="float" office:value="0.202283">
                <text:p>0.202283</text:p>
              </table:table-cell>
              <table:table-cell office:value-type="float" office:value="0.0142085">
                <text:p>0.0142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">
                <text:p>20</text:p>
              </table:table-cell>
              <table:table-cell office:value-type="float" office:value="0.205636">
                <text:p>0.205636</text:p>
              </table:table-cell>
              <table:table-cell office:value-type="float" office:value="0.0142599">
                <text:p>0.014259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">
                <text:p>10</text:p>
              </table:table-cell>
              <table:table-cell office:value-type="float" office:value="0.972275">
                <text:p>0.972275</text:p>
              </table:table-cell>
              <table:table-cell office:value-type="float" office:value="0.0358134">
                <text:p>0.035813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">
                <text:p>10</text:p>
              </table:table-cell>
              <table:table-cell office:value-type="float" office:value="0.978669">
                <text:p>0.978669</text:p>
              </table:table-cell>
              <table:table-cell office:value-type="float" office:value="0.0360575">
                <text:p>0.03605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0.972015">
                <text:p>0.972015</text:p>
              </table:table-cell>
              <table:table-cell office:value-type="float" office:value="0.0347304">
                <text:p>0.03473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0.979742">
                <text:p>0.979742</text:p>
              </table:table-cell>
              <table:table-cell office:value-type="float" office:value="0.0342943">
                <text:p>0.03429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0.973042">
                <text:p>0.973042</text:p>
              </table:table-cell>
              <table:table-cell office:value-type="float" office:value="0.0353444">
                <text:p>0.03534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  <table:table-cell office:value-type="float" office:value="0.980091">
                <text:p>0.980091</text:p>
              </table:table-cell>
              <table:table-cell office:value-type="float" office:value="0.0341932">
                <text:p>0.03419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  <table:table-cell office:value-type="float" office:value="0.994131">
                <text:p>0.994131</text:p>
              </table:table-cell>
              <table:table-cell office:value-type="float" office:value="0.0342884">
                <text:p>0.03428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0">
                <text:p>10</text:p>
              </table:table-cell>
              <table:table-cell office:value-type="float" office:value="0.982771">
                <text:p>0.982771</text:p>
              </table:table-cell>
              <table:table-cell office:value-type="float" office:value="0.0325152">
                <text:p>0.03251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">
                <text:p>10</text:p>
              </table:table-cell>
              <table:table-cell office:value-type="float" office:value="0.971013">
                <text:p>0.971013</text:p>
              </table:table-cell>
              <table:table-cell office:value-type="float" office:value="0.0341593">
                <text:p>0.03415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">
                <text:p>10</text:p>
              </table:table-cell>
              <table:table-cell office:value-type="float" office:value="0.974827">
                <text:p>0.974827</text:p>
              </table:table-cell>
              <table:table-cell office:value-type="float" office:value="0.0338569">
                <text:p>0.033856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">
                <text:p>20</text:p>
              </table:table-cell>
              <table:table-cell office:value-type="float" office:value="1.55518">
                <text:p>1.55518</text:p>
              </table:table-cell>
              <table:table-cell office:value-type="float" office:value="0.0489764">
                <text:p>0.04897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">
                <text:p>20</text:p>
              </table:table-cell>
              <table:table-cell office:value-type="float" office:value="1.5499">
                <text:p>1.5499</text:p>
              </table:table-cell>
              <table:table-cell office:value-type="float" office:value="0.0482475">
                <text:p>0.048247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">
                <text:p>20</text:p>
              </table:table-cell>
              <table:table-cell office:value-type="float" office:value="1.54812">
                <text:p>1.54812</text:p>
              </table:table-cell>
              <table:table-cell office:value-type="float" office:value="0.0493822">
                <text:p>0.049382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">
                <text:p>20</text:p>
              </table:table-cell>
              <table:table-cell office:value-type="float" office:value="1.54733">
                <text:p>1.54733</text:p>
              </table:table-cell>
              <table:table-cell office:value-type="float" office:value="0.0505025">
                <text:p>0.05050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">
                <text:p>20</text:p>
              </table:table-cell>
              <table:table-cell office:value-type="float" office:value="1.56564">
                <text:p>1.56564</text:p>
              </table:table-cell>
              <table:table-cell office:value-type="float" office:value="0.0516014">
                <text:p>0.0516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">
                <text:p>20</text:p>
              </table:table-cell>
              <table:table-cell office:value-type="float" office:value="1.57096">
                <text:p>1.57096</text:p>
              </table:table-cell>
              <table:table-cell office:value-type="float" office:value="0.0500469">
                <text:p>0.050046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0">
                <text:p>20</text:p>
              </table:table-cell>
              <table:table-cell office:value-type="float" office:value="1.55673">
                <text:p>1.55673</text:p>
              </table:table-cell>
              <table:table-cell office:value-type="float" office:value="0.0509937">
                <text:p>0.050993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0">
                <text:p>20</text:p>
              </table:table-cell>
              <table:table-cell office:value-type="float" office:value="1.55167">
                <text:p>1.55167</text:p>
              </table:table-cell>
              <table:table-cell office:value-type="float" office:value="0.0522884">
                <text:p>0.0522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1.55368">
                <text:p>1.55368</text:p>
              </table:table-cell>
              <table:table-cell office:value-type="float" office:value="0.0507485">
                <text:p>0.050748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1.55958">
                <text:p>1.55958</text:p>
              </table:table-cell>
              <table:table-cell office:value-type="float" office:value="0.0509871">
                <text:p>0.050987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22.6431">
                <text:p>22.6431</text:p>
              </table:table-cell>
              <table:table-cell office:value-type="float" office:value="0.292443">
                <text:p>0.29244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22.8593">
                <text:p>22.8593</text:p>
              </table:table-cell>
              <table:table-cell office:value-type="float" office:value="0.295864">
                <text:p>0.295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">
                <text:p>20</text:p>
              </table:table-cell>
              <table:table-cell office:value-type="float" office:value="22.7458">
                <text:p>22.7458</text:p>
              </table:table-cell>
              <table:table-cell office:value-type="float" office:value="0.292288">
                <text:p>0.29228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">
                <text:p>20</text:p>
              </table:table-cell>
              <table:table-cell office:value-type="float" office:value="22.8578">
                <text:p>22.8578</text:p>
              </table:table-cell>
              <table:table-cell office:value-type="float" office:value="0.301204">
                <text:p>0.3012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">
                <text:p>20</text:p>
              </table:table-cell>
              <table:table-cell office:value-type="float" office:value="22.6087">
                <text:p>22.6087</text:p>
              </table:table-cell>
              <table:table-cell office:value-type="float" office:value="0.29532">
                <text:p>0.2953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">
                <text:p>20</text:p>
              </table:table-cell>
              <table:table-cell office:value-type="float" office:value="22.6371">
                <text:p>22.6371</text:p>
              </table:table-cell>
              <table:table-cell office:value-type="float" office:value="0.293233">
                <text:p>0.2932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0">
                <text:p>20</text:p>
              </table:table-cell>
              <table:table-cell office:value-type="float" office:value="22.8755">
                <text:p>22.8755</text:p>
              </table:table-cell>
              <table:table-cell office:value-type="float" office:value="0.292727">
                <text:p>0.2927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">
                <text:p>20</text:p>
              </table:table-cell>
              <table:table-cell office:value-type="float" office:value="22.8764">
                <text:p>22.8764</text:p>
              </table:table-cell>
              <table:table-cell office:value-type="float" office:value="0.300325">
                <text:p>0.3003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0">
                <text:p>20</text:p>
              </table:table-cell>
              <table:table-cell office:value-type="float" office:value="22.7731">
                <text:p>22.7731</text:p>
              </table:table-cell>
              <table:table-cell office:value-type="float" office:value="0.295424">
                <text:p>0.2954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">
                <text:p>20</text:p>
              </table:table-cell>
              <table:table-cell office:value-type="float" office:value="22.6462">
                <text:p>22.6462</text:p>
              </table:table-cell>
              <table:table-cell office:value-type="float" office:value="0.295037">
                <text:p>0.295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